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4047in"/>
    </style:style>
    <style:style style:name="co8" style:family="table-column">
      <style:table-column-properties fo:break-before="auto" style:column-width="1.5709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2.3161in"/>
    </style:style>
    <style:style style:name="co11" style:family="table-column">
      <style:table-column-properties fo:break-before="auto" style:column-width="1.4472in"/>
    </style:style>
    <style:style style:name="co12" style:family="table-column">
      <style:table-column-properties fo:break-before="auto" style:column-width="1.4902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45"/>
    <style:style style:name="ce2" style:family="table-cell" style:parent-style-name="Default">
      <style:text-properties style:font-name="Arial" fo:font-weight="normal" style:font-weight-asian="normal" style:font-weight-complex="normal"/>
    </style:style>
    <style:style style:name="ce3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0">
      <style:text-properties style:font-name="Arial" fo:font-weight="normal" style:font-weight-asian="normal" style:font-weight-complex="normal"/>
    </style:style>
    <style:style style:name="ce6" style:family="table-cell" style:parent-style-name="Default" style:data-style-name="N45">
      <style:text-properties style:font-name="Arial" fo:font-weight="normal" style:font-weight-asian="normal" style:font-weight-complex="normal"/>
    </style:style>
    <style:style style:name="ce7" style:family="table-cell" style:parent-style-name="Default" style:data-style-name="N46">
      <style:text-properties style:font-name="Arial" fo:font-weight="normal" style:font-weight-asian="normal" style:font-weight-complex="normal"/>
    </style:style>
    <style:style style:name="ce8" style:family="table-cell" style:parent-style-name="Default" style:data-style-name="N117"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50"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50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45"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50"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117">
      <style:text-properties style:font-name="Arial" fo:font-weight="bold" style:font-weight-asian="bold" style:font-weight-complex="bold"/>
    </style:style>
    <style:style style:name="ce16" style:family="table-cell" style:parent-style-name="Default">
      <style:text-properties style:font-name="Arial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YSI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Average Time Per Test</text:p>
          </table:table-cell>
          <table:table-cell office:value-type="string">
            <text:p>Average Suite Time</text:p>
          </table:table-cell>
          <table:table-cell office:value-type="string">
            <text:p>Average Overhead Time Per Suite</text:p>
          </table:table-cell>
          <table:table-cell office:value-type="string">
            <text:p>Average Task Time</text:p>
          </table:table-cell>
          <table:table-cell table:number-columns-repeated="3"/>
          <table:table-cell office:value-type="string">
            <text:p>Average Time per Test</text:p>
          </table:table-cell>
          <table:table-cell office:value-type="string">
            <text:p>% Difference</text:p>
          </table:table-cell>
        </table:table-row>
        <table:table-row table:style-name="ro1">
          <table:table-cell office:value-type="string">
            <text:p>Grid</text:p>
          </table:table-cell>
          <table:table-cell table:style-name="ce1" table:formula="of:=[GRID.S18]" office:value-type="time" office:time-value="PT00H00M06.8998S">
            <text:p>00:06.90</text:p>
          </table:table-cell>
          <table:table-cell table:style-name="ce1" table:formula="of:=AVERAGE([GRID.Q7];[GRID.Q16])" office:value-type="time" office:time-value="PT00H00M34.499S">
            <text:p>00:34.50</text:p>
          </table:table-cell>
          <table:table-cell table:style-name="ce1" table:formula="of:=AVERAGE([GRID.Q9];[GRID.Q18])" office:value-type="time" office:time-value="PT00H00M00.646S">
            <text:p>00:00.65</text:p>
          </table:table-cell>
          <table:table-cell table:style-name="ce1" table:formula="of:=AVERAGE([GRID.Q8];[GRID.Q17])" office:value-type="time" office:time-value="PT00H00M35.145S">
            <text:p>00:35.15</text:p>
          </table:table-cell>
          <table:table-cell table:number-columns-repeated="2"/>
          <table:table-cell office:value-type="string">
            <text:p>Grid</text:p>
          </table:table-cell>
          <table:table-cell table:style-name="ce1" table:formula="of:=[GRID.S18]" office:value-type="time" office:time-value="PT00H00M06.8998S">
            <text:p>00:06.90</text:p>
          </table:table-cell>
          <table:table-cell table:formula="of:=([.$I$3]-[.I2])/[.$I$3]" office:value-type="float" office:value="-0.875353332177974">
            <text:p>-0.8753533322</text:p>
          </table:table-cell>
        </table:table-row>
        <table:table-row table:style-name="ro1">
          <table:table-cell office:value-type="string">
            <text:p>Jenkins</text:p>
          </table:table-cell>
          <table:table-cell table:style-name="ce1" table:formula="of:=[JENKINS.S18]" office:value-type="time" office:time-value="PT00H00M03.6792S">
            <text:p>00:03.68</text:p>
          </table:table-cell>
          <table:table-cell table:style-name="ce1" table:formula="of:=AVERAGE([JENKINS.Q7];[JENKINS.Q16])" office:value-type="time" office:time-value="PT00H00M18.396S">
            <text:p>00:18.40</text:p>
          </table:table-cell>
          <table:table-cell table:style-name="ce1" table:formula="of:=AVERAGE([JENKINS.Q9];[JENKINS.Q18])" office:value-type="time" office:time-value="PT00H00M30.789S">
            <text:p>00:30.79</text:p>
          </table:table-cell>
          <table:table-cell table:style-name="ce1" table:formula="of:=AVERAGE([JENKINS.Q8];[JENKINS.Q17])" office:value-type="time" office:time-value="PT00H00M49.185S">
            <text:p>00:49.19</text:p>
          </table:table-cell>
          <table:table-cell office:value-type="string">
            <text:p>← Copy time</text:p>
          </table:table-cell>
          <table:table-cell/>
          <table:table-cell office:value-type="string">
            <text:p>Jenkins</text:p>
          </table:table-cell>
          <table:table-cell table:style-name="ce1" table:formula="of:=[JENKINS.S18]" office:value-type="time" office:time-value="PT00H00M03.6792S">
            <text:p>00:03.68</text:p>
          </table:table-cell>
          <table:table-cell table:formula="of:=([.$I$3]-[.I3])/[.$I$3]" office:value-type="float" office:value="0">
            <text:p>0</text:p>
          </table:table-cell>
        </table:table-row>
        <table:table-row table:style-name="ro1">
          <table:table-cell office:value-type="string">
            <text:p>Sauce Labs</text:p>
          </table:table-cell>
          <table:table-cell table:style-name="ce1" table:formula="of:=[SAUCE.S18]" office:value-type="time" office:time-value="PT00H00M32.3198S">
            <text:p>00:32.32</text:p>
          </table:table-cell>
          <table:table-cell table:style-name="ce1" table:formula="of:=AVERAGE([SAUCE.Q7];[SAUCE.Q16])" office:value-type="time" office:time-value="PT00H02M41.599S">
            <text:p>02:41.60</text:p>
          </table:table-cell>
          <table:table-cell table:style-name="ce1" table:formula="of:=AVERAGE([SAUCE.Q9];[SAUCE.Q18])" office:value-type="time" office:time-value="PT00H00M00.971S">
            <text:p>00:00.97</text:p>
          </table:table-cell>
          <table:table-cell table:style-name="ce1" table:formula="of:=AVERAGE([SAUCE.Q8];[SAUCE.Q17])" office:value-type="time" office:time-value="PT00H02M42.57S">
            <text:p>02:42.57</text:p>
          </table:table-cell>
          <table:table-cell table:number-columns-repeated="2"/>
          <table:table-cell office:value-type="string">
            <text:p>Sauce Labs</text:p>
          </table:table-cell>
          <table:table-cell table:style-name="ce1" table:formula="of:=[SAUCE.S18]" office:value-type="time" office:time-value="PT00H00M32.3198S">
            <text:p>00:32.32</text:p>
          </table:table-cell>
          <table:table-cell table:formula="of:=([.$I$3]-[.I4])/[.$I$3]" office:value-type="float" office:value="-7.78446401737607">
            <text:p>-7.7844640174</text:p>
          </table:table-cell>
        </table:table-row>
        <table:table-row table:style-name="ro1">
          <table:table-cell office:value-type="string">
            <text:p>Browserstack</text:p>
          </table:table-cell>
          <table:table-cell table:style-name="ce1" table:formula="of:=[BROWSERSTACK.S18]" office:value-type="time" office:time-value="PT00H02M31.439S">
            <text:p>02:31.44</text:p>
          </table:table-cell>
          <table:table-cell table:style-name="ce1" table:formula="of:=AVERAGE([BROWSERSTACK.Q7];[BROWSERSTACK.Q16])" office:value-type="time" office:time-value="PT00H12M37.195S">
            <text:p>12:37.19</text:p>
          </table:table-cell>
          <table:table-cell table:style-name="ce1" table:formula="of:=AVERAGE([BROWSERSTACK.Q9];[BROWSERSTACK.Q18])" office:value-type="time" office:time-value="PT00H00M23.805S">
            <text:p>00:23.81</text:p>
          </table:table-cell>
          <table:table-cell table:style-name="ce1" table:formula="of:=AVERAGE([BROWSERSTACK.Q8];[BROWSERSTACK.Q17])" office:value-type="time" office:time-value="PT00H13M01S">
            <text:p>13:01.00</text:p>
          </table:table-cell>
          <table:table-cell office:value-type="string">
            <text:p>← Timeout</text:p>
          </table:table-cell>
          <table:table-cell/>
          <table:table-cell office:value-type="string">
            <text:p>Browserstack</text:p>
          </table:table-cell>
          <table:table-cell table:style-name="ce1" table:formula="of:=[BROWSERSTACK.S18]" office:value-type="time" office:time-value="PT00H02M31.439S">
            <text:p>02:31.44</text:p>
          </table:table-cell>
          <table:table-cell table:formula="of:=([.$I$3]-[.I5])/[.$I$3]" office:value-type="float" office:value="-40.1608502257035">
            <text:p>-40.160850225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>
            <draw:frame table:end-cell-address="ANALYSIS.K29" table:end-x="0.8193in" table:end-y="0.0433in" draw:z-index="2" draw:style-name="gr1" draw:text-style-name="P1" svg:width="7.0094in" svg:height="3.535in" svg:x="1.2996in" svg:y="0.0969in">
              <draw:object draw:notify-on-update-of-ranges="ANALYSIS.H2:ANALYSIS.H5 ANALYSIS.J1:ANALYSIS.J1 ANALYSIS.J2:ANALYSIS.J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>
            <draw:frame table:end-cell-address="ANALYSIS.E29" table:end-x="1.1091in" table:end-y="0.1327in" draw:z-index="0" draw:style-name="gr1" draw:text-style-name="P1" svg:width="6.0551in" svg:height="3.5346in" svg:x="0.1189in" svg:y="0.0157in">
              <draw:object draw:notify-on-update-of-ranges="ANALYSIS.A2:ANALYSIS.A5 ANALYSIS.C1:ANALYSIS.C1 ANALYSIS.C2:ANALYSIS.C5 ANALYSIS.D1:ANALYSIS.D1 ANALYSIS.D2:ANALYSIS.D5 ANALYSIS.E1:ANALYSIS.E1 ANALYSIS.E2:ANALYSIS.E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>
            <draw:frame table:end-cell-address="ANALYSIS.E52" table:end-x="1.0764in" table:end-y="0.0898in" draw:z-index="1" draw:style-name="gr1" draw:text-style-name="P1" svg:width="6.0551in" svg:height="3.5346in" svg:x="0.0862in" svg:y="0.1437in">
              <draw:object draw:notify-on-update-of-ranges="ANALYSIS.A2:ANALYSIS.A5 ANALYSIS.B1:ANALYSIS.B1 ANALYSIS.B2:ANALYSIS.B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</table:table>
      <table:table table:name="GRID" table:style-name="ta1" table:print="false"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6" table:default-cell-style-name="ce2"/>
        <table:table-column table:style-name="co12" table:default-cell-style-name="ce2"/>
        <table:table-column table:style-name="co1" table:number-columns-repeated="6" table:default-cell-style-name="ce2"/>
        <table:table-column table:style-name="co1" table:default-cell-style-name="ce8"/>
        <table:table-column table:style-name="co1" table:number-columns-repeated="1007" table:default-cell-style-name="ce2"/>
        <table:table-row table:style-name="ro1">
          <table:table-cell/>
          <table:table-cell office:value-type="string">
            <text:p>Run 1 – start </text:p>
          </table:table-cell>
          <table:table-cell office:value-type="string">
            <text:p>Run 1 – end</text:p>
          </table:table-cell>
          <table:table-cell office:value-type="string">
            <text:p>Run 1 – time</text:p>
          </table:table-cell>
          <table:table-cell office:value-type="string">
            <text:p>Run 2 – start </text:p>
          </table:table-cell>
          <table:table-cell office:value-type="string">
            <text:p>Run 2 – end</text:p>
          </table:table-cell>
          <table:table-cell office:value-type="string">
            <text:p>Run 2 – time</text:p>
          </table:table-cell>
          <table:table-cell office:value-type="string">
            <text:p>Run 3 – start </text:p>
          </table:table-cell>
          <table:table-cell office:value-type="string">
            <text:p>Run 3 – end</text:p>
          </table:table-cell>
          <table:table-cell office:value-type="string">
            <text:p>Run 3 – time</text:p>
          </table:table-cell>
          <table:table-cell office:value-type="string">
            <text:p>Run 4 – start </text:p>
          </table:table-cell>
          <table:table-cell office:value-type="string">
            <text:p>Run 4 – end</text:p>
          </table:table-cell>
          <table:table-cell office:value-type="string">
            <text:p>Run 4 – time</text:p>
          </table:table-cell>
          <table:table-cell office:value-type="string">
            <text:p>Run 5 – start </text:p>
          </table:table-cell>
          <table:table-cell office:value-type="string">
            <text:p>Run 5 – end</text:p>
          </table:table-cell>
          <table:table-cell office:value-type="string">
            <text:p>Run 5 – time</text:p>
          </table:table-cell>
          <table:table-cell office:value-type="string">
            <text:p>Average</text:p>
          </table:table-cell>
          <table:table-cell table:number-columns-repeated="1007"/>
        </table:table-row>
        <table:table-row table:style-name="ro2">
          <table:table-cell office:value-type="string">
            <text:p>Test 1</text:p>
          </table:table-cell>
          <table:table-cell table:style-name="ce3" office:value-type="date" office:date-value="2014-11-12T15:48:16">
            <text:p>11/12/14 03:48 PM</text:p>
          </table:table-cell>
          <table:table-cell table:style-name="ce3" office:value-type="date" office:date-value="2014-11-12T15:48:24">
            <text:p>11/12/14 03:48 PM</text:p>
          </table:table-cell>
          <table:table-cell table:style-name="ce6" table:formula="of:=[.C2]-[.B2]" office:value-type="time" office:time-value="PT00H00M08S">
            <text:p>00:08.00</text:p>
          </table:table-cell>
          <table:table-cell table:style-name="ce5" office:value-type="date" office:date-value="2014-11-12T15:49:23">
            <text:p>11/12/14 03:49 PM</text:p>
          </table:table-cell>
          <table:table-cell table:style-name="ce5" office:value-type="date" office:date-value="2014-11-12T15:49:30">
            <text:p>11/12/14 03:49 PM</text:p>
          </table:table-cell>
          <table:table-cell table:style-name="ce6" table:formula="of:=[.F2]-[.E2]" office:value-type="time" office:time-value="PT00H00M07S">
            <text:p>00:07.00</text:p>
          </table:table-cell>
          <table:table-cell table:style-name="ce5" office:value-type="date" office:date-value="2014-11-12T15:50:10">
            <text:p>11/12/14 03:50 PM</text:p>
          </table:table-cell>
          <table:table-cell table:style-name="ce5" office:value-type="date" office:date-value="2014-11-12T15:50:17">
            <text:p>11/12/14 03:50 PM</text:p>
          </table:table-cell>
          <table:table-cell table:style-name="ce6" table:formula="of:=[.I2]-[.H2]" office:value-type="time" office:time-value="PT00H00M07S">
            <text:p>00:07.00</text:p>
          </table:table-cell>
          <table:table-cell table:style-name="ce5" office:value-type="date" office:date-value="2014-11-12T15:53:53">
            <text:p>11/12/14 03:53 PM</text:p>
          </table:table-cell>
          <table:table-cell table:style-name="ce5" office:value-type="date" office:date-value="2014-11-12T15:54:00">
            <text:p>11/12/14 03:54 PM</text:p>
          </table:table-cell>
          <table:table-cell table:style-name="ce6" table:formula="of:=[.L2]-[.K2]" office:value-type="time" office:time-value="PT00H00M07S">
            <text:p>00:07.00</text:p>
          </table:table-cell>
          <table:table-cell table:style-name="ce5" office:value-type="date" office:date-value="2014-11-12T15:55:47">
            <text:p>11/12/14 03:55 PM</text:p>
          </table:table-cell>
          <table:table-cell table:style-name="ce5" office:value-type="date" office:date-value="2014-11-12T15:55:53">
            <text:p>11/12/14 03:55 PM</text:p>
          </table:table-cell>
          <table:table-cell table:style-name="ce6" table:formula="of:=[.O2]-[.N2]" office:value-type="time" office:time-value="PT00H00M06S">
            <text:p>00:06.00</text:p>
          </table:table-cell>
          <table:table-cell table:style-name="ce6" table:formula="of:=AVERAGE([.D2];[.G2];[.J2];[.M2];[.P2])" office:value-type="time" office:time-value="PT00H00M07S">
            <text:p>00:07.00</text:p>
          </table:table-cell>
          <table:table-cell table:number-columns-repeated="1007"/>
        </table:table-row>
        <table:table-row table:style-name="ro2">
          <table:table-cell office:value-type="string">
            <text:p>Test 2</text:p>
          </table:table-cell>
          <table:table-cell table:style-name="ce3" office:value-type="date" office:date-value="2014-11-12T15:48:24">
            <text:p>11/12/14 03:48 PM</text:p>
          </table:table-cell>
          <table:table-cell table:style-name="ce3" office:value-type="date" office:date-value="2014-11-12T15:48:33">
            <text:p>11/12/14 03:48 PM</text:p>
          </table:table-cell>
          <table:table-cell table:style-name="ce6" table:formula="of:=[.C3]-[.B3]" office:value-type="time" office:time-value="PT00H00M09S">
            <text:p>00:09.00</text:p>
          </table:table-cell>
          <table:table-cell table:style-name="ce5" office:value-type="date" office:date-value="2014-11-12T15:49:30">
            <text:p>11/12/14 03:49 PM</text:p>
          </table:table-cell>
          <table:table-cell table:style-name="ce5" office:value-type="date" office:date-value="2014-11-12T15:49:37">
            <text:p>11/12/14 03:49 PM</text:p>
          </table:table-cell>
          <table:table-cell table:style-name="ce6" table:formula="of:=[.F3]-[.E3]" office:value-type="time" office:time-value="PT00H00M07S">
            <text:p>00:07.00</text:p>
          </table:table-cell>
          <table:table-cell table:style-name="ce5" office:value-type="date" office:date-value="2014-11-12T15:50:17">
            <text:p>11/12/14 03:50 PM</text:p>
          </table:table-cell>
          <table:table-cell table:style-name="ce5" office:value-type="date" office:date-value="2014-11-12T15:50:22.99">
            <text:p>11/12/14 03:50 PM</text:p>
          </table:table-cell>
          <table:table-cell table:style-name="ce6" table:formula="of:=[.I3]-[.H3]" office:value-type="time" office:time-value="PT00H00M05.99S">
            <text:p>00:05.99</text:p>
          </table:table-cell>
          <table:table-cell table:style-name="ce5" office:value-type="date" office:date-value="2014-11-12T15:54:00">
            <text:p>11/12/14 03:54 PM</text:p>
          </table:table-cell>
          <table:table-cell table:style-name="ce5" office:value-type="date" office:date-value="2014-11-12T15:54:06">
            <text:p>11/12/14 03:54 PM</text:p>
          </table:table-cell>
          <table:table-cell table:style-name="ce6" table:formula="of:=[.L3]-[.K3]" office:value-type="time" office:time-value="PT00H00M06S">
            <text:p>00:06.00</text:p>
          </table:table-cell>
          <table:table-cell table:style-name="ce5" office:value-type="date" office:date-value="2014-11-12T15:55:53">
            <text:p>11/12/14 03:55 PM</text:p>
          </table:table-cell>
          <table:table-cell table:style-name="ce5" office:value-type="date" office:date-value="2014-11-12T15:55:59">
            <text:p>11/12/14 03:55 PM</text:p>
          </table:table-cell>
          <table:table-cell table:style-name="ce6" table:formula="of:=[.O3]-[.N3]" office:value-type="time" office:time-value="PT00H00M06S">
            <text:p>00:06.00</text:p>
          </table:table-cell>
          <table:table-cell table:style-name="ce6" table:formula="of:=AVERAGE([.D3];[.G3];[.J3];[.M3];[.P3])" office:value-type="time" office:time-value="PT00H00M06.798S">
            <text:p>00:06.80</text:p>
          </table:table-cell>
          <table:table-cell table:number-columns-repeated="1007"/>
        </table:table-row>
        <table:table-row table:style-name="ro2">
          <table:table-cell office:value-type="string">
            <text:p>Test 3</text:p>
          </table:table-cell>
          <table:table-cell table:style-name="ce3" office:value-type="date" office:date-value="2014-11-12T15:48:33">
            <text:p>11/12/14 03:48 PM</text:p>
          </table:table-cell>
          <table:table-cell table:style-name="ce3" office:value-type="date" office:date-value="2014-11-12T15:48:39">
            <text:p>11/12/14 03:48 PM</text:p>
          </table:table-cell>
          <table:table-cell table:style-name="ce6" table:formula="of:=[.C4]-[.B4]" office:value-type="time" office:time-value="PT00H00M06S">
            <text:p>00:06.00</text:p>
          </table:table-cell>
          <table:table-cell table:style-name="ce5" office:value-type="date" office:date-value="2014-11-12T15:49:37">
            <text:p>11/12/14 03:49 PM</text:p>
          </table:table-cell>
          <table:table-cell table:style-name="ce5" office:value-type="date" office:date-value="2014-11-12T15:49:44">
            <text:p>11/12/14 03:49 PM</text:p>
          </table:table-cell>
          <table:table-cell table:style-name="ce6" table:formula="of:=[.F4]-[.E4]" office:value-type="time" office:time-value="PT00H00M07S">
            <text:p>00:07.00</text:p>
          </table:table-cell>
          <table:table-cell table:style-name="ce5" office:value-type="date" office:date-value="2014-11-12T15:50:22.99">
            <text:p>11/12/14 03:50 PM</text:p>
          </table:table-cell>
          <table:table-cell table:style-name="ce5" office:value-type="date" office:date-value="2014-11-12T15:50:30.99">
            <text:p>11/12/14 03:50 PM</text:p>
          </table:table-cell>
          <table:table-cell table:style-name="ce6" table:formula="of:=[.I4]-[.H4]" office:value-type="time" office:time-value="PT00H00M08S">
            <text:p>00:08.00</text:p>
          </table:table-cell>
          <table:table-cell table:style-name="ce5" office:value-type="date" office:date-value="2014-11-12T15:54:06">
            <text:p>11/12/14 03:54 PM</text:p>
          </table:table-cell>
          <table:table-cell table:style-name="ce5" office:value-type="date" office:date-value="2014-11-12T15:54:13">
            <text:p>11/12/14 03:54 PM</text:p>
          </table:table-cell>
          <table:table-cell table:style-name="ce6" table:formula="of:=[.L4]-[.K4]" office:value-type="time" office:time-value="PT00H00M07S">
            <text:p>00:07.00</text:p>
          </table:table-cell>
          <table:table-cell table:style-name="ce5" office:value-type="date" office:date-value="2014-11-12T15:55:59">
            <text:p>11/12/14 03:55 PM</text:p>
          </table:table-cell>
          <table:table-cell table:style-name="ce5" office:value-type="date" office:date-value="2014-11-12T15:56:06">
            <text:p>11/12/14 03:56 PM</text:p>
          </table:table-cell>
          <table:table-cell table:style-name="ce6" table:formula="of:=[.O4]-[.N4]" office:value-type="time" office:time-value="PT00H00M07S">
            <text:p>00:07.00</text:p>
          </table:table-cell>
          <table:table-cell table:style-name="ce6" table:formula="of:=AVERAGE([.D4];[.G4];[.J4];[.M4];[.P4])" office:value-type="time" office:time-value="PT00H00M07S">
            <text:p>00:07.00</text:p>
          </table:table-cell>
          <table:table-cell table:number-columns-repeated="1007"/>
        </table:table-row>
        <table:table-row table:style-name="ro2">
          <table:table-cell office:value-type="string">
            <text:p>Test 4</text:p>
          </table:table-cell>
          <table:table-cell table:style-name="ce3" office:value-type="date" office:date-value="2014-11-12T15:48:39">
            <text:p>11/12/14 03:48 PM</text:p>
          </table:table-cell>
          <table:table-cell table:style-name="ce3" office:value-type="date" office:date-value="2014-11-12T15:48:48">
            <text:p>11/12/14 03:48 PM</text:p>
          </table:table-cell>
          <table:table-cell table:style-name="ce6" table:formula="of:=[.C5]-[.B5]" office:value-type="time" office:time-value="PT00H00M09S">
            <text:p>00:09.00</text:p>
          </table:table-cell>
          <table:table-cell table:style-name="ce5" office:value-type="date" office:date-value="2014-11-12T15:49:44">
            <text:p>11/12/14 03:49 PM</text:p>
          </table:table-cell>
          <table:table-cell table:style-name="ce5" office:value-type="date" office:date-value="2014-11-12T15:49:50">
            <text:p>11/12/14 03:49 PM</text:p>
          </table:table-cell>
          <table:table-cell table:style-name="ce6" table:formula="of:=[.F5]-[.E5]" office:value-type="time" office:time-value="PT00H00M06S">
            <text:p>00:06.00</text:p>
          </table:table-cell>
          <table:table-cell table:style-name="ce5" office:value-type="date" office:date-value="2014-11-12T15:50:32">
            <text:p>11/12/14 03:50 PM</text:p>
          </table:table-cell>
          <table:table-cell table:style-name="ce5" office:value-type="date" office:date-value="2014-11-12T15:50:38">
            <text:p>11/12/14 03:50 PM</text:p>
          </table:table-cell>
          <table:table-cell table:style-name="ce6" table:formula="of:=[.I5]-[.H5]" office:value-type="time" office:time-value="PT00H00M06S">
            <text:p>00:06.00</text:p>
          </table:table-cell>
          <table:table-cell table:style-name="ce5" office:value-type="date" office:date-value="2014-11-12T15:54:13">
            <text:p>11/12/14 03:54 PM</text:p>
          </table:table-cell>
          <table:table-cell table:style-name="ce5" office:value-type="date" office:date-value="2014-11-12T15:54:19">
            <text:p>11/12/14 03:54 PM</text:p>
          </table:table-cell>
          <table:table-cell table:style-name="ce6" table:formula="of:=[.L5]-[.K5]" office:value-type="time" office:time-value="PT00H00M06S">
            <text:p>00:06.00</text:p>
          </table:table-cell>
          <table:table-cell table:style-name="ce5" office:value-type="date" office:date-value="2014-11-12T15:56:06">
            <text:p>11/12/14 03:56 PM</text:p>
          </table:table-cell>
          <table:table-cell table:style-name="ce5" office:value-type="date" office:date-value="2014-11-12T15:56:12.000001">
            <text:p>11/12/14 03:56 PM</text:p>
          </table:table-cell>
          <table:table-cell table:style-name="ce6" table:formula="of:=[.O5]-[.N5]" office:value-type="time" office:time-value="PT00H00M06S">
            <text:p>00:06.00</text:p>
          </table:table-cell>
          <table:table-cell table:style-name="ce6" table:formula="of:=AVERAGE([.D5];[.G5];[.J5];[.M5];[.P5])" office:value-type="time" office:time-value="PT00H00M06.6S">
            <text:p>00:06.60</text:p>
          </table:table-cell>
          <table:table-cell table:number-columns-repeated="1007"/>
        </table:table-row>
        <table:table-row table:style-name="ro2">
          <table:table-cell office:value-type="string">
            <text:p>Test 5</text:p>
          </table:table-cell>
          <table:table-cell table:style-name="ce3" office:value-type="date" office:date-value="2014-11-12T15:48:48">
            <text:p>11/12/14 03:48 PM</text:p>
          </table:table-cell>
          <table:table-cell table:style-name="ce3" office:value-type="date" office:date-value="2014-11-12T15:48:54">
            <text:p>11/12/14 03:48 PM</text:p>
          </table:table-cell>
          <table:table-cell table:style-name="ce6" table:formula="of:=[.C6]-[.B6]" office:value-type="time" office:time-value="PT00H00M06S">
            <text:p>00:06.00</text:p>
          </table:table-cell>
          <table:table-cell table:style-name="ce5" office:value-type="date" office:date-value="2014-11-12T15:49:50">
            <text:p>11/12/14 03:49 PM</text:p>
          </table:table-cell>
          <table:table-cell table:style-name="ce5" office:value-type="date" office:date-value="2014-11-12T15:49:59">
            <text:p>11/12/14 03:49 PM</text:p>
          </table:table-cell>
          <table:table-cell table:style-name="ce6" table:formula="of:=[.F6]-[.E6]" office:value-type="time" office:time-value="PT00H00M09S">
            <text:p>00:09.00</text:p>
          </table:table-cell>
          <table:table-cell table:style-name="ce5" office:value-type="date" office:date-value="2014-11-12T15:50:38">
            <text:p>11/12/14 03:50 PM</text:p>
          </table:table-cell>
          <table:table-cell table:style-name="ce5" office:value-type="date" office:date-value="2014-11-12T15:50:49">
            <text:p>11/12/14 03:50 PM</text:p>
          </table:table-cell>
          <table:table-cell table:style-name="ce6" table:formula="of:=[.I6]-[.H6]" office:value-type="time" office:time-value="PT00H00M11S">
            <text:p>00:11.00</text:p>
          </table:table-cell>
          <table:table-cell table:style-name="ce5" office:value-type="date" office:date-value="2014-11-12T15:54:19">
            <text:p>11/12/14 03:54 PM</text:p>
          </table:table-cell>
          <table:table-cell table:style-name="ce5" office:value-type="date" office:date-value="2014-11-12T15:54:25">
            <text:p>11/12/14 03:54 PM</text:p>
          </table:table-cell>
          <table:table-cell table:style-name="ce6" table:formula="of:=[.L6]-[.K6]" office:value-type="time" office:time-value="PT00H00M06S">
            <text:p>00:06.00</text:p>
          </table:table-cell>
          <table:table-cell table:style-name="ce5" office:value-type="date" office:date-value="2014-11-12T15:56:12.000001">
            <text:p>11/12/14 03:56 PM</text:p>
          </table:table-cell>
          <table:table-cell table:style-name="ce5" office:value-type="date" office:date-value="2014-11-12T15:56:18">
            <text:p>11/12/14 03:56 PM</text:p>
          </table:table-cell>
          <table:table-cell table:style-name="ce6" table:formula="of:=[.O6]-[.N6]" office:value-type="time" office:time-value="PT00H00M06S">
            <text:p>00:06.00</text:p>
          </table:table-cell>
          <table:table-cell table:style-name="ce6" table:formula="of:=AVERAGE([.D6];[.G6];[.J6];[.M6];[.P6])" office:value-type="time" office:time-value="PT00H00M07.6S">
            <text:p>00:07.60</text:p>
          </table:table-cell>
          <table:table-cell table:number-columns-repeated="1007"/>
        </table:table-row>
        <table:table-row table:style-name="ro1">
          <table:table-cell office:value-type="string">
            <text:p>Console</text:p>
          </table:table-cell>
          <table:table-cell table:style-name="ce4" table:number-columns-repeated="2"/>
          <table:table-cell table:style-name="ce6" table:formula="of:=SUM([.D2:.D6])" office:value-type="time" office:time-value="PT00H00M38S">
            <text:p>00:38.00</text:p>
          </table:table-cell>
          <table:table-cell table:style-name="ce8" table:number-columns-repeated="2"/>
          <table:table-cell table:style-name="ce6" table:formula="of:=SUM([.G2:.G6])" office:value-type="time" office:time-value="PT00H00M36S">
            <text:p>00:36.00</text:p>
          </table:table-cell>
          <table:table-cell table:style-name="ce8" table:number-columns-repeated="2"/>
          <table:table-cell table:style-name="ce6" table:formula="of:=SUM([.J2:.J6])" office:value-type="time" office:time-value="PT00H00M37.99S">
            <text:p>00:37.99</text:p>
          </table:table-cell>
          <table:table-cell table:style-name="ce8" table:number-columns-repeated="2"/>
          <table:table-cell table:style-name="ce6" table:formula="of:=SUM([.M2:.M6])" office:value-type="time" office:time-value="PT00H00M32S">
            <text:p>00:32.00</text:p>
          </table:table-cell>
          <table:table-cell table:style-name="ce8" table:number-columns-repeated="2"/>
          <table:table-cell table:style-name="ce6" table:formula="of:=SUM([.P2:.P6])" office:value-type="time" office:time-value="PT00H00M31S">
            <text:p>00:31.00</text:p>
          </table:table-cell>
          <table:table-cell table:style-name="ce6" table:formula="of:=AVERAGE([.D7];[.G7];[.J7];[.M7];[.P7])" office:value-type="time" office:time-value="PT00H00M34.998S">
            <text:p>00:35.00</text:p>
          </table:table-cell>
          <table:table-cell table:style-name="ce8" table:number-columns-repeated="1007"/>
        </table:table-row>
        <table:table-row table:style-name="ro1">
          <table:table-cell office:value-type="string">
            <text:p>Tests</text:p>
          </table:table-cell>
          <table:table-cell table:style-name="ce4" table:number-columns-repeated="2"/>
          <table:table-cell table:style-name="ce6" office:value-type="time" office:time-value="PT00H00M37.94S">
            <text:p>00:37.94</text:p>
          </table:table-cell>
          <table:table-cell table:style-name="ce8" table:number-columns-repeated="2"/>
          <table:table-cell table:style-name="ce6" office:value-type="time" office:time-value="PT00H00M35.6S">
            <text:p>00:35.60</text:p>
          </table:table-cell>
          <table:table-cell table:style-name="ce8" table:number-columns-repeated="2"/>
          <table:table-cell table:style-name="ce6" office:value-type="time" office:time-value="PT00H00M39.24S">
            <text:p>00:39.24</text:p>
          </table:table-cell>
          <table:table-cell table:style-name="ce8" table:number-columns-repeated="2"/>
          <table:table-cell table:style-name="ce6" office:value-type="time" office:time-value="PT00H00M32S">
            <text:p>00:32.00</text:p>
          </table:table-cell>
          <table:table-cell table:style-name="ce8" table:number-columns-repeated="2"/>
          <table:table-cell table:style-name="ce6" office:value-type="time" office:time-value="PT00H00M31.94S">
            <text:p>00:31.94</text:p>
          </table:table-cell>
          <table:table-cell table:style-name="ce6" table:formula="of:=AVERAGE([.D8];[.G8];[.J8];[.M8];[.P8])" office:value-type="time" office:time-value="PT00H00M35.344S">
            <text:p>00:35.34</text:p>
          </table:table-cell>
          <table:table-cell table:style-name="ce8" table:number-columns-repeated="1007"/>
        </table:table-row>
        <table:table-row table:style-name="ro1">
          <table:table-cell office:value-type="string">
            <text:p>Difference</text:p>
          </table:table-cell>
          <table:table-cell table:style-name="ce3" table:number-columns-repeated="2"/>
          <table:table-cell table:style-name="ce6" table:formula="of:=[.D8]-[.D7]" office:value-type="time" office:time-value="-PT00H00M00.06S">
            <text:p>59:59.94</text:p>
          </table:table-cell>
          <table:table-cell table:style-name="ce5" table:number-columns-repeated="2"/>
          <table:table-cell table:style-name="ce6" table:formula="of:=[.G8]-[.G7]" office:value-type="time" office:time-value="-PT00H00M00.4S">
            <text:p>59:59.60</text:p>
          </table:table-cell>
          <table:table-cell table:number-columns-repeated="2"/>
          <table:table-cell table:style-name="ce6" table:formula="of:=[.J8]-[.J7]" office:value-type="time" office:time-value="PT00H00M01.25S">
            <text:p>00:01.25</text:p>
          </table:table-cell>
          <table:table-cell table:number-columns-repeated="2"/>
          <table:table-cell table:style-name="ce6" table:formula="of:=[.M8]-[.M7]" office:value-type="time" office:time-value="PT00H00M00S">
            <text:p>00:00.00</text:p>
          </table:table-cell>
          <table:table-cell table:number-columns-repeated="2"/>
          <table:table-cell table:style-name="ce6" table:formula="of:=[.P8]-[.P7]" office:value-type="time" office:time-value="PT00H00M00.94S">
            <text:p>00:00.94</text:p>
          </table:table-cell>
          <table:table-cell table:style-name="ce6" table:formula="of:=AVERAGE([.D9];[.G9];[.J9];[.M9];[.P9])" office:value-type="time" office:time-value="PT00H00M00.346S">
            <text:p>00:00.35</text:p>
          </table:table-cell>
          <table:table-cell table:number-columns-repeated="1007"/>
        </table:table-row>
        <table:table-row table:style-name="ro1">
          <table:table-cell/>
          <table:table-cell table:style-name="ce3" table:number-columns-repeated="2"/>
          <table:table-cell table:style-name="ce6"/>
          <table:table-cell table:style-name="ce5"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 office:value-type="string">
            <text:p>Test 6</text:p>
          </table:table-cell>
          <table:table-cell table:style-name="ce5" office:value-type="date" office:date-value="2014-11-12T15:48:12">
            <text:p>11/12/14 03:48 PM</text:p>
          </table:table-cell>
          <table:table-cell table:style-name="ce5" office:value-type="date" office:date-value="2014-11-12T15:48:20">
            <text:p>11/12/14 03:48 PM</text:p>
          </table:table-cell>
          <table:table-cell table:style-name="ce6" table:formula="of:=[.C11]-[.B11]" office:value-type="time" office:time-value="PT00H00M08S">
            <text:p>00:08.00</text:p>
          </table:table-cell>
          <table:table-cell table:style-name="ce5" office:value-type="date" office:date-value="2014-11-12T15:49:25">
            <text:p>11/12/14 03:49 PM</text:p>
          </table:table-cell>
          <table:table-cell table:style-name="ce5" office:value-type="date" office:date-value="2014-11-12T15:49:32">
            <text:p>11/12/14 03:49 PM</text:p>
          </table:table-cell>
          <table:table-cell table:style-name="ce6" table:formula="of:=[.F11]-[.E11]" office:value-type="time" office:time-value="PT00H00M07S">
            <text:p>00:07.00</text:p>
          </table:table-cell>
          <table:table-cell table:style-name="ce5" office:value-type="date" office:date-value="2014-11-12T15:50:11">
            <text:p>11/12/14 03:50 PM</text:p>
          </table:table-cell>
          <table:table-cell table:style-name="ce5" office:value-type="date" office:date-value="2014-11-12T15:50:17">
            <text:p>11/12/14 03:50 PM</text:p>
          </table:table-cell>
          <table:table-cell table:style-name="ce6" table:formula="of:=[.I11]-[.H11]" office:value-type="time" office:time-value="PT00H00M06S">
            <text:p>00:06.00</text:p>
          </table:table-cell>
          <table:table-cell table:style-name="ce5" office:value-type="date" office:date-value="2014-11-12T15:53:54">
            <text:p>11/12/14 03:53 PM</text:p>
          </table:table-cell>
          <table:table-cell table:style-name="ce5" office:value-type="date" office:date-value="2014-11-12T15:54:00">
            <text:p>11/12/14 03:54 PM</text:p>
          </table:table-cell>
          <table:table-cell table:style-name="ce6" table:formula="of:=[.L11]-[.K11]" office:value-type="time" office:time-value="PT00H00M06S">
            <text:p>00:06.00</text:p>
          </table:table-cell>
          <table:table-cell table:style-name="ce5" office:value-type="date" office:date-value="2014-11-12T15:55:45">
            <text:p>11/12/14 03:55 PM</text:p>
          </table:table-cell>
          <table:table-cell table:style-name="ce5" office:value-type="date" office:date-value="2014-11-12T15:55:53">
            <text:p>11/12/14 03:55 PM</text:p>
          </table:table-cell>
          <table:table-cell table:style-name="ce6" table:formula="of:=[.O11]-[.N11]" office:value-type="time" office:time-value="PT00H00M08S">
            <text:p>00:08.00</text:p>
          </table:table-cell>
          <table:table-cell table:style-name="ce6" table:formula="of:=AVERAGE([.D11];[.G11];[.J11];[.M11];[.P11])" office:value-type="time" office:time-value="PT00H00M07S">
            <text:p>00:07.00</text:p>
          </table:table-cell>
          <table:table-cell table:number-columns-repeated="1007"/>
        </table:table-row>
        <table:table-row table:style-name="ro1">
          <table:table-cell office:value-type="string">
            <text:p>Test 7</text:p>
          </table:table-cell>
          <table:table-cell table:style-name="ce5" office:value-type="date" office:date-value="2014-11-12T15:48:20">
            <text:p>11/12/14 03:48 PM</text:p>
          </table:table-cell>
          <table:table-cell table:style-name="ce5" office:value-type="date" office:date-value="2014-11-12T15:48:27">
            <text:p>11/12/14 03:48 PM</text:p>
          </table:table-cell>
          <table:table-cell table:style-name="ce6" table:formula="of:=[.C12]-[.B12]" office:value-type="time" office:time-value="PT00H00M07S">
            <text:p>00:07.00</text:p>
          </table:table-cell>
          <table:table-cell table:style-name="ce5" office:value-type="date" office:date-value="2014-11-12T15:49:32">
            <text:p>11/12/14 03:49 PM</text:p>
          </table:table-cell>
          <table:table-cell table:style-name="ce5" office:value-type="date" office:date-value="2014-11-12T15:49:39">
            <text:p>11/12/14 03:49 PM</text:p>
          </table:table-cell>
          <table:table-cell table:style-name="ce6" table:formula="of:=[.F12]-[.E12]" office:value-type="time" office:time-value="PT00H00M07S">
            <text:p>00:07.00</text:p>
          </table:table-cell>
          <table:table-cell table:style-name="ce5" office:value-type="date" office:date-value="2014-11-12T15:50:17">
            <text:p>11/12/14 03:50 PM</text:p>
          </table:table-cell>
          <table:table-cell table:style-name="ce5" office:value-type="date" office:date-value="2014-11-12T15:50:24">
            <text:p>11/12/14 03:50 PM</text:p>
          </table:table-cell>
          <table:table-cell table:style-name="ce6" table:formula="of:=[.I12]-[.H12]" office:value-type="time" office:time-value="PT00H00M07S">
            <text:p>00:07.00</text:p>
          </table:table-cell>
          <table:table-cell table:style-name="ce5" office:value-type="date" office:date-value="2014-11-12T15:54:01">
            <text:p>11/12/14 03:54 PM</text:p>
          </table:table-cell>
          <table:table-cell table:style-name="ce5" office:value-type="date" office:date-value="2014-11-12T15:54:07">
            <text:p>11/12/14 03:54 PM</text:p>
          </table:table-cell>
          <table:table-cell table:style-name="ce6" table:formula="of:=[.L12]-[.K12]" office:value-type="time" office:time-value="PT00H00M06S">
            <text:p>00:06.00</text:p>
          </table:table-cell>
          <table:table-cell table:style-name="ce5" office:value-type="date" office:date-value="2014-11-12T15:55:53">
            <text:p>11/12/14 03:55 PM</text:p>
          </table:table-cell>
          <table:table-cell table:style-name="ce5" office:value-type="date" office:date-value="2014-11-12T15:55:59">
            <text:p>11/12/14 03:55 PM</text:p>
          </table:table-cell>
          <table:table-cell table:style-name="ce6" table:formula="of:=[.O12]-[.N12]" office:value-type="time" office:time-value="PT00H00M06S">
            <text:p>00:06.00</text:p>
          </table:table-cell>
          <table:table-cell table:style-name="ce6" table:formula="of:=AVERAGE([.D12];[.G12];[.J12];[.M12];[.P12])" office:value-type="time" office:time-value="PT00H00M06.6S">
            <text:p>00:06.60</text:p>
          </table:table-cell>
          <table:table-cell table:number-columns-repeated="1007"/>
        </table:table-row>
        <table:table-row table:style-name="ro1">
          <table:table-cell office:value-type="string">
            <text:p>Test 8</text:p>
          </table:table-cell>
          <table:table-cell table:style-name="ce5" office:value-type="date" office:date-value="2014-11-12T15:48:27">
            <text:p>11/12/14 03:48 PM</text:p>
          </table:table-cell>
          <table:table-cell table:style-name="ce5" office:value-type="date" office:date-value="2014-11-12T15:48:34">
            <text:p>11/12/14 03:48 PM</text:p>
          </table:table-cell>
          <table:table-cell table:style-name="ce6" table:formula="of:=[.C13]-[.B13]" office:value-type="time" office:time-value="PT00H00M07S">
            <text:p>00:07.00</text:p>
          </table:table-cell>
          <table:table-cell table:style-name="ce5" office:value-type="date" office:date-value="2014-11-12T15:49:39">
            <text:p>11/12/14 03:49 PM</text:p>
          </table:table-cell>
          <table:table-cell table:style-name="ce5" office:value-type="date" office:date-value="2014-11-12T15:49:45">
            <text:p>11/12/14 03:49 PM</text:p>
          </table:table-cell>
          <table:table-cell table:style-name="ce6" table:formula="of:=[.F13]-[.E13]" office:value-type="time" office:time-value="PT00H00M06S">
            <text:p>00:06.00</text:p>
          </table:table-cell>
          <table:table-cell table:style-name="ce5" office:value-type="date" office:date-value="2014-11-12T15:50:24">
            <text:p>11/12/14 03:50 PM</text:p>
          </table:table-cell>
          <table:table-cell table:style-name="ce5" office:value-type="date" office:date-value="2014-11-12T15:50:30">
            <text:p>11/12/14 03:50 PM</text:p>
          </table:table-cell>
          <table:table-cell table:style-name="ce6" table:formula="of:=[.I13]-[.H13]" office:value-type="time" office:time-value="PT00H00M06S">
            <text:p>00:06.00</text:p>
          </table:table-cell>
          <table:table-cell table:style-name="ce5" office:value-type="date" office:date-value="2014-11-12T15:54:08">
            <text:p>11/12/14 03:54 PM</text:p>
          </table:table-cell>
          <table:table-cell table:style-name="ce5" office:value-type="date" office:date-value="2014-11-12T15:54:14">
            <text:p>11/12/14 03:54 PM</text:p>
          </table:table-cell>
          <table:table-cell table:style-name="ce6" table:formula="of:=[.L13]-[.K13]" office:value-type="time" office:time-value="PT00H00M06S">
            <text:p>00:06.00</text:p>
          </table:table-cell>
          <table:table-cell table:style-name="ce5" office:value-type="date" office:date-value="2014-11-12T15:56:00">
            <text:p>11/12/14 03:56 PM</text:p>
          </table:table-cell>
          <table:table-cell table:style-name="ce5" office:value-type="date" office:date-value="2014-11-12T15:56:06">
            <text:p>11/12/14 03:56 PM</text:p>
          </table:table-cell>
          <table:table-cell table:style-name="ce6" table:formula="of:=[.O13]-[.N13]" office:value-type="time" office:time-value="PT00H00M06S">
            <text:p>00:06.00</text:p>
          </table:table-cell>
          <table:table-cell table:style-name="ce6" table:formula="of:=AVERAGE([.D13];[.G13];[.J13];[.M13];[.P13])" office:value-type="time" office:time-value="PT00H00M06.2S">
            <text:p>00:06.20</text:p>
          </table:table-cell>
          <table:table-cell table:number-columns-repeated="1007"/>
        </table:table-row>
        <table:table-row table:style-name="ro1">
          <table:table-cell office:value-type="string">
            <text:p>Test 9</text:p>
          </table:table-cell>
          <table:table-cell table:style-name="ce5" office:value-type="date" office:date-value="2014-11-12T15:48:34">
            <text:p>11/12/14 03:48 PM</text:p>
          </table:table-cell>
          <table:table-cell table:style-name="ce5" office:value-type="date" office:date-value="2014-11-12T15:48:40">
            <text:p>11/12/14 03:48 PM</text:p>
          </table:table-cell>
          <table:table-cell table:style-name="ce6" table:formula="of:=[.C14]-[.B14]" office:value-type="time" office:time-value="PT00H00M06S">
            <text:p>00:06.00</text:p>
          </table:table-cell>
          <table:table-cell table:style-name="ce5" office:value-type="date" office:date-value="2014-11-12T15:49:45">
            <text:p>11/12/14 03:49 PM</text:p>
          </table:table-cell>
          <table:table-cell table:style-name="ce5" office:value-type="date" office:date-value="2014-11-12T15:49:51">
            <text:p>11/12/14 03:49 PM</text:p>
          </table:table-cell>
          <table:table-cell table:style-name="ce6" table:formula="of:=[.F14]-[.E14]" office:value-type="time" office:time-value="PT00H00M06S">
            <text:p>00:06.00</text:p>
          </table:table-cell>
          <table:table-cell table:style-name="ce5" office:value-type="date" office:date-value="2014-11-12T15:50:30">
            <text:p>11/12/14 03:50 PM</text:p>
          </table:table-cell>
          <table:table-cell table:style-name="ce5" office:value-type="date" office:date-value="2014-11-12T15:50:38">
            <text:p>11/12/14 03:50 PM</text:p>
          </table:table-cell>
          <table:table-cell table:style-name="ce6" table:formula="of:=[.I14]-[.H14]" office:value-type="time" office:time-value="PT00H00M08S">
            <text:p>00:08.00</text:p>
          </table:table-cell>
          <table:table-cell table:style-name="ce5" office:value-type="date" office:date-value="2014-11-12T15:54:14">
            <text:p>11/12/14 03:54 PM</text:p>
          </table:table-cell>
          <table:table-cell table:style-name="ce5" office:value-type="date" office:date-value="2014-11-12T15:54:20">
            <text:p>11/12/14 03:54 PM</text:p>
          </table:table-cell>
          <table:table-cell table:style-name="ce6" table:formula="of:=[.L14]-[.K14]" office:value-type="time" office:time-value="PT00H00M06S">
            <text:p>00:06.00</text:p>
          </table:table-cell>
          <table:table-cell table:style-name="ce5" office:value-type="date" office:date-value="2014-11-12T15:56:06">
            <text:p>11/12/14 03:56 PM</text:p>
          </table:table-cell>
          <table:table-cell table:style-name="ce5" office:value-type="date" office:date-value="2014-11-12T15:56:12.000001">
            <text:p>11/12/14 03:56 PM</text:p>
          </table:table-cell>
          <table:table-cell table:style-name="ce6" table:formula="of:=[.O14]-[.N14]" office:value-type="time" office:time-value="PT00H00M06S">
            <text:p>00:06.00</text:p>
          </table:table-cell>
          <table:table-cell table:style-name="ce6" table:formula="of:=AVERAGE([.D14];[.G14];[.J14];[.M14];[.P14])" office:value-type="time" office:time-value="PT00H00M06.4S">
            <text:p>00:06.40</text:p>
          </table:table-cell>
          <table:table-cell table:number-columns-repeated="1007"/>
        </table:table-row>
        <table:table-row table:style-name="ro1">
          <table:table-cell office:value-type="string">
            <text:p>Test 10</text:p>
          </table:table-cell>
          <table:table-cell table:style-name="ce5" office:value-type="date" office:date-value="2014-11-12T15:48:41">
            <text:p>11/12/14 03:48 PM</text:p>
          </table:table-cell>
          <table:table-cell table:style-name="ce5" office:value-type="date" office:date-value="2014-11-12T15:48:47">
            <text:p>11/12/14 03:48 PM</text:p>
          </table:table-cell>
          <table:table-cell table:style-name="ce6" table:formula="of:=[.C15]-[.B15]" office:value-type="time" office:time-value="PT00H00M06S">
            <text:p>00:06.00</text:p>
          </table:table-cell>
          <table:table-cell table:style-name="ce5" office:value-type="date" office:date-value="2014-11-12T15:49:51">
            <text:p>11/12/14 03:49 PM</text:p>
          </table:table-cell>
          <table:table-cell table:style-name="ce5" office:value-type="date" office:date-value="2014-11-12T15:50:03">
            <text:p>11/12/14 03:50 PM</text:p>
          </table:table-cell>
          <table:table-cell table:style-name="ce6" table:formula="of:=[.F15]-[.E15]" office:value-type="time" office:time-value="PT00H00M12S">
            <text:p>00:12.00</text:p>
          </table:table-cell>
          <table:table-cell table:style-name="ce5" office:value-type="date" office:date-value="2014-11-12T15:50:38">
            <text:p>11/12/14 03:50 PM</text:p>
          </table:table-cell>
          <table:table-cell table:style-name="ce5" office:value-type="date" office:date-value="2014-11-12T15:50:45">
            <text:p>11/12/14 03:50 PM</text:p>
          </table:table-cell>
          <table:table-cell table:style-name="ce6" table:formula="of:=[.I15]-[.H15]" office:value-type="time" office:time-value="PT00H00M07S">
            <text:p>00:07.00</text:p>
          </table:table-cell>
          <table:table-cell table:style-name="ce5" office:value-type="date" office:date-value="2014-11-12T15:54:20">
            <text:p>11/12/14 03:54 PM</text:p>
          </table:table-cell>
          <table:table-cell table:style-name="ce5" office:value-type="date" office:date-value="2014-11-12T15:54:26">
            <text:p>11/12/14 03:54 PM</text:p>
          </table:table-cell>
          <table:table-cell table:style-name="ce6" table:formula="of:=[.L15]-[.K15]" office:value-type="time" office:time-value="PT00H00M06S">
            <text:p>00:06.00</text:p>
          </table:table-cell>
          <table:table-cell table:style-name="ce5" office:value-type="date" office:date-value="2014-11-12T15:56:12.000001">
            <text:p>11/12/14 03:56 PM</text:p>
          </table:table-cell>
          <table:table-cell table:style-name="ce5" office:value-type="date" office:date-value="2014-11-12T15:56:20.000001">
            <text:p>11/12/14 03:56 PM</text:p>
          </table:table-cell>
          <table:table-cell table:style-name="ce6" table:formula="of:=[.O15]-[.N15]" office:value-type="time" office:time-value="PT00H00M08S">
            <text:p>00:08.00</text:p>
          </table:table-cell>
          <table:table-cell table:style-name="ce6" table:formula="of:=AVERAGE([.D15];[.G15];[.J15];[.M15];[.P15])" office:value-type="time" office:time-value="PT00H00M07.8S">
            <text:p>00:07.80</text:p>
          </table:table-cell>
          <table:table-cell table:number-columns-repeated="1007"/>
        </table:table-row>
        <table:table-row table:style-name="ro1">
          <table:table-cell office:value-type="string">
            <text:p>Console</text:p>
          </table:table-cell>
          <table:table-cell table:number-columns-repeated="2"/>
          <table:table-cell table:style-name="ce6" table:formula="of:=SUM([.D11:.D15])" office:value-type="time" office:time-value="PT00H00M34S">
            <text:p>00:34.00</text:p>
          </table:table-cell>
          <table:table-cell table:number-columns-repeated="2"/>
          <table:table-cell table:style-name="ce6" table:formula="of:=SUM([.G11:.G15])" office:value-type="time" office:time-value="PT00H00M37.999999S">
            <text:p>00:38.00</text:p>
          </table:table-cell>
          <table:table-cell table:number-columns-repeated="2"/>
          <table:table-cell table:style-name="ce6" table:formula="of:=SUM([.J11:.J15])" office:value-type="time" office:time-value="PT00H00M34S">
            <text:p>00:34.00</text:p>
          </table:table-cell>
          <table:table-cell table:number-columns-repeated="2"/>
          <table:table-cell table:style-name="ce6" table:formula="of:=SUM([.M11:.M15])" office:value-type="time" office:time-value="PT00H00M29.999999S">
            <text:p>00:30.00</text:p>
          </table:table-cell>
          <table:table-cell table:number-columns-repeated="2"/>
          <table:table-cell table:style-name="ce6" table:formula="of:=SUM([.P11:.P15])" office:value-type="time" office:time-value="PT00H00M34S">
            <text:p>00:34.00</text:p>
          </table:table-cell>
          <table:table-cell table:style-name="ce6" table:formula="of:=AVERAGE([.D16];[.G16];[.J16];[.M16];[.P16])" office:value-type="time" office:time-value="PT00H00M34S">
            <text:p>00:34.00</text:p>
          </table:table-cell>
          <table:table-cell table:number-columns-repeated="1007"/>
        </table:table-row>
        <table:table-row table:style-name="ro1">
          <table:table-cell office:value-type="string">
            <text:p>Tests</text:p>
          </table:table-cell>
          <table:table-cell table:number-columns-repeated="2"/>
          <table:table-cell table:style-name="ce7" office:value-type="time" office:time-value="PT00H00M35.39S">
            <text:p>00:00:35.39</text:p>
          </table:table-cell>
          <table:table-cell table:number-columns-repeated="2"/>
          <table:table-cell table:style-name="ce7" office:value-type="time" office:time-value="PT00H00M37.97S">
            <text:p>00:00:37.97</text:p>
          </table:table-cell>
          <table:table-cell table:number-columns-repeated="2"/>
          <table:table-cell table:style-name="ce7" office:value-type="time" office:time-value="PT00H00M34.38S">
            <text:p>00:00:34.38</text:p>
          </table:table-cell>
          <table:table-cell table:number-columns-repeated="2"/>
          <table:table-cell table:style-name="ce7" office:value-type="time" office:time-value="PT00H00M32.32S">
            <text:p>00:00:32.32</text:p>
          </table:table-cell>
          <table:table-cell table:number-columns-repeated="2"/>
          <table:table-cell table:style-name="ce7" office:value-type="time" office:time-value="PT00H00M34.67S">
            <text:p>00:00:34.67</text:p>
          </table:table-cell>
          <table:table-cell table:style-name="ce6" table:formula="of:=AVERAGE([.D17];[.G17];[.J17];[.M17];[.P17])" office:value-type="time" office:time-value="PT00H00M34.946S">
            <text:p>00:34.95</text:p>
          </table:table-cell>
          <table:table-cell/>
          <table:table-cell office:value-type="string">
            <text:p>AVERAGE PER TEST</text:p>
          </table:table-cell>
          <table:table-cell table:number-columns-repeated="1005"/>
        </table:table-row>
        <table:table-row table:style-name="ro1">
          <table:table-cell office:value-type="string">
            <text:p>Difference</text:p>
          </table:table-cell>
          <table:table-cell table:number-columns-repeated="2"/>
          <table:table-cell table:style-name="ce6" table:formula="of:=[.D17]-[.D16]" office:value-type="time" office:time-value="PT00H00M01.39S">
            <text:p>00:01.39</text:p>
          </table:table-cell>
          <table:table-cell table:style-name="ce5" table:number-columns-repeated="2"/>
          <table:table-cell table:style-name="ce6" table:formula="of:=[.G17]-[.G16]" office:value-type="time" office:time-value="-PT00H00M00.029999S">
            <text:p>59:59.97</text:p>
          </table:table-cell>
          <table:table-cell table:number-columns-repeated="2"/>
          <table:table-cell table:style-name="ce6" table:formula="of:=[.J17]-[.J16]" office:value-type="time" office:time-value="PT00H00M00.38S">
            <text:p>00:00.38</text:p>
          </table:table-cell>
          <table:table-cell table:number-columns-repeated="2"/>
          <table:table-cell table:style-name="ce6" table:formula="of:=[.M17]-[.M16]" office:value-type="time" office:time-value="PT00H00M02.320001S">
            <text:p>00:02.32</text:p>
          </table:table-cell>
          <table:table-cell table:number-columns-repeated="2"/>
          <table:table-cell table:style-name="ce6" table:formula="of:=[.P17]-[.P16]" office:value-type="time" office:time-value="PT00H00M00.67S">
            <text:p>00:00.67</text:p>
          </table:table-cell>
          <table:table-cell table:style-name="ce6" table:formula="of:=AVERAGE([.D18];[.G18];[.J18];[.M18];[.P18])" office:value-type="time" office:time-value="PT00H00M00.946S">
            <text:p>00:00.95</text:p>
          </table:table-cell>
          <table:table-cell/>
          <table:table-cell table:formula="of:=AVERAGE([.Q2:.Q6];[.Q11:.Q15])" office:value-type="time" office:time-value="PT00H00M06.8998S">
            <text:p>00:06.90</text:p>
          </table:table-cell>
          <table:table-cell table:number-columns-repeated="100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NKINS" table:style-name="ta1" table:print="false"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6" table:default-cell-style-name="ce2"/>
        <table:table-column table:style-name="co12" table:default-cell-style-name="ce2"/>
        <table:table-column table:style-name="co1" table:number-columns-repeated="6" table:default-cell-style-name="ce2"/>
        <table:table-column table:style-name="co1" table:default-cell-style-name="ce8"/>
        <table:table-column table:style-name="co1" table:number-columns-repeated="1007" table:default-cell-style-name="ce2"/>
        <table:table-row table:style-name="ro1">
          <table:table-cell/>
          <table:table-cell office:value-type="string">
            <text:p>Run 1 – start </text:p>
          </table:table-cell>
          <table:table-cell office:value-type="string">
            <text:p>Run 1 – end</text:p>
          </table:table-cell>
          <table:table-cell office:value-type="string">
            <text:p>Run 1 – time</text:p>
          </table:table-cell>
          <table:table-cell office:value-type="string">
            <text:p>Run 2 – start </text:p>
          </table:table-cell>
          <table:table-cell office:value-type="string">
            <text:p>Run 2 – end</text:p>
          </table:table-cell>
          <table:table-cell office:value-type="string">
            <text:p>Run 2 – time</text:p>
          </table:table-cell>
          <table:table-cell office:value-type="string">
            <text:p>Run 3 – start </text:p>
          </table:table-cell>
          <table:table-cell office:value-type="string">
            <text:p>Run 3 – end</text:p>
          </table:table-cell>
          <table:table-cell office:value-type="string">
            <text:p>Run 3 – time</text:p>
          </table:table-cell>
          <table:table-cell office:value-type="string">
            <text:p>Run 4 – start </text:p>
          </table:table-cell>
          <table:table-cell office:value-type="string">
            <text:p>Run 4 – end</text:p>
          </table:table-cell>
          <table:table-cell office:value-type="string">
            <text:p>Run 4 – time</text:p>
          </table:table-cell>
          <table:table-cell office:value-type="string">
            <text:p>Run 5 – start </text:p>
          </table:table-cell>
          <table:table-cell office:value-type="string">
            <text:p>Run 5 – end</text:p>
          </table:table-cell>
          <table:table-cell office:value-type="string">
            <text:p>Run 5 – time</text:p>
          </table:table-cell>
          <table:table-cell office:value-type="string">
            <text:p>Average</text:p>
          </table:table-cell>
          <table:table-cell table:number-columns-repeated="1007"/>
        </table:table-row>
        <table:table-row table:style-name="ro2">
          <table:table-cell office:value-type="string">
            <text:p>Test 1</text:p>
          </table:table-cell>
          <table:table-cell table:style-name="ce3" office:value-type="date" office:date-value="2014-11-12T16:01:57">
            <text:p>11/12/14 04:01 PM</text:p>
          </table:table-cell>
          <table:table-cell table:style-name="ce3" office:value-type="date" office:date-value="2014-11-12T16:02:00">
            <text:p>11/12/14 04:02 PM</text:p>
          </table:table-cell>
          <table:table-cell table:style-name="ce6" table:formula="of:=[.C2]-[.B2]" office:value-type="time" office:time-value="PT00H00M02.999999S">
            <text:p>00:03.00</text:p>
          </table:table-cell>
          <table:table-cell table:style-name="ce5" office:value-type="date" office:date-value="2014-11-12T16:03:54">
            <text:p>11/12/14 04:03 PM</text:p>
          </table:table-cell>
          <table:table-cell table:style-name="ce5" office:value-type="date" office:date-value="2014-11-12T16:03:57.99">
            <text:p>11/12/14 04:03 PM</text:p>
          </table:table-cell>
          <table:table-cell table:style-name="ce6" table:formula="of:=[.F2]-[.E2]" office:value-type="time" office:time-value="PT00H00M03.99S">
            <text:p>00:03.99</text:p>
          </table:table-cell>
          <table:table-cell table:style-name="ce5" office:value-type="date" office:date-value="2014-11-12T16:04:49">
            <text:p>11/12/14 04:04 PM</text:p>
          </table:table-cell>
          <table:table-cell table:style-name="ce5" office:value-type="date" office:date-value="2014-11-12T16:04:53">
            <text:p>11/12/14 04:04 PM</text:p>
          </table:table-cell>
          <table:table-cell table:style-name="ce6" table:formula="of:=[.I2]-[.H2]" office:value-type="time" office:time-value="PT00H00M04S">
            <text:p>00:04.00</text:p>
          </table:table-cell>
          <table:table-cell table:style-name="ce5" office:value-type="date" office:date-value="2014-11-12T16:05:54">
            <text:p>11/12/14 04:05 PM</text:p>
          </table:table-cell>
          <table:table-cell table:style-name="ce5" office:value-type="date" office:date-value="2014-11-12T16:05:57">
            <text:p>11/12/14 04:05 PM</text:p>
          </table:table-cell>
          <table:table-cell table:style-name="ce6" table:formula="of:=[.L2]-[.K2]" office:value-type="time" office:time-value="PT00H00M03S">
            <text:p>00:03.00</text:p>
          </table:table-cell>
          <table:table-cell table:style-name="ce5" office:value-type="date" office:date-value="2014-11-12T16:06:49">
            <text:p>11/12/14 04:06 PM</text:p>
          </table:table-cell>
          <table:table-cell table:style-name="ce5" office:value-type="date" office:date-value="2014-11-12T16:06:53">
            <text:p>11/12/14 04:06 PM</text:p>
          </table:table-cell>
          <table:table-cell table:style-name="ce6" table:formula="of:=[.O2]-[.N2]" office:value-type="time" office:time-value="PT00H00M04S">
            <text:p>00:04.00</text:p>
          </table:table-cell>
          <table:table-cell table:style-name="ce6" table:formula="of:=AVERAGE([.D2];[.G2];[.J2];[.M2];[.P2])" office:value-type="time" office:time-value="PT00H00M03.598S">
            <text:p>00:03.60</text:p>
          </table:table-cell>
          <table:table-cell table:number-columns-repeated="1007"/>
        </table:table-row>
        <table:table-row table:style-name="ro2">
          <table:table-cell office:value-type="string">
            <text:p>Test 2</text:p>
          </table:table-cell>
          <table:table-cell table:style-name="ce3" office:value-type="date" office:date-value="2014-11-12T16:02:08">
            <text:p>11/12/14 04:02 PM</text:p>
          </table:table-cell>
          <table:table-cell table:style-name="ce3" office:value-type="date" office:date-value="2014-11-12T16:02:33.99">
            <text:p>11/12/14 04:02 PM</text:p>
          </table:table-cell>
          <table:table-cell table:style-name="ce6" table:formula="of:=[.C3]-[.B3]" office:value-type="time" office:time-value="PT00H00M25.99S">
            <text:p>00:25.99</text:p>
          </table:table-cell>
          <table:table-cell table:style-name="ce5" office:value-type="date" office:date-value="2014-11-12T16:04:03">
            <text:p>11/12/14 04:04 PM</text:p>
          </table:table-cell>
          <table:table-cell table:style-name="ce5" office:value-type="date" office:date-value="2014-11-12T16:04:06">
            <text:p>11/12/14 04:04 PM</text:p>
          </table:table-cell>
          <table:table-cell table:style-name="ce6" table:formula="of:=[.F3]-[.E3]" office:value-type="time" office:time-value="PT00H00M03S">
            <text:p>00:03.00</text:p>
          </table:table-cell>
          <table:table-cell table:style-name="ce5" office:value-type="date" office:date-value="2014-11-12T16:05:01">
            <text:p>11/12/14 04:05 PM</text:p>
          </table:table-cell>
          <table:table-cell table:style-name="ce5" office:value-type="date" office:date-value="2014-11-12T16:05:04">
            <text:p>11/12/14 04:05 PM</text:p>
          </table:table-cell>
          <table:table-cell table:style-name="ce6" table:formula="of:=[.I3]-[.H3]" office:value-type="time" office:time-value="PT00H00M03S">
            <text:p>00:03.00</text:p>
          </table:table-cell>
          <table:table-cell table:style-name="ce5" office:value-type="date" office:date-value="2014-11-12T16:06:02">
            <text:p>11/12/14 04:06 PM</text:p>
          </table:table-cell>
          <table:table-cell table:style-name="ce5" office:value-type="date" office:date-value="2014-11-12T16:06:05">
            <text:p>11/12/14 04:06 PM</text:p>
          </table:table-cell>
          <table:table-cell table:style-name="ce6" table:formula="of:=[.L3]-[.K3]" office:value-type="time" office:time-value="PT00H00M03S">
            <text:p>00:03.00</text:p>
          </table:table-cell>
          <table:table-cell table:style-name="ce5" office:value-type="date" office:date-value="2014-11-12T16:07:01">
            <text:p>11/12/14 04:07 PM</text:p>
          </table:table-cell>
          <table:table-cell table:style-name="ce5" office:value-type="date" office:date-value="2014-11-12T16:07:04">
            <text:p>11/12/14 04:07 PM</text:p>
          </table:table-cell>
          <table:table-cell table:style-name="ce6" table:formula="of:=[.O3]-[.N3]" office:value-type="time" office:time-value="PT00H00M03S">
            <text:p>00:03.00</text:p>
          </table:table-cell>
          <table:table-cell table:style-name="ce6" table:formula="of:=AVERAGE([.D3];[.G3];[.J3];[.M3];[.P3])" office:value-type="time" office:time-value="PT00H00M07.598S">
            <text:p>00:07.60</text:p>
          </table:table-cell>
          <table:table-cell table:number-columns-repeated="1007"/>
        </table:table-row>
        <table:table-row table:style-name="ro2">
          <table:table-cell office:value-type="string">
            <text:p>Test 3</text:p>
          </table:table-cell>
          <table:table-cell table:style-name="ce3" office:value-type="date" office:date-value="2014-11-12T16:02:43">
            <text:p>11/12/14 04:02 PM</text:p>
          </table:table-cell>
          <table:table-cell table:style-name="ce3" office:value-type="date" office:date-value="2014-11-12T16:02:46">
            <text:p>11/12/14 04:02 PM</text:p>
          </table:table-cell>
          <table:table-cell table:style-name="ce6" table:formula="of:=[.C4]-[.B4]" office:value-type="time" office:time-value="PT00H00M03S">
            <text:p>00:03.00</text:p>
          </table:table-cell>
          <table:table-cell table:style-name="ce5" office:value-type="date" office:date-value="2014-11-12T16:04:11">
            <text:p>11/12/14 04:04 PM</text:p>
          </table:table-cell>
          <table:table-cell table:style-name="ce5" office:value-type="date" office:date-value="2014-11-12T16:04:14">
            <text:p>11/12/14 04:04 PM</text:p>
          </table:table-cell>
          <table:table-cell table:style-name="ce6" table:formula="of:=[.F4]-[.E4]" office:value-type="time" office:time-value="PT00H00M03S">
            <text:p>00:03.00</text:p>
          </table:table-cell>
          <table:table-cell table:style-name="ce5" office:value-type="date" office:date-value="2014-11-12T16:05:09">
            <text:p>11/12/14 04:05 PM</text:p>
          </table:table-cell>
          <table:table-cell table:style-name="ce5" office:value-type="date" office:date-value="2014-11-12T16:05:12">
            <text:p>11/12/14 04:05 PM</text:p>
          </table:table-cell>
          <table:table-cell table:style-name="ce6" table:formula="of:=[.I4]-[.H4]" office:value-type="time" office:time-value="PT00H00M03S">
            <text:p>00:03.00</text:p>
          </table:table-cell>
          <table:table-cell table:style-name="ce5" office:value-type="date" office:date-value="2014-11-12T16:06:14">
            <text:p>11/12/14 04:06 PM</text:p>
          </table:table-cell>
          <table:table-cell table:style-name="ce5" office:value-type="date" office:date-value="2014-11-12T16:06:17">
            <text:p>11/12/14 04:06 PM</text:p>
          </table:table-cell>
          <table:table-cell table:style-name="ce6" table:formula="of:=[.L4]-[.K4]" office:value-type="time" office:time-value="PT00H00M03S">
            <text:p>00:03.00</text:p>
          </table:table-cell>
          <table:table-cell table:style-name="ce5" office:value-type="date" office:date-value="2014-11-12T16:07:09">
            <text:p>11/12/14 04:07 PM</text:p>
          </table:table-cell>
          <table:table-cell table:style-name="ce5" office:value-type="date" office:date-value="2014-11-12T16:07:12">
            <text:p>11/12/14 04:07 PM</text:p>
          </table:table-cell>
          <table:table-cell table:style-name="ce6" table:formula="of:=[.O4]-[.N4]" office:value-type="time" office:time-value="PT00H00M03S">
            <text:p>00:03.00</text:p>
          </table:table-cell>
          <table:table-cell table:style-name="ce6" table:formula="of:=AVERAGE([.D4];[.G4];[.J4];[.M4];[.P4])" office:value-type="time" office:time-value="PT00H00M03S">
            <text:p>00:03.00</text:p>
          </table:table-cell>
          <table:table-cell table:number-columns-repeated="1007"/>
        </table:table-row>
        <table:table-row table:style-name="ro2">
          <table:table-cell office:value-type="string">
            <text:p>Test 4</text:p>
          </table:table-cell>
          <table:table-cell table:style-name="ce3" office:value-type="date" office:date-value="2014-11-12T16:02:55">
            <text:p>11/12/14 04:02 PM</text:p>
          </table:table-cell>
          <table:table-cell table:style-name="ce3" office:value-type="date" office:date-value="2014-11-12T16:02:57.98">
            <text:p>11/12/14 04:02 PM</text:p>
          </table:table-cell>
          <table:table-cell table:style-name="ce6" table:formula="of:=[.C5]-[.B5]" office:value-type="time" office:time-value="PT00H00M02.98S">
            <text:p>00:02.98</text:p>
          </table:table-cell>
          <table:table-cell table:style-name="ce5" office:value-type="date" office:date-value="2014-11-12T16:04:23">
            <text:p>11/12/14 04:04 PM</text:p>
          </table:table-cell>
          <table:table-cell table:style-name="ce5" office:value-type="date" office:date-value="2014-11-12T16:04:25">
            <text:p>11/12/14 04:04 PM</text:p>
          </table:table-cell>
          <table:table-cell table:style-name="ce6" table:formula="of:=[.F5]-[.E5]" office:value-type="time" office:time-value="PT00H00M02S">
            <text:p>00:02.00</text:p>
          </table:table-cell>
          <table:table-cell table:style-name="ce5" office:value-type="date" office:date-value="2014-11-12T16:05:20.99">
            <text:p>11/12/14 04:05 PM</text:p>
          </table:table-cell>
          <table:table-cell table:style-name="ce5" office:value-type="date" office:date-value="2014-11-12T16:05:23.979999">
            <text:p>11/12/14 04:05 PM</text:p>
          </table:table-cell>
          <table:table-cell table:style-name="ce6" table:formula="of:=[.I5]-[.H5]" office:value-type="time" office:time-value="PT00H00M02.99S">
            <text:p>00:02.99</text:p>
          </table:table-cell>
          <table:table-cell table:style-name="ce5" office:value-type="date" office:date-value="2014-11-12T16:06:22">
            <text:p>11/12/14 04:06 PM</text:p>
          </table:table-cell>
          <table:table-cell table:style-name="ce5" office:value-type="date" office:date-value="2014-11-12T16:06:25">
            <text:p>11/12/14 04:06 PM</text:p>
          </table:table-cell>
          <table:table-cell table:style-name="ce6" table:formula="of:=[.L5]-[.K5]" office:value-type="time" office:time-value="PT00H00M03S">
            <text:p>00:03.00</text:p>
          </table:table-cell>
          <table:table-cell table:style-name="ce5" office:value-type="date" office:date-value="2014-11-12T16:07:17">
            <text:p>11/12/14 04:07 PM</text:p>
          </table:table-cell>
          <table:table-cell table:style-name="ce5" office:value-type="date" office:date-value="2014-11-12T16:07:21">
            <text:p>11/12/14 04:07 PM</text:p>
          </table:table-cell>
          <table:table-cell table:style-name="ce6" table:formula="of:=[.O5]-[.N5]" office:value-type="time" office:time-value="PT00H00M04S">
            <text:p>00:04.00</text:p>
          </table:table-cell>
          <table:table-cell table:style-name="ce6" table:formula="of:=AVERAGE([.D5];[.G5];[.J5];[.M5];[.P5])" office:value-type="time" office:time-value="PT00H00M02.994S">
            <text:p>00:02.99</text:p>
          </table:table-cell>
          <table:table-cell table:number-columns-repeated="1007"/>
        </table:table-row>
        <table:table-row table:style-name="ro2">
          <table:table-cell office:value-type="string">
            <text:p>Test 5</text:p>
          </table:table-cell>
          <table:table-cell table:style-name="ce3" office:value-type="date" office:date-value="2014-11-12T16:03:06.99">
            <text:p>11/12/14 04:03 PM</text:p>
          </table:table-cell>
          <table:table-cell table:style-name="ce3" office:value-type="date" office:date-value="2014-11-12T16:03:10">
            <text:p>11/12/14 04:03 PM</text:p>
          </table:table-cell>
          <table:table-cell table:style-name="ce6" table:formula="of:=[.C6]-[.B6]" office:value-type="time" office:time-value="PT00H00M03.01S">
            <text:p>00:03.01</text:p>
          </table:table-cell>
          <table:table-cell table:style-name="ce5" office:value-type="date" office:date-value="2014-11-12T16:04:34">
            <text:p>11/12/14 04:04 PM</text:p>
          </table:table-cell>
          <table:table-cell table:style-name="ce5" office:value-type="date" office:date-value="2014-11-12T16:04:37">
            <text:p>11/12/14 04:04 PM</text:p>
          </table:table-cell>
          <table:table-cell table:style-name="ce6" table:formula="of:=[.F6]-[.E6]" office:value-type="time" office:time-value="PT00H00M03S">
            <text:p>00:03.00</text:p>
          </table:table-cell>
          <table:table-cell table:style-name="ce5" office:value-type="date" office:date-value="2014-11-12T16:05:33">
            <text:p>11/12/14 04:05 PM</text:p>
          </table:table-cell>
          <table:table-cell table:style-name="ce5" office:value-type="date" office:date-value="2014-11-12T16:05:36">
            <text:p>11/12/14 04:05 PM</text:p>
          </table:table-cell>
          <table:table-cell table:style-name="ce6" table:formula="of:=[.I6]-[.H6]" office:value-type="time" office:time-value="PT00H00M03S">
            <text:p>00:03.00</text:p>
          </table:table-cell>
          <table:table-cell table:style-name="ce5" office:value-type="date" office:date-value="2014-11-12T16:06:30">
            <text:p>11/12/14 04:06 PM</text:p>
          </table:table-cell>
          <table:table-cell table:style-name="ce5" office:value-type="date" office:date-value="2014-11-12T16:06:33">
            <text:p>11/12/14 04:06 PM</text:p>
          </table:table-cell>
          <table:table-cell table:style-name="ce6" table:formula="of:=[.L6]-[.K6]" office:value-type="time" office:time-value="PT00H00M03S">
            <text:p>00:03.00</text:p>
          </table:table-cell>
          <table:table-cell table:style-name="ce5" office:value-type="date" office:date-value="2014-11-12T16:07:30">
            <text:p>11/12/14 04:07 PM</text:p>
          </table:table-cell>
          <table:table-cell table:style-name="ce5" office:value-type="date" office:date-value="2014-11-12T16:07:32">
            <text:p>11/12/14 04:07 PM</text:p>
          </table:table-cell>
          <table:table-cell table:style-name="ce6" table:formula="of:=[.O6]-[.N6]" office:value-type="time" office:time-value="PT00H00M02S">
            <text:p>00:02.00</text:p>
          </table:table-cell>
          <table:table-cell table:style-name="ce6" table:formula="of:=AVERAGE([.D6];[.G6];[.J6];[.M6];[.P6])" office:value-type="time" office:time-value="PT00H00M02.802S">
            <text:p>00:02.80</text:p>
          </table:table-cell>
          <table:table-cell table:number-columns-repeated="1007"/>
        </table:table-row>
        <table:table-row table:style-name="ro1">
          <table:table-cell office:value-type="string">
            <text:p>Console</text:p>
          </table:table-cell>
          <table:table-cell table:style-name="ce4" table:number-columns-repeated="2"/>
          <table:table-cell table:style-name="ce6" table:formula="of:=SUM([.D2:.D6])" office:value-type="time" office:time-value="PT00H00M37.979999S">
            <text:p>00:37.98</text:p>
          </table:table-cell>
          <table:table-cell table:style-name="ce8" table:number-columns-repeated="2"/>
          <table:table-cell table:style-name="ce6" table:formula="of:=SUM([.G2:.G6])" office:value-type="time" office:time-value="PT00H00M14.990001S">
            <text:p>00:14.99</text:p>
          </table:table-cell>
          <table:table-cell table:style-name="ce8" table:number-columns-repeated="2"/>
          <table:table-cell table:style-name="ce6" table:formula="of:=SUM([.J2:.J6])" office:value-type="time" office:time-value="PT00H00M15.99S">
            <text:p>00:15.99</text:p>
          </table:table-cell>
          <table:table-cell table:style-name="ce8" table:number-columns-repeated="2"/>
          <table:table-cell table:style-name="ce6" table:formula="of:=SUM([.M2:.M6])" office:value-type="time" office:time-value="PT00H00M15S">
            <text:p>00:15.00</text:p>
          </table:table-cell>
          <table:table-cell table:style-name="ce8" table:number-columns-repeated="2"/>
          <table:table-cell table:style-name="ce6" table:formula="of:=SUM([.P2:.P6])" office:value-type="time" office:time-value="PT00H00M15.999999S">
            <text:p>00:16.00</text:p>
          </table:table-cell>
          <table:table-cell table:style-name="ce6" table:formula="of:=AVERAGE([.D7];[.G7];[.J7];[.M7];[.P7])" office:value-type="time" office:time-value="PT00H00M19.992S">
            <text:p>00:19.99</text:p>
          </table:table-cell>
          <table:table-cell table:style-name="ce8" table:number-columns-repeated="1007"/>
        </table:table-row>
        <table:table-row table:style-name="ro1">
          <table:table-cell office:value-type="string">
            <text:p>Tests</text:p>
          </table:table-cell>
          <table:table-cell table:style-name="ce4" table:number-columns-repeated="2"/>
          <table:table-cell table:style-name="ce6" office:value-type="time" office:time-value="PT00H01M18.42S">
            <text:p>01:18.42</text:p>
          </table:table-cell>
          <table:table-cell table:style-name="ce8" table:number-columns-repeated="2"/>
          <table:table-cell table:style-name="ce6" office:value-type="time" office:time-value="PT00H00M47.28S">
            <text:p>00:47.28</text:p>
          </table:table-cell>
          <table:table-cell table:style-name="ce8" table:number-columns-repeated="2"/>
          <table:table-cell table:style-name="ce6" office:value-type="time" office:time-value="PT00H00M52.14S">
            <text:p>00:52.14</text:p>
          </table:table-cell>
          <table:table-cell table:style-name="ce8" table:number-columns-repeated="2"/>
          <table:table-cell table:style-name="ce6" office:value-type="time" office:time-value="PT00H00M48.66S">
            <text:p>00:48.66</text:p>
          </table:table-cell>
          <table:table-cell table:style-name="ce8" table:number-columns-repeated="2"/>
          <table:table-cell table:style-name="ce6" office:value-type="time" office:time-value="PT00H00M47.98S">
            <text:p>00:47.98</text:p>
          </table:table-cell>
          <table:table-cell table:style-name="ce6" table:formula="of:=AVERAGE([.D8];[.G8];[.J8];[.M8];[.P8])" office:value-type="time" office:time-value="PT00H00M54.896S">
            <text:p>00:54.90</text:p>
          </table:table-cell>
          <table:table-cell table:style-name="ce8" table:number-columns-repeated="1007"/>
        </table:table-row>
        <table:table-row table:style-name="ro1">
          <table:table-cell office:value-type="string">
            <text:p>Difference</text:p>
          </table:table-cell>
          <table:table-cell table:style-name="ce3" table:number-columns-repeated="2"/>
          <table:table-cell table:style-name="ce6" table:formula="of:=[.D8]-[.D7]" office:value-type="time" office:time-value="PT00H00M40.440001S">
            <text:p>00:40.44</text:p>
          </table:table-cell>
          <table:table-cell table:style-name="ce5" table:number-columns-repeated="2"/>
          <table:table-cell table:style-name="ce6" table:formula="of:=[.G8]-[.G7]" office:value-type="time" office:time-value="PT00H00M32.289999S">
            <text:p>00:32.29</text:p>
          </table:table-cell>
          <table:table-cell table:number-columns-repeated="2"/>
          <table:table-cell table:style-name="ce6" table:formula="of:=[.J8]-[.J7]" office:value-type="time" office:time-value="PT00H00M36.15S">
            <text:p>00:36.15</text:p>
          </table:table-cell>
          <table:table-cell table:number-columns-repeated="2"/>
          <table:table-cell table:style-name="ce6" table:formula="of:=[.M8]-[.M7]" office:value-type="time" office:time-value="PT00H00M33.66S">
            <text:p>00:33.66</text:p>
          </table:table-cell>
          <table:table-cell table:number-columns-repeated="2"/>
          <table:table-cell table:style-name="ce6" table:formula="of:=[.P8]-[.P7]" office:value-type="time" office:time-value="PT00H00M31.980001S">
            <text:p>00:31.98</text:p>
          </table:table-cell>
          <table:table-cell table:style-name="ce6" table:formula="of:=AVERAGE([.D9];[.G9];[.J9];[.M9];[.P9])" office:value-type="time" office:time-value="PT00H00M34.904S">
            <text:p>00:34.90</text:p>
          </table:table-cell>
          <table:table-cell office:value-type="string">
            <text:p>&lt;-Copy files over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2"/>
          <table:table-cell table:style-name="ce6"/>
          <table:table-cell table:style-name="ce5"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 office:value-type="string">
            <text:p>Test 6</text:p>
          </table:table-cell>
          <table:table-cell table:style-name="ce5" office:value-type="date" office:date-value="2014-11-12T16:01:55">
            <text:p>11/12/14 04:01 PM</text:p>
          </table:table-cell>
          <table:table-cell table:style-name="ce5" office:value-type="date" office:date-value="2014-11-12T16:01:58">
            <text:p>11/12/14 04:01 PM</text:p>
          </table:table-cell>
          <table:table-cell table:style-name="ce6" table:formula="of:=[.C11]-[.B11]" office:value-type="time" office:time-value="PT00H00M02.999999S">
            <text:p>00:03.00</text:p>
          </table:table-cell>
          <table:table-cell table:style-name="ce5" office:value-type="date" office:date-value="2014-11-12T16:03:53">
            <text:p>11/12/14 04:03 PM</text:p>
          </table:table-cell>
          <table:table-cell table:style-name="ce5" office:value-type="date" office:date-value="2014-11-12T16:03:57">
            <text:p>11/12/14 04:03 PM</text:p>
          </table:table-cell>
          <table:table-cell table:style-name="ce6" table:formula="of:=[.F11]-[.E11]" office:value-type="time" office:time-value="PT00H00M04S">
            <text:p>00:04.00</text:p>
          </table:table-cell>
          <table:table-cell table:style-name="ce5" office:value-type="date" office:date-value="2014-11-12T16:04:48">
            <text:p>11/12/14 04:04 PM</text:p>
          </table:table-cell>
          <table:table-cell table:style-name="ce5" office:value-type="date" office:date-value="2014-11-12T16:04:52">
            <text:p>11/12/14 04:04 PM</text:p>
          </table:table-cell>
          <table:table-cell table:style-name="ce6" table:formula="of:=[.I11]-[.H11]" office:value-type="time" office:time-value="PT00H00M04S">
            <text:p>00:04.00</text:p>
          </table:table-cell>
          <table:table-cell table:style-name="ce5" office:value-type="date" office:date-value="2014-11-12T16:05:47.99">
            <text:p>11/12/14 04:05 PM</text:p>
          </table:table-cell>
          <table:table-cell table:style-name="ce5" office:value-type="date" office:date-value="2014-11-12T16:05:52">
            <text:p>11/12/14 04:05 PM</text:p>
          </table:table-cell>
          <table:table-cell table:style-name="ce6" table:formula="of:=[.L11]-[.K11]" office:value-type="time" office:time-value="PT00H00M04.01S">
            <text:p>00:04.01</text:p>
          </table:table-cell>
          <table:table-cell table:style-name="ce5" office:value-type="date" office:date-value="2014-11-12T16:06:48">
            <text:p>11/12/14 04:06 PM</text:p>
          </table:table-cell>
          <table:table-cell table:style-name="ce5" office:value-type="date" office:date-value="2014-11-12T16:06:52">
            <text:p>11/12/14 04:06 PM</text:p>
          </table:table-cell>
          <table:table-cell table:style-name="ce6" table:formula="of:=[.O11]-[.N11]" office:value-type="time" office:time-value="PT00H00M04S">
            <text:p>00:04.00</text:p>
          </table:table-cell>
          <table:table-cell table:style-name="ce6" table:formula="of:=AVERAGE([.D11];[.G11];[.J11];[.M11];[.P11])" office:value-type="time" office:time-value="PT00H00M03.802S">
            <text:p>00:03.80</text:p>
          </table:table-cell>
          <table:table-cell table:number-columns-repeated="1007"/>
        </table:table-row>
        <table:table-row table:style-name="ro1">
          <table:table-cell office:value-type="string">
            <text:p>Test 7</text:p>
          </table:table-cell>
          <table:table-cell table:style-name="ce5" office:value-type="date" office:date-value="2014-11-12T16:02:03">
            <text:p>11/12/14 04:02 PM</text:p>
          </table:table-cell>
          <table:table-cell table:style-name="ce5" office:value-type="date" office:date-value="2014-11-12T16:02:06">
            <text:p>11/12/14 04:02 PM</text:p>
          </table:table-cell>
          <table:table-cell table:style-name="ce6" table:formula="of:=[.C12]-[.B12]" office:value-type="time" office:time-value="PT00H00M03S">
            <text:p>00:03.00</text:p>
          </table:table-cell>
          <table:table-cell table:style-name="ce5" office:value-type="date" office:date-value="2014-11-12T16:04:02">
            <text:p>11/12/14 04:04 PM</text:p>
          </table:table-cell>
          <table:table-cell table:style-name="ce5" office:value-type="date" office:date-value="2014-11-12T16:04:05">
            <text:p>11/12/14 04:04 PM</text:p>
          </table:table-cell>
          <table:table-cell table:style-name="ce6" table:formula="of:=[.F12]-[.E12]" office:value-type="time" office:time-value="PT00H00M03S">
            <text:p>00:03.00</text:p>
          </table:table-cell>
          <table:table-cell table:style-name="ce5" office:value-type="date" office:date-value="2014-11-12T16:04:56">
            <text:p>11/12/14 04:04 PM</text:p>
          </table:table-cell>
          <table:table-cell table:style-name="ce5" office:value-type="date" office:date-value="2014-11-12T16:05:00">
            <text:p>11/12/14 04:05 PM</text:p>
          </table:table-cell>
          <table:table-cell table:style-name="ce6" table:formula="of:=[.I12]-[.H12]" office:value-type="time" office:time-value="PT00H00M04S">
            <text:p>00:04.00</text:p>
          </table:table-cell>
          <table:table-cell table:style-name="ce5" office:value-type="date" office:date-value="2014-11-12T16:06:01">
            <text:p>11/12/14 04:06 PM</text:p>
          </table:table-cell>
          <table:table-cell table:style-name="ce5" office:value-type="date" office:date-value="2014-11-12T16:06:04">
            <text:p>11/12/14 04:06 PM</text:p>
          </table:table-cell>
          <table:table-cell table:style-name="ce6" table:formula="of:=[.L12]-[.K12]" office:value-type="time" office:time-value="PT00H00M03S">
            <text:p>00:03.00</text:p>
          </table:table-cell>
          <table:table-cell table:style-name="ce5" office:value-type="date" office:date-value="2014-11-12T16:06:56">
            <text:p>11/12/14 04:06 PM</text:p>
          </table:table-cell>
          <table:table-cell table:style-name="ce5" office:value-type="date" office:date-value="2014-11-12T16:07:00">
            <text:p>11/12/14 04:07 PM</text:p>
          </table:table-cell>
          <table:table-cell table:style-name="ce6" table:formula="of:=[.O12]-[.N12]" office:value-type="time" office:time-value="PT00H00M04S">
            <text:p>00:04.00</text:p>
          </table:table-cell>
          <table:table-cell table:style-name="ce6" table:formula="of:=AVERAGE([.D12];[.G12];[.J12];[.M12];[.P12])" office:value-type="time" office:time-value="PT00H00M03.4S">
            <text:p>00:03.40</text:p>
          </table:table-cell>
          <table:table-cell table:number-columns-repeated="1007"/>
        </table:table-row>
        <table:table-row table:style-name="ro1">
          <table:table-cell office:value-type="string">
            <text:p>Test 8</text:p>
          </table:table-cell>
          <table:table-cell table:style-name="ce5" office:value-type="date" office:date-value="2014-11-12T16:02:11">
            <text:p>11/12/14 04:02 PM</text:p>
          </table:table-cell>
          <table:table-cell table:style-name="ce5" office:value-type="date" office:date-value="2014-11-12T16:02:14">
            <text:p>11/12/14 04:02 PM</text:p>
          </table:table-cell>
          <table:table-cell table:style-name="ce6" table:formula="of:=[.C13]-[.B13]" office:value-type="time" office:time-value="PT00H00M03S">
            <text:p>00:03.00</text:p>
          </table:table-cell>
          <table:table-cell table:style-name="ce5" office:value-type="date" office:date-value="2014-11-12T16:04:10">
            <text:p>11/12/14 04:04 PM</text:p>
          </table:table-cell>
          <table:table-cell table:style-name="ce5" office:value-type="date" office:date-value="2014-11-12T16:04:13">
            <text:p>11/12/14 04:04 PM</text:p>
          </table:table-cell>
          <table:table-cell table:style-name="ce6" table:formula="of:=[.F13]-[.E13]" office:value-type="time" office:time-value="PT00H00M03S">
            <text:p>00:03.00</text:p>
          </table:table-cell>
          <table:table-cell table:style-name="ce5" office:value-type="date" office:date-value="2014-11-12T16:05:04.99">
            <text:p>11/12/14 04:05 PM</text:p>
          </table:table-cell>
          <table:table-cell table:style-name="ce5" office:value-type="date" office:date-value="2014-11-12T16:05:07.979999">
            <text:p>11/12/14 04:05 PM</text:p>
          </table:table-cell>
          <table:table-cell table:style-name="ce6" table:formula="of:=[.I13]-[.H13]" office:value-type="time" office:time-value="PT00H00M02.99S">
            <text:p>00:02.99</text:p>
          </table:table-cell>
          <table:table-cell table:style-name="ce5" office:value-type="date" office:date-value="2014-11-12T16:06:09">
            <text:p>11/12/14 04:06 PM</text:p>
          </table:table-cell>
          <table:table-cell table:style-name="ce5" office:value-type="date" office:date-value="2014-11-12T16:06:12">
            <text:p>11/12/14 04:06 PM</text:p>
          </table:table-cell>
          <table:table-cell table:style-name="ce6" table:formula="of:=[.L13]-[.K13]" office:value-type="time" office:time-value="PT00H00M03S">
            <text:p>00:03.00</text:p>
          </table:table-cell>
          <table:table-cell table:style-name="ce5" office:value-type="date" office:date-value="2014-11-12T16:07:09">
            <text:p>11/12/14 04:07 PM</text:p>
          </table:table-cell>
          <table:table-cell table:style-name="ce5" office:value-type="date" office:date-value="2014-11-12T16:07:12">
            <text:p>11/12/14 04:07 PM</text:p>
          </table:table-cell>
          <table:table-cell table:style-name="ce6" table:formula="of:=[.O13]-[.N13]" office:value-type="time" office:time-value="PT00H00M03S">
            <text:p>00:03.00</text:p>
          </table:table-cell>
          <table:table-cell table:style-name="ce6" table:formula="of:=AVERAGE([.D13];[.G13];[.J13];[.M13];[.P13])" office:value-type="time" office:time-value="PT00H00M02.998S">
            <text:p>00:03.00</text:p>
          </table:table-cell>
          <table:table-cell table:number-columns-repeated="1007"/>
        </table:table-row>
        <table:table-row table:style-name="ro1">
          <table:table-cell office:value-type="string">
            <text:p>Test 9</text:p>
          </table:table-cell>
          <table:table-cell table:style-name="ce5" office:value-type="date" office:date-value="2014-11-12T16:02:19">
            <text:p>11/12/14 04:02 PM</text:p>
          </table:table-cell>
          <table:table-cell table:style-name="ce5" office:value-type="date" office:date-value="2014-11-12T16:02:22">
            <text:p>11/12/14 04:02 PM</text:p>
          </table:table-cell>
          <table:table-cell table:style-name="ce6" table:formula="of:=[.C14]-[.B14]" office:value-type="time" office:time-value="PT00H00M03S">
            <text:p>00:03.00</text:p>
          </table:table-cell>
          <table:table-cell table:style-name="ce5" office:value-type="date" office:date-value="2014-11-12T16:04:18">
            <text:p>11/12/14 04:04 PM</text:p>
          </table:table-cell>
          <table:table-cell table:style-name="ce5" office:value-type="date" office:date-value="2014-11-12T16:04:21">
            <text:p>11/12/14 04:04 PM</text:p>
          </table:table-cell>
          <table:table-cell table:style-name="ce6" table:formula="of:=[.F14]-[.E14]" office:value-type="time" office:time-value="PT00H00M03S">
            <text:p>00:03.00</text:p>
          </table:table-cell>
          <table:table-cell table:style-name="ce5" office:value-type="date" office:date-value="2014-11-12T16:05:12.99">
            <text:p>11/12/14 04:05 PM</text:p>
          </table:table-cell>
          <table:table-cell table:style-name="ce5" office:value-type="date" office:date-value="2014-11-12T16:05:15.979999">
            <text:p>11/12/14 04:05 PM</text:p>
          </table:table-cell>
          <table:table-cell table:style-name="ce6" table:formula="of:=[.I14]-[.H14]" office:value-type="time" office:time-value="PT00H00M02.99S">
            <text:p>00:02.99</text:p>
          </table:table-cell>
          <table:table-cell table:style-name="ce5" office:value-type="date" office:date-value="2014-11-12T16:06:17">
            <text:p>11/12/14 04:06 PM</text:p>
          </table:table-cell>
          <table:table-cell table:style-name="ce5" office:value-type="date" office:date-value="2014-11-12T16:06:21">
            <text:p>11/12/14 04:06 PM</text:p>
          </table:table-cell>
          <table:table-cell table:style-name="ce6" table:formula="of:=[.L14]-[.K14]" office:value-type="time" office:time-value="PT00H00M04S">
            <text:p>00:04.00</text:p>
          </table:table-cell>
          <table:table-cell table:style-name="ce5" office:value-type="date" office:date-value="2014-11-12T16:07:16">
            <text:p>11/12/14 04:07 PM</text:p>
          </table:table-cell>
          <table:table-cell table:style-name="ce5" office:value-type="date" office:date-value="2014-11-12T16:07:20">
            <text:p>11/12/14 04:07 PM</text:p>
          </table:table-cell>
          <table:table-cell table:style-name="ce6" table:formula="of:=[.O14]-[.N14]" office:value-type="time" office:time-value="PT00H00M04S">
            <text:p>00:04.00</text:p>
          </table:table-cell>
          <table:table-cell table:style-name="ce6" table:formula="of:=AVERAGE([.D14];[.G14];[.J14];[.M14];[.P14])" office:value-type="time" office:time-value="PT00H00M03.398S">
            <text:p>00:03.40</text:p>
          </table:table-cell>
          <table:table-cell table:number-columns-repeated="1007"/>
        </table:table-row>
        <table:table-row table:style-name="ro1">
          <table:table-cell office:value-type="string">
            <text:p>Test 10</text:p>
          </table:table-cell>
          <table:table-cell table:style-name="ce5" office:value-type="date" office:date-value="2014-11-12T16:02:27">
            <text:p>11/12/14 04:02 PM</text:p>
          </table:table-cell>
          <table:table-cell table:style-name="ce5" office:value-type="date" office:date-value="2014-11-12T16:02:30">
            <text:p>11/12/14 04:02 PM</text:p>
          </table:table-cell>
          <table:table-cell table:style-name="ce6" table:formula="of:=[.C15]-[.B15]" office:value-type="time" office:time-value="PT00H00M03S">
            <text:p>00:03.00</text:p>
          </table:table-cell>
          <table:table-cell table:style-name="ce5" office:value-type="date" office:date-value="2014-11-12T16:04:26">
            <text:p>11/12/14 04:04 PM</text:p>
          </table:table-cell>
          <table:table-cell table:style-name="ce5" office:value-type="date" office:date-value="2014-11-12T16:04:30">
            <text:p>11/12/14 04:04 PM</text:p>
          </table:table-cell>
          <table:table-cell table:style-name="ce6" table:formula="of:=[.F15]-[.E15]" office:value-type="time" office:time-value="PT00H00M04S">
            <text:p>00:04.00</text:p>
          </table:table-cell>
          <table:table-cell table:style-name="ce5" office:value-type="date" office:date-value="2014-11-12T16:05:25">
            <text:p>11/12/14 04:05 PM</text:p>
          </table:table-cell>
          <table:table-cell table:style-name="ce5" office:value-type="date" office:date-value="2014-11-12T16:05:28">
            <text:p>11/12/14 04:05 PM</text:p>
          </table:table-cell>
          <table:table-cell table:style-name="ce6" table:formula="of:=[.I15]-[.H15]" office:value-type="time" office:time-value="PT00H00M03S">
            <text:p>00:03.00</text:p>
          </table:table-cell>
          <table:table-cell table:style-name="ce5" office:value-type="date" office:date-value="2014-11-12T16:06:25.99">
            <text:p>11/12/14 04:06 PM</text:p>
          </table:table-cell>
          <table:table-cell table:style-name="ce5" office:value-type="date" office:date-value="2014-11-12T16:06:29">
            <text:p>11/12/14 04:06 PM</text:p>
          </table:table-cell>
          <table:table-cell table:style-name="ce6" table:formula="of:=[.L15]-[.K15]" office:value-type="time" office:time-value="PT00H00M03.01S">
            <text:p>00:03.01</text:p>
          </table:table-cell>
          <table:table-cell table:style-name="ce5" office:value-type="date" office:date-value="2014-11-12T16:07:25">
            <text:p>11/12/14 04:07 PM</text:p>
          </table:table-cell>
          <table:table-cell table:style-name="ce5" office:value-type="date" office:date-value="2014-11-12T16:07:28">
            <text:p>11/12/14 04:07 PM</text:p>
          </table:table-cell>
          <table:table-cell table:style-name="ce6" table:formula="of:=[.O15]-[.N15]" office:value-type="time" office:time-value="PT00H00M03S">
            <text:p>00:03.00</text:p>
          </table:table-cell>
          <table:table-cell table:style-name="ce6" table:formula="of:=AVERAGE([.D15];[.G15];[.J15];[.M15];[.P15])" office:value-type="time" office:time-value="PT00H00M03.202S">
            <text:p>00:03.20</text:p>
          </table:table-cell>
          <table:table-cell table:number-columns-repeated="1007"/>
        </table:table-row>
        <table:table-row table:style-name="ro1">
          <table:table-cell office:value-type="string">
            <text:p>Console</text:p>
          </table:table-cell>
          <table:table-cell table:number-columns-repeated="2"/>
          <table:table-cell table:style-name="ce6" table:formula="of:=SUM([.D11:.D15])" office:value-type="time" office:time-value="PT00H00M15S">
            <text:p>00:15.00</text:p>
          </table:table-cell>
          <table:table-cell table:number-columns-repeated="2"/>
          <table:table-cell table:style-name="ce6" table:formula="of:=SUM([.G11:.G15])" office:value-type="time" office:time-value="PT00H00M17S">
            <text:p>00:17.00</text:p>
          </table:table-cell>
          <table:table-cell table:number-columns-repeated="2"/>
          <table:table-cell table:style-name="ce6" table:formula="of:=SUM([.J11:.J15])" office:value-type="time" office:time-value="PT00H00M16.979999S">
            <text:p>00:16.98</text:p>
          </table:table-cell>
          <table:table-cell table:number-columns-repeated="2"/>
          <table:table-cell table:style-name="ce6" table:formula="of:=SUM([.M11:.M15])" office:value-type="time" office:time-value="PT00H00M17.02S">
            <text:p>00:17.02</text:p>
          </table:table-cell>
          <table:table-cell table:number-columns-repeated="2"/>
          <table:table-cell table:style-name="ce6" table:formula="of:=SUM([.P11:.P15])" office:value-type="time" office:time-value="PT00H00M18S">
            <text:p>00:18.00</text:p>
          </table:table-cell>
          <table:table-cell table:style-name="ce6" table:formula="of:=AVERAGE([.D16];[.G16];[.J16];[.M16];[.P16])" office:value-type="time" office:time-value="PT00H00M16.8S">
            <text:p>00:16.80</text:p>
          </table:table-cell>
          <table:table-cell table:number-columns-repeated="1007"/>
        </table:table-row>
        <table:table-row table:style-name="ro1">
          <table:table-cell office:value-type="string">
            <text:p>Tests</text:p>
          </table:table-cell>
          <table:table-cell table:number-columns-repeated="2"/>
          <table:table-cell table:style-name="ce6" office:value-type="time" office:time-value="PT00H00M40.26S">
            <text:p>00:40.26</text:p>
          </table:table-cell>
          <table:table-cell table:style-name="ce6" table:number-columns-repeated="2"/>
          <table:table-cell table:style-name="ce6" office:value-type="time" office:time-value="PT00H00M42.09S">
            <text:p>00:42.09</text:p>
          </table:table-cell>
          <table:table-cell table:style-name="ce6" table:number-columns-repeated="2"/>
          <table:table-cell table:style-name="ce6" office:value-type="time" office:time-value="PT00H00M45.16S">
            <text:p>00:45.16</text:p>
          </table:table-cell>
          <table:table-cell table:style-name="ce6" table:number-columns-repeated="2"/>
          <table:table-cell table:style-name="ce6" office:value-type="time" office:time-value="PT00H00M45.31S">
            <text:p>00:45.31</text:p>
          </table:table-cell>
          <table:table-cell table:style-name="ce6" table:number-columns-repeated="2"/>
          <table:table-cell table:style-name="ce6" office:value-type="time" office:time-value="PT00H00M44.55S">
            <text:p>00:44.55</text:p>
          </table:table-cell>
          <table:table-cell table:style-name="ce6" table:formula="of:=AVERAGE([.D17];[.G17];[.J17];[.M17];[.P17])" office:value-type="time" office:time-value="PT00H00M43.474S">
            <text:p>00:43.47</text:p>
          </table:table-cell>
          <table:table-cell/>
          <table:table-cell office:value-type="string">
            <text:p>AVERAGE PER TEST</text:p>
          </table:table-cell>
          <table:table-cell table:number-columns-repeated="1005"/>
        </table:table-row>
        <table:table-row table:style-name="ro1">
          <table:table-cell office:value-type="string">
            <text:p>Difference</text:p>
          </table:table-cell>
          <table:table-cell table:number-columns-repeated="2"/>
          <table:table-cell table:style-name="ce6" table:formula="of:=[.D17]-[.D16]" office:value-type="time" office:time-value="PT00H00M25.26S">
            <text:p>00:25.26</text:p>
          </table:table-cell>
          <table:table-cell table:number-columns-repeated="2"/>
          <table:table-cell table:style-name="ce6" table:formula="of:=[.G17]-[.G16]" office:value-type="time" office:time-value="PT00H00M25.089999S">
            <text:p>00:25.09</text:p>
          </table:table-cell>
          <table:table-cell table:number-columns-repeated="2"/>
          <table:table-cell table:style-name="ce6" table:formula="of:=[.J17]-[.J16]" office:value-type="time" office:time-value="PT00H00M28.180001S">
            <text:p>00:28.18</text:p>
          </table:table-cell>
          <table:table-cell table:number-columns-repeated="2"/>
          <table:table-cell table:style-name="ce6" table:formula="of:=[.M17]-[.M16]" office:value-type="time" office:time-value="PT00H00M28.29S">
            <text:p>00:28.29</text:p>
          </table:table-cell>
          <table:table-cell table:number-columns-repeated="2"/>
          <table:table-cell table:style-name="ce6" table:formula="of:=[.P17]-[.P16]" office:value-type="time" office:time-value="PT00H00M26.549999S">
            <text:p>00:26.55</text:p>
          </table:table-cell>
          <table:table-cell table:style-name="ce6" table:formula="of:=AVERAGE([.D18];[.G18];[.J18];[.M18];[.P18])" office:value-type="time" office:time-value="PT00H00M26.674S">
            <text:p>00:26.67</text:p>
          </table:table-cell>
          <table:table-cell office:value-type="string">
            <text:p>&lt;-Copy files over</text:p>
          </table:table-cell>
          <table:table-cell table:formula="of:=AVERAGE([.Q2:.Q6];[.Q11:.Q15])" office:value-type="time" office:time-value="PT00H00M03.6792S">
            <text:p>00:03.68</text:p>
          </table:table-cell>
          <table:table-cell table:number-columns-repeated="100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UCE" table:style-name="ta1" table:print="false"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6" table:default-cell-style-name="ce2"/>
        <table:table-column table:style-name="co12" table:default-cell-style-name="ce2"/>
        <table:table-column table:style-name="co1" table:number-columns-repeated="6" table:default-cell-style-name="ce2"/>
        <table:table-column table:style-name="co1" table:default-cell-style-name="ce8"/>
        <table:table-column table:style-name="co1" table:number-columns-repeated="1007" table:default-cell-style-name="ce2"/>
        <table:table-row table:style-name="ro1">
          <table:table-cell/>
          <table:table-cell office:value-type="string">
            <text:p>Run 1 – start </text:p>
          </table:table-cell>
          <table:table-cell office:value-type="string">
            <text:p>Run 1 – end</text:p>
          </table:table-cell>
          <table:table-cell office:value-type="string">
            <text:p>Run 1 – time</text:p>
          </table:table-cell>
          <table:table-cell office:value-type="string">
            <text:p>Run 2 – start </text:p>
          </table:table-cell>
          <table:table-cell office:value-type="string">
            <text:p>Run 2 – end</text:p>
          </table:table-cell>
          <table:table-cell office:value-type="string">
            <text:p>Run 2 – time</text:p>
          </table:table-cell>
          <table:table-cell office:value-type="string">
            <text:p>Run 3 – start </text:p>
          </table:table-cell>
          <table:table-cell office:value-type="string">
            <text:p>Run 3 – end</text:p>
          </table:table-cell>
          <table:table-cell office:value-type="string">
            <text:p>Run 3 – time</text:p>
          </table:table-cell>
          <table:table-cell office:value-type="string">
            <text:p>Run 4 – start </text:p>
          </table:table-cell>
          <table:table-cell office:value-type="string">
            <text:p>Run 4 – end</text:p>
          </table:table-cell>
          <table:table-cell office:value-type="string">
            <text:p>Run 4 – time</text:p>
          </table:table-cell>
          <table:table-cell office:value-type="string">
            <text:p>Run 5 – start </text:p>
          </table:table-cell>
          <table:table-cell office:value-type="string">
            <text:p>Run 5 – end</text:p>
          </table:table-cell>
          <table:table-cell office:value-type="string">
            <text:p>Run 5 – time</text:p>
          </table:table-cell>
          <table:table-cell office:value-type="string">
            <text:p>Average</text:p>
          </table:table-cell>
          <table:table-cell table:number-columns-repeated="1007"/>
        </table:table-row>
        <table:table-row table:style-name="ro2">
          <table:table-cell office:value-type="string">
            <text:p>Test 1</text:p>
          </table:table-cell>
          <table:table-cell table:style-name="ce3" office:value-type="date" office:date-value="2014-11-12T16:16:41">
            <text:p>11/12/14 04:16 PM</text:p>
          </table:table-cell>
          <table:table-cell table:style-name="ce3" office:value-type="date" office:date-value="2014-11-12T16:17:11">
            <text:p>11/12/14 04:17 PM</text:p>
          </table:table-cell>
          <table:table-cell table:style-name="ce6" table:formula="of:=[.C2]-[.B2]" office:value-type="time" office:time-value="PT00H00M30S">
            <text:p>00:30.00</text:p>
          </table:table-cell>
          <table:table-cell table:style-name="ce5" office:value-type="date" office:date-value="2014-11-12T16:19:41.99">
            <text:p>11/12/14 04:19 PM</text:p>
          </table:table-cell>
          <table:table-cell table:style-name="ce5" office:value-type="date" office:date-value="2014-11-12T16:20:17">
            <text:p>11/12/14 04:20 PM</text:p>
          </table:table-cell>
          <table:table-cell table:style-name="ce6" table:formula="of:=[.F2]-[.E2]" office:value-type="time" office:time-value="PT00H00M35.01S">
            <text:p>00:35.01</text:p>
          </table:table-cell>
          <table:table-cell table:style-name="ce5" office:value-type="date" office:date-value="2014-11-12T16:22:51">
            <text:p>11/12/14 04:22 PM</text:p>
          </table:table-cell>
          <table:table-cell table:style-name="ce5" office:value-type="date" office:date-value="2014-11-12T16:23:23">
            <text:p>11/12/14 04:23 PM</text:p>
          </table:table-cell>
          <table:table-cell table:style-name="ce6" table:formula="of:=[.I2]-[.H2]" office:value-type="time" office:time-value="PT00H00M32S">
            <text:p>00:32.00</text:p>
          </table:table-cell>
          <table:table-cell table:style-name="ce5" office:value-type="date" office:date-value="2014-11-12T16:26:12">
            <text:p>11/12/14 04:26 PM</text:p>
          </table:table-cell>
          <table:table-cell table:style-name="ce5" office:value-type="date" office:date-value="2014-11-12T16:26:46">
            <text:p>11/12/14 04:26 PM</text:p>
          </table:table-cell>
          <table:table-cell table:style-name="ce6" table:formula="of:=[.L2]-[.K2]" office:value-type="time" office:time-value="PT00H00M34S">
            <text:p>00:34.00</text:p>
          </table:table-cell>
          <table:table-cell table:style-name="ce5" office:value-type="date" office:date-value="2014-11-12T16:29:03">
            <text:p>11/12/14 04:29 PM</text:p>
          </table:table-cell>
          <table:table-cell table:style-name="ce5" office:value-type="date" office:date-value="2014-11-12T16:29:40">
            <text:p>11/12/14 04:29 PM</text:p>
          </table:table-cell>
          <table:table-cell table:style-name="ce6" table:formula="of:=[.O2]-[.N2]" office:value-type="time" office:time-value="PT00H00M37S">
            <text:p>00:37.00</text:p>
          </table:table-cell>
          <table:table-cell table:style-name="ce6" table:formula="of:=AVERAGE([.D2];[.G2];[.J2];[.M2];[.P2])" office:value-type="time" office:time-value="PT00H00M33.602S">
            <text:p>00:33.60</text:p>
          </table:table-cell>
          <table:table-cell table:number-columns-repeated="1007"/>
        </table:table-row>
        <table:table-row table:style-name="ro2">
          <table:table-cell office:value-type="string">
            <text:p>Test 2</text:p>
          </table:table-cell>
          <table:table-cell table:style-name="ce3" office:value-type="date" office:date-value="2014-11-12T16:17:11">
            <text:p>11/12/14 04:17 PM</text:p>
          </table:table-cell>
          <table:table-cell table:style-name="ce3" office:value-type="date" office:date-value="2014-11-12T16:17:48">
            <text:p>11/12/14 04:17 PM</text:p>
          </table:table-cell>
          <table:table-cell table:style-name="ce6" table:formula="of:=[.C3]-[.B3]" office:value-type="time" office:time-value="PT00H00M37S">
            <text:p>00:37.00</text:p>
          </table:table-cell>
          <table:table-cell table:style-name="ce5" office:value-type="date" office:date-value="2014-11-12T16:20:17">
            <text:p>11/12/14 04:20 PM</text:p>
          </table:table-cell>
          <table:table-cell table:style-name="ce5" office:value-type="date" office:date-value="2014-11-12T16:20:51">
            <text:p>11/12/14 04:20 PM</text:p>
          </table:table-cell>
          <table:table-cell table:style-name="ce6" table:formula="of:=[.F3]-[.E3]" office:value-type="time" office:time-value="PT00H00M34S">
            <text:p>00:34.00</text:p>
          </table:table-cell>
          <table:table-cell table:style-name="ce5" office:value-type="date" office:date-value="2014-11-12T16:23:23">
            <text:p>11/12/14 04:23 PM</text:p>
          </table:table-cell>
          <table:table-cell table:style-name="ce5" office:value-type="date" office:date-value="2014-11-12T16:23:51">
            <text:p>11/12/14 04:23 PM</text:p>
          </table:table-cell>
          <table:table-cell table:style-name="ce6" table:formula="of:=[.I3]-[.H3]" office:value-type="time" office:time-value="PT00H00M28S">
            <text:p>00:28.00</text:p>
          </table:table-cell>
          <table:table-cell table:style-name="ce5" office:value-type="date" office:date-value="2014-11-12T16:26:46">
            <text:p>11/12/14 04:26 PM</text:p>
          </table:table-cell>
          <table:table-cell table:style-name="ce5" office:value-type="date" office:date-value="2014-11-12T16:27:14">
            <text:p>11/12/14 04:27 PM</text:p>
          </table:table-cell>
          <table:table-cell table:style-name="ce6" table:formula="of:=[.L3]-[.K3]" office:value-type="time" office:time-value="PT00H00M28S">
            <text:p>00:28.00</text:p>
          </table:table-cell>
          <table:table-cell table:style-name="ce5" office:value-type="date" office:date-value="2014-11-12T16:29:40">
            <text:p>11/12/14 04:29 PM</text:p>
          </table:table-cell>
          <table:table-cell table:style-name="ce5" office:value-type="date" office:date-value="2014-11-12T16:30:11">
            <text:p>11/12/14 04:30 PM</text:p>
          </table:table-cell>
          <table:table-cell table:style-name="ce6" table:formula="of:=[.O3]-[.N3]" office:value-type="time" office:time-value="PT00H00M31S">
            <text:p>00:31.00</text:p>
          </table:table-cell>
          <table:table-cell table:style-name="ce6" table:formula="of:=AVERAGE([.D3];[.G3];[.J3];[.M3];[.P3])" office:value-type="time" office:time-value="PT00H00M31.6S">
            <text:p>00:31.60</text:p>
          </table:table-cell>
          <table:table-cell table:number-columns-repeated="1007"/>
        </table:table-row>
        <table:table-row table:style-name="ro2">
          <table:table-cell office:value-type="string">
            <text:p>Test 3</text:p>
          </table:table-cell>
          <table:table-cell table:style-name="ce3" office:value-type="date" office:date-value="2014-11-12T16:17:48">
            <text:p>11/12/14 04:17 PM</text:p>
          </table:table-cell>
          <table:table-cell table:style-name="ce3" office:value-type="date" office:date-value="2014-11-12T16:18:19">
            <text:p>11/12/14 04:18 PM</text:p>
          </table:table-cell>
          <table:table-cell table:style-name="ce6" table:formula="of:=[.C4]-[.B4]" office:value-type="time" office:time-value="PT00H00M31S">
            <text:p>00:31.00</text:p>
          </table:table-cell>
          <table:table-cell table:style-name="ce5" office:value-type="date" office:date-value="2014-11-12T16:20:51">
            <text:p>11/12/14 04:20 PM</text:p>
          </table:table-cell>
          <table:table-cell table:style-name="ce5" office:value-type="date" office:date-value="2014-11-12T16:21:33">
            <text:p>11/12/14 04:21 PM</text:p>
          </table:table-cell>
          <table:table-cell table:style-name="ce6" table:formula="of:=[.F4]-[.E4]" office:value-type="time" office:time-value="PT00H00M42S">
            <text:p>00:42.00</text:p>
          </table:table-cell>
          <table:table-cell table:style-name="ce5" office:value-type="date" office:date-value="2014-11-12T16:23:51">
            <text:p>11/12/14 04:23 PM</text:p>
          </table:table-cell>
          <table:table-cell table:style-name="ce5" office:value-type="date" office:date-value="2014-11-12T16:24:19">
            <text:p>11/12/14 04:24 PM</text:p>
          </table:table-cell>
          <table:table-cell table:style-name="ce6" table:formula="of:=[.I4]-[.H4]" office:value-type="time" office:time-value="PT00H00M28S">
            <text:p>00:28.00</text:p>
          </table:table-cell>
          <table:table-cell table:style-name="ce5" office:value-type="date" office:date-value="2014-11-12T16:27:14">
            <text:p>11/12/14 04:27 PM</text:p>
          </table:table-cell>
          <table:table-cell table:style-name="ce5" office:value-type="date" office:date-value="2014-11-12T16:27:49">
            <text:p>11/12/14 04:27 PM</text:p>
          </table:table-cell>
          <table:table-cell table:style-name="ce6" table:formula="of:=[.L4]-[.K4]" office:value-type="time" office:time-value="PT00H00M35S">
            <text:p>00:35.00</text:p>
          </table:table-cell>
          <table:table-cell table:style-name="ce5" office:value-type="date" office:date-value="2014-11-12T16:30:11">
            <text:p>11/12/14 04:30 PM</text:p>
          </table:table-cell>
          <table:table-cell table:style-name="ce5" office:value-type="date" office:date-value="2014-11-12T16:30:40">
            <text:p>11/12/14 04:30 PM</text:p>
          </table:table-cell>
          <table:table-cell table:style-name="ce6" table:formula="of:=[.O4]-[.N4]" office:value-type="time" office:time-value="PT00H00M29S">
            <text:p>00:29.00</text:p>
          </table:table-cell>
          <table:table-cell table:style-name="ce6" table:formula="of:=AVERAGE([.D4];[.G4];[.J4];[.M4];[.P4])" office:value-type="time" office:time-value="PT00H00M33S">
            <text:p>00:33.00</text:p>
          </table:table-cell>
          <table:table-cell table:number-columns-repeated="1007"/>
        </table:table-row>
        <table:table-row table:style-name="ro2">
          <table:table-cell office:value-type="string">
            <text:p>Test 4</text:p>
          </table:table-cell>
          <table:table-cell table:style-name="ce3" office:value-type="date" office:date-value="2014-11-12T16:18:20">
            <text:p>11/12/14 04:18 PM</text:p>
          </table:table-cell>
          <table:table-cell table:style-name="ce3" office:value-type="date" office:date-value="2014-11-12T16:18:54">
            <text:p>11/12/14 04:18 PM</text:p>
          </table:table-cell>
          <table:table-cell table:style-name="ce6" table:formula="of:=[.C5]-[.B5]" office:value-type="time" office:time-value="PT00H00M34S">
            <text:p>00:34.00</text:p>
          </table:table-cell>
          <table:table-cell table:style-name="ce5" office:value-type="date" office:date-value="2014-11-12T16:21:33">
            <text:p>11/12/14 04:21 PM</text:p>
          </table:table-cell>
          <table:table-cell table:style-name="ce5" office:value-type="date" office:date-value="2014-11-12T16:22:03">
            <text:p>11/12/14 04:22 PM</text:p>
          </table:table-cell>
          <table:table-cell table:style-name="ce6" table:formula="of:=[.F5]-[.E5]" office:value-type="time" office:time-value="PT00H00M30S">
            <text:p>00:30.00</text:p>
          </table:table-cell>
          <table:table-cell table:style-name="ce5" office:value-type="date" office:date-value="2014-11-12T16:24:19">
            <text:p>11/12/14 04:24 PM</text:p>
          </table:table-cell>
          <table:table-cell table:style-name="ce5" office:value-type="date" office:date-value="2014-11-12T16:24:57">
            <text:p>11/12/14 04:24 PM</text:p>
          </table:table-cell>
          <table:table-cell table:style-name="ce6" table:formula="of:=[.I5]-[.H5]" office:value-type="time" office:time-value="PT00H00M38S">
            <text:p>00:38.00</text:p>
          </table:table-cell>
          <table:table-cell table:style-name="ce5" office:value-type="date" office:date-value="2014-11-12T16:27:49">
            <text:p>11/12/14 04:27 PM</text:p>
          </table:table-cell>
          <table:table-cell table:style-name="ce5" office:value-type="date" office:date-value="2014-11-12T16:28:14.99">
            <text:p>11/12/14 04:28 PM</text:p>
          </table:table-cell>
          <table:table-cell table:style-name="ce6" table:formula="of:=[.L5]-[.K5]" office:value-type="time" office:time-value="PT00H00M25.989999S">
            <text:p>00:25.99</text:p>
          </table:table-cell>
          <table:table-cell table:style-name="ce5" office:value-type="date" office:date-value="2014-11-12T16:30:40">
            <text:p>11/12/14 04:30 PM</text:p>
          </table:table-cell>
          <table:table-cell table:style-name="ce5" office:value-type="date" office:date-value="2014-11-12T16:31:06.98">
            <text:p>11/12/14 04:31 PM</text:p>
          </table:table-cell>
          <table:table-cell table:style-name="ce6" table:formula="of:=[.O5]-[.N5]" office:value-type="time" office:time-value="PT00H00M26.98S">
            <text:p>00:26.98</text:p>
          </table:table-cell>
          <table:table-cell table:style-name="ce6" table:formula="of:=AVERAGE([.D5];[.G5];[.J5];[.M5];[.P5])" office:value-type="time" office:time-value="PT00H00M30.994S">
            <text:p>00:30.99</text:p>
          </table:table-cell>
          <table:table-cell table:number-columns-repeated="1007"/>
        </table:table-row>
        <table:table-row table:style-name="ro2">
          <table:table-cell office:value-type="string">
            <text:p>Test 5</text:p>
          </table:table-cell>
          <table:table-cell table:style-name="ce3" office:value-type="date" office:date-value="2014-11-12T16:18:54">
            <text:p>11/12/14 04:18 PM</text:p>
          </table:table-cell>
          <table:table-cell table:style-name="ce3" office:value-type="date" office:date-value="2014-11-12T16:19:25">
            <text:p>11/12/14 04:19 PM</text:p>
          </table:table-cell>
          <table:table-cell table:style-name="ce6" table:formula="of:=[.C6]-[.B6]" office:value-type="time" office:time-value="PT00H00M31S">
            <text:p>00:31.00</text:p>
          </table:table-cell>
          <table:table-cell table:style-name="ce5" office:value-type="date" office:date-value="2014-11-12T16:22:03">
            <text:p>11/12/14 04:22 PM</text:p>
          </table:table-cell>
          <table:table-cell table:style-name="ce5" office:value-type="date" office:date-value="2014-11-12T16:22:33.99">
            <text:p>11/12/14 04:22 PM</text:p>
          </table:table-cell>
          <table:table-cell table:style-name="ce6" table:formula="of:=[.F6]-[.E6]" office:value-type="time" office:time-value="PT00H00M30.99S">
            <text:p>00:30.99</text:p>
          </table:table-cell>
          <table:table-cell table:style-name="ce5" office:value-type="date" office:date-value="2014-11-12T16:24:57">
            <text:p>11/12/14 04:24 PM</text:p>
          </table:table-cell>
          <table:table-cell table:style-name="ce5" office:value-type="date" office:date-value="2014-11-12T16:25:27">
            <text:p>11/12/14 04:25 PM</text:p>
          </table:table-cell>
          <table:table-cell table:style-name="ce6" table:formula="of:=[.I6]-[.H6]" office:value-type="time" office:time-value="PT00H00M29.999999S">
            <text:p>00:30.00</text:p>
          </table:table-cell>
          <table:table-cell table:style-name="ce5" office:value-type="date" office:date-value="2014-11-12T16:28:14.99">
            <text:p>11/12/14 04:28 PM</text:p>
          </table:table-cell>
          <table:table-cell table:style-name="ce5" office:value-type="date" office:date-value="2014-11-12T16:28:49">
            <text:p>11/12/14 04:28 PM</text:p>
          </table:table-cell>
          <table:table-cell table:style-name="ce6" table:formula="of:=[.L6]-[.K6]" office:value-type="time" office:time-value="PT00H00M34.01S">
            <text:p>00:34.01</text:p>
          </table:table-cell>
          <table:table-cell table:style-name="ce5" office:value-type="date" office:date-value="2014-11-12T16:31:06.98">
            <text:p>11/12/14 04:31 PM</text:p>
          </table:table-cell>
          <table:table-cell table:style-name="ce5" office:value-type="date" office:date-value="2014-11-12T16:31:44">
            <text:p>11/12/14 04:31 PM</text:p>
          </table:table-cell>
          <table:table-cell table:style-name="ce6" table:formula="of:=[.O6]-[.N6]" office:value-type="time" office:time-value="PT00H00M37.02S">
            <text:p>00:37.02</text:p>
          </table:table-cell>
          <table:table-cell table:style-name="ce6" table:formula="of:=AVERAGE([.D6];[.G6];[.J6];[.M6];[.P6])" office:value-type="time" office:time-value="PT00H00M32.604S">
            <text:p>00:32.60</text:p>
          </table:table-cell>
          <table:table-cell table:number-columns-repeated="1007"/>
        </table:table-row>
        <table:table-row table:style-name="ro1">
          <table:table-cell office:value-type="string">
            <text:p>Console</text:p>
          </table:table-cell>
          <table:table-cell table:style-name="ce4" table:number-columns-repeated="2"/>
          <table:table-cell table:style-name="ce6" table:formula="of:=SUM([.D2:.D6])" office:value-type="time" office:time-value="PT00H02M43S">
            <text:p>02:43.00</text:p>
          </table:table-cell>
          <table:table-cell table:style-name="ce8" table:number-columns-repeated="2"/>
          <table:table-cell table:style-name="ce6" table:formula="of:=SUM([.G2:.G6])" office:value-type="time" office:time-value="PT00H02M52S">
            <text:p>02:52.00</text:p>
          </table:table-cell>
          <table:table-cell table:style-name="ce8" table:number-columns-repeated="2"/>
          <table:table-cell table:style-name="ce6" table:formula="of:=SUM([.J2:.J6])" office:value-type="time" office:time-value="PT00H02M36S">
            <text:p>02:36.00</text:p>
          </table:table-cell>
          <table:table-cell table:style-name="ce8" table:number-columns-repeated="2"/>
          <table:table-cell table:style-name="ce6" table:formula="of:=SUM([.M2:.M6])" office:value-type="time" office:time-value="PT00H02M37S">
            <text:p>02:37.00</text:p>
          </table:table-cell>
          <table:table-cell table:style-name="ce8" table:number-columns-repeated="2"/>
          <table:table-cell table:style-name="ce6" table:formula="of:=SUM([.P2:.P6])" office:value-type="time" office:time-value="PT00H02M41S">
            <text:p>02:41.00</text:p>
          </table:table-cell>
          <table:table-cell table:style-name="ce6" table:formula="of:=AVERAGE([.D7];[.G7];[.J7];[.M7];[.P7])" office:value-type="time" office:time-value="PT00H02M41.8S">
            <text:p>02:41.80</text:p>
          </table:table-cell>
          <table:table-cell table:style-name="ce8" table:number-columns-repeated="1007"/>
        </table:table-row>
        <table:table-row table:style-name="ro1">
          <table:table-cell office:value-type="string">
            <text:p>Tests</text:p>
          </table:table-cell>
          <table:table-cell table:style-name="ce4" table:number-columns-repeated="2"/>
          <table:table-cell table:style-name="ce6" office:value-type="time" office:time-value="PT00H02M44.5S">
            <text:p>02:44.50</text:p>
          </table:table-cell>
          <table:table-cell table:style-name="ce8" table:number-columns-repeated="2"/>
          <table:table-cell table:style-name="ce6" office:value-type="time" office:time-value="PT00H02M51.5S">
            <text:p>02:51.50</text:p>
          </table:table-cell>
          <table:table-cell table:style-name="ce8" table:number-columns-repeated="2"/>
          <table:table-cell table:style-name="ce6" office:value-type="time" office:time-value="PT00H02M36.3S">
            <text:p>02:36.30</text:p>
          </table:table-cell>
          <table:table-cell table:style-name="ce8" table:number-columns-repeated="2"/>
          <table:table-cell table:style-name="ce6" office:value-type="time" office:time-value="PT00H02M37.4S">
            <text:p>02:37.40</text:p>
          </table:table-cell>
          <table:table-cell table:style-name="ce8" table:number-columns-repeated="2"/>
          <table:table-cell table:style-name="ce6" office:value-type="time" office:time-value="PT00H02M41.9S">
            <text:p>02:41.90</text:p>
          </table:table-cell>
          <table:table-cell table:style-name="ce6" table:formula="of:=AVERAGE([.D8];[.G8];[.J8];[.M8];[.P8])" office:value-type="time" office:time-value="PT00H02M42.32S">
            <text:p>02:42.32</text:p>
          </table:table-cell>
          <table:table-cell table:style-name="ce8" table:number-columns-repeated="1007"/>
        </table:table-row>
        <table:table-row table:style-name="ro1">
          <table:table-cell office:value-type="string">
            <text:p>Difference</text:p>
          </table:table-cell>
          <table:table-cell table:style-name="ce3" table:number-columns-repeated="2"/>
          <table:table-cell table:style-name="ce6" table:formula="of:=[.D8]-[.D7]" office:value-type="time" office:time-value="PT00H00M01.5S">
            <text:p>00:01.50</text:p>
          </table:table-cell>
          <table:table-cell table:style-name="ce5" table:number-columns-repeated="2"/>
          <table:table-cell table:style-name="ce6" table:formula="of:=[.G8]-[.G7]" office:value-type="time" office:time-value="-PT00H00M00.5S">
            <text:p>59:59.50</text:p>
          </table:table-cell>
          <table:table-cell table:number-columns-repeated="2"/>
          <table:table-cell table:style-name="ce6" table:formula="of:=[.J8]-[.J7]" office:value-type="time" office:time-value="PT00H00M00.3S">
            <text:p>00:00.30</text:p>
          </table:table-cell>
          <table:table-cell table:number-columns-repeated="2"/>
          <table:table-cell table:style-name="ce6" table:formula="of:=[.M8]-[.M7]" office:value-type="time" office:time-value="PT00H00M00.4S">
            <text:p>00:00.40</text:p>
          </table:table-cell>
          <table:table-cell table:number-columns-repeated="2"/>
          <table:table-cell table:style-name="ce6" table:formula="of:=[.P8]-[.P7]" office:value-type="time" office:time-value="PT00H00M00.9S">
            <text:p>00:00.90</text:p>
          </table:table-cell>
          <table:table-cell table:style-name="ce6" table:formula="of:=AVERAGE([.D9];[.G9];[.J9];[.M9];[.P9])" office:value-type="time" office:time-value="PT00H00M00.52S">
            <text:p>00:00.52</text:p>
          </table:table-cell>
          <table:table-cell table:number-columns-repeated="1007"/>
        </table:table-row>
        <table:table-row table:style-name="ro1">
          <table:table-cell/>
          <table:table-cell table:style-name="ce3" table:number-columns-repeated="2"/>
          <table:table-cell table:style-name="ce6"/>
          <table:table-cell table:style-name="ce5"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 office:value-type="string">
            <text:p>Test 6</text:p>
          </table:table-cell>
          <table:table-cell table:style-name="ce5" office:value-type="date" office:date-value="2014-11-12T16:16:47">
            <text:p>11/12/14 04:16 PM</text:p>
          </table:table-cell>
          <table:table-cell table:style-name="ce5" office:value-type="date" office:date-value="2014-11-12T16:17:16">
            <text:p>11/12/14 04:17 PM</text:p>
          </table:table-cell>
          <table:table-cell table:style-name="ce6" table:formula="of:=[.C11]-[.B11]" office:value-type="time" office:time-value="PT00H00M29S">
            <text:p>00:29.00</text:p>
          </table:table-cell>
          <table:table-cell table:style-name="ce5" office:value-type="date" office:date-value="2014-11-12T16:19:43">
            <text:p>11/12/14 04:19 PM</text:p>
          </table:table-cell>
          <table:table-cell table:style-name="ce5" office:value-type="date" office:date-value="2014-11-12T16:20:18">
            <text:p>11/12/14 04:20 PM</text:p>
          </table:table-cell>
          <table:table-cell table:style-name="ce6" table:formula="of:=[.F11]-[.E11]" office:value-type="time" office:time-value="PT00H00M35S">
            <text:p>00:35.00</text:p>
          </table:table-cell>
          <table:table-cell table:style-name="ce5" office:value-type="date" office:date-value="2014-11-12T16:22:49">
            <text:p>11/12/14 04:22 PM</text:p>
          </table:table-cell>
          <table:table-cell table:style-name="ce5" office:value-type="date" office:date-value="2014-11-12T16:23:17">
            <text:p>11/12/14 04:23 PM</text:p>
          </table:table-cell>
          <table:table-cell table:style-name="ce6" table:formula="of:=[.I11]-[.H11]" office:value-type="time" office:time-value="PT00H00M28S">
            <text:p>00:28.00</text:p>
          </table:table-cell>
          <table:table-cell table:style-name="ce5" office:value-type="date" office:date-value="2014-11-12T16:26:13">
            <text:p>11/12/14 04:26 PM</text:p>
          </table:table-cell>
          <table:table-cell table:style-name="ce5" office:value-type="date" office:date-value="2014-11-12T16:26:43">
            <text:p>11/12/14 04:26 PM</text:p>
          </table:table-cell>
          <table:table-cell table:style-name="ce6" table:formula="of:=[.L11]-[.K11]" office:value-type="time" office:time-value="PT00H00M30S">
            <text:p>00:30.00</text:p>
          </table:table-cell>
          <table:table-cell table:style-name="ce5" office:value-type="date" office:date-value="2014-11-12T16:29:02">
            <text:p>11/12/14 04:29 PM</text:p>
          </table:table-cell>
          <table:table-cell table:style-name="ce5" office:value-type="date" office:date-value="2014-11-12T16:29:40">
            <text:p>11/12/14 04:29 PM</text:p>
          </table:table-cell>
          <table:table-cell table:style-name="ce6" table:formula="of:=[.O11]-[.N11]" office:value-type="time" office:time-value="PT00H00M38S">
            <text:p>00:38.00</text:p>
          </table:table-cell>
          <table:table-cell table:style-name="ce6" table:formula="of:=AVERAGE([.D11];[.G11];[.J11];[.M11];[.P11])" office:value-type="time" office:time-value="PT00H00M32S">
            <text:p>00:32.00</text:p>
          </table:table-cell>
          <table:table-cell table:number-columns-repeated="1007"/>
        </table:table-row>
        <table:table-row table:style-name="ro1">
          <table:table-cell office:value-type="string">
            <text:p>Test 7</text:p>
          </table:table-cell>
          <table:table-cell table:style-name="ce5" office:value-type="date" office:date-value="2014-11-12T16:17:16">
            <text:p>11/12/14 04:17 PM</text:p>
          </table:table-cell>
          <table:table-cell table:style-name="ce5" office:value-type="date" office:date-value="2014-11-12T16:17:54">
            <text:p>11/12/14 04:17 PM</text:p>
          </table:table-cell>
          <table:table-cell table:style-name="ce6" table:formula="of:=[.C12]-[.B12]" office:value-type="time" office:time-value="PT00H00M38S">
            <text:p>00:38.00</text:p>
          </table:table-cell>
          <table:table-cell table:style-name="ce5" office:value-type="date" office:date-value="2014-11-12T16:20:18">
            <text:p>11/12/14 04:20 PM</text:p>
          </table:table-cell>
          <table:table-cell table:style-name="ce5" office:value-type="date" office:date-value="2014-11-12T16:20:46">
            <text:p>11/12/14 04:20 PM</text:p>
          </table:table-cell>
          <table:table-cell table:style-name="ce6" table:formula="of:=[.F12]-[.E12]" office:value-type="time" office:time-value="PT00H00M28S">
            <text:p>00:28.00</text:p>
          </table:table-cell>
          <table:table-cell table:style-name="ce5" office:value-type="date" office:date-value="2014-11-12T16:23:17">
            <text:p>11/12/14 04:23 PM</text:p>
          </table:table-cell>
          <table:table-cell table:style-name="ce5" office:value-type="date" office:date-value="2014-11-12T16:23:43">
            <text:p>11/12/14 04:23 PM</text:p>
          </table:table-cell>
          <table:table-cell table:style-name="ce6" table:formula="of:=[.I12]-[.H12]" office:value-type="time" office:time-value="PT00H00M26S">
            <text:p>00:26.00</text:p>
          </table:table-cell>
          <table:table-cell table:style-name="ce5" office:value-type="date" office:date-value="2014-11-12T16:26:44">
            <text:p>11/12/14 04:26 PM</text:p>
          </table:table-cell>
          <table:table-cell table:style-name="ce5" office:value-type="date" office:date-value="2014-11-12T16:27:12">
            <text:p>11/12/14 04:27 PM</text:p>
          </table:table-cell>
          <table:table-cell table:style-name="ce6" table:formula="of:=[.L12]-[.K12]" office:value-type="time" office:time-value="PT00H00M28S">
            <text:p>00:28.00</text:p>
          </table:table-cell>
          <table:table-cell table:style-name="ce5" office:value-type="date" office:date-value="2014-11-12T16:29:40">
            <text:p>11/12/14 04:29 PM</text:p>
          </table:table-cell>
          <table:table-cell table:style-name="ce5" office:value-type="date" office:date-value="2014-11-12T16:30:10">
            <text:p>11/12/14 04:30 PM</text:p>
          </table:table-cell>
          <table:table-cell table:style-name="ce6" table:formula="of:=[.O12]-[.N12]" office:value-type="time" office:time-value="PT00H00M30S">
            <text:p>00:30.00</text:p>
          </table:table-cell>
          <table:table-cell table:style-name="ce6" table:formula="of:=AVERAGE([.D12];[.G12];[.J12];[.M12];[.P12])" office:value-type="time" office:time-value="PT00H00M30S">
            <text:p>00:30.00</text:p>
          </table:table-cell>
          <table:table-cell table:number-columns-repeated="1007"/>
        </table:table-row>
        <table:table-row table:style-name="ro1">
          <table:table-cell office:value-type="string">
            <text:p>Test 8</text:p>
          </table:table-cell>
          <table:table-cell table:style-name="ce5" office:value-type="date" office:date-value="2014-11-12T16:17:54">
            <text:p>11/12/14 04:17 PM</text:p>
          </table:table-cell>
          <table:table-cell table:style-name="ce5" office:value-type="date" office:date-value="2014-11-12T16:18:28">
            <text:p>11/12/14 04:18 PM</text:p>
          </table:table-cell>
          <table:table-cell table:style-name="ce6" table:formula="of:=[.C13]-[.B13]" office:value-type="time" office:time-value="PT00H00M34S">
            <text:p>00:34.00</text:p>
          </table:table-cell>
          <table:table-cell table:style-name="ce5" office:value-type="date" office:date-value="2014-11-12T16:20:46">
            <text:p>11/12/14 04:20 PM</text:p>
          </table:table-cell>
          <table:table-cell table:style-name="ce5" office:value-type="date" office:date-value="2014-11-12T16:21:25.98">
            <text:p>11/12/14 04:21 PM</text:p>
          </table:table-cell>
          <table:table-cell table:style-name="ce6" table:formula="of:=[.F13]-[.E13]" office:value-type="time" office:time-value="PT00H00M39.98S">
            <text:p>00:39.98</text:p>
          </table:table-cell>
          <table:table-cell table:style-name="ce5" office:value-type="date" office:date-value="2014-11-12T16:23:44">
            <text:p>11/12/14 04:23 PM</text:p>
          </table:table-cell>
          <table:table-cell table:style-name="ce5" office:value-type="date" office:date-value="2014-11-12T16:24:19">
            <text:p>11/12/14 04:24 PM</text:p>
          </table:table-cell>
          <table:table-cell table:style-name="ce6" table:formula="of:=[.I13]-[.H13]" office:value-type="time" office:time-value="PT00H00M35S">
            <text:p>00:35.00</text:p>
          </table:table-cell>
          <table:table-cell table:style-name="ce5" office:value-type="date" office:date-value="2014-11-12T16:27:12">
            <text:p>11/12/14 04:27 PM</text:p>
          </table:table-cell>
          <table:table-cell table:style-name="ce5" office:value-type="date" office:date-value="2014-11-12T16:27:44">
            <text:p>11/12/14 04:27 PM</text:p>
          </table:table-cell>
          <table:table-cell table:style-name="ce6" table:formula="of:=[.L13]-[.K13]" office:value-type="time" office:time-value="PT00H00M32S">
            <text:p>00:32.00</text:p>
          </table:table-cell>
          <table:table-cell table:style-name="ce5" office:value-type="date" office:date-value="2014-11-12T16:30:11">
            <text:p>11/12/14 04:30 PM</text:p>
          </table:table-cell>
          <table:table-cell table:style-name="ce5" office:value-type="date" office:date-value="2014-11-12T16:30:40">
            <text:p>11/12/14 04:30 PM</text:p>
          </table:table-cell>
          <table:table-cell table:style-name="ce6" table:formula="of:=[.O13]-[.N13]" office:value-type="time" office:time-value="PT00H00M29S">
            <text:p>00:29.00</text:p>
          </table:table-cell>
          <table:table-cell table:style-name="ce6" table:formula="of:=AVERAGE([.D13];[.G13];[.J13];[.M13];[.P13])" office:value-type="time" office:time-value="PT00H00M33.996S">
            <text:p>00:34.00</text:p>
          </table:table-cell>
          <table:table-cell table:number-columns-repeated="1007"/>
        </table:table-row>
        <table:table-row table:style-name="ro1">
          <table:table-cell office:value-type="string">
            <text:p>Test 9</text:p>
          </table:table-cell>
          <table:table-cell table:style-name="ce5" office:value-type="date" office:date-value="2014-11-12T16:18:28.99">
            <text:p>11/12/14 04:18 PM</text:p>
          </table:table-cell>
          <table:table-cell table:style-name="ce5" office:value-type="date" office:date-value="2014-11-12T16:19:02">
            <text:p>11/12/14 04:19 PM</text:p>
          </table:table-cell>
          <table:table-cell table:style-name="ce6" table:formula="of:=[.C14]-[.B14]" office:value-type="time" office:time-value="PT00H00M33.01S">
            <text:p>00:33.01</text:p>
          </table:table-cell>
          <table:table-cell table:style-name="ce5" office:value-type="date" office:date-value="2014-11-12T16:21:25.98">
            <text:p>11/12/14 04:21 PM</text:p>
          </table:table-cell>
          <table:table-cell table:style-name="ce5" office:value-type="date" office:date-value="2014-11-12T16:22:04">
            <text:p>11/12/14 04:22 PM</text:p>
          </table:table-cell>
          <table:table-cell table:style-name="ce6" table:formula="of:=[.F14]-[.E14]" office:value-type="time" office:time-value="PT00H00M38.02S">
            <text:p>00:38.02</text:p>
          </table:table-cell>
          <table:table-cell table:style-name="ce5" office:value-type="date" office:date-value="2014-11-12T16:24:19">
            <text:p>11/12/14 04:24 PM</text:p>
          </table:table-cell>
          <table:table-cell table:style-name="ce5" office:value-type="date" office:date-value="2014-11-12T16:24:50">
            <text:p>11/12/14 04:24 PM</text:p>
          </table:table-cell>
          <table:table-cell table:style-name="ce6" table:formula="of:=[.I14]-[.H14]" office:value-type="time" office:time-value="PT00H00M31S">
            <text:p>00:31.00</text:p>
          </table:table-cell>
          <table:table-cell table:style-name="ce5" office:value-type="date" office:date-value="2014-11-12T16:27:44">
            <text:p>11/12/14 04:27 PM</text:p>
          </table:table-cell>
          <table:table-cell table:style-name="ce5" office:value-type="date" office:date-value="2014-11-12T16:28:13">
            <text:p>11/12/14 04:28 PM</text:p>
          </table:table-cell>
          <table:table-cell table:style-name="ce6" table:formula="of:=[.L14]-[.K14]" office:value-type="time" office:time-value="PT00H00M28.999999S">
            <text:p>00:29.00</text:p>
          </table:table-cell>
          <table:table-cell table:style-name="ce5" office:value-type="date" office:date-value="2014-11-12T16:30:41">
            <text:p>11/12/14 04:30 PM</text:p>
          </table:table-cell>
          <table:table-cell table:style-name="ce5" office:value-type="date" office:date-value="2014-11-12T16:31:12">
            <text:p>11/12/14 04:31 PM</text:p>
          </table:table-cell>
          <table:table-cell table:style-name="ce6" table:formula="of:=[.O14]-[.N14]" office:value-type="time" office:time-value="PT00H00M31S">
            <text:p>00:31.00</text:p>
          </table:table-cell>
          <table:table-cell table:style-name="ce6" table:formula="of:=AVERAGE([.D14];[.G14];[.J14];[.M14];[.P14])" office:value-type="time" office:time-value="PT00H00M32.406S">
            <text:p>00:32.41</text:p>
          </table:table-cell>
          <table:table-cell table:number-columns-repeated="1007"/>
        </table:table-row>
        <table:table-row table:style-name="ro1">
          <table:table-cell office:value-type="string">
            <text:p>Test 10</text:p>
          </table:table-cell>
          <table:table-cell table:style-name="ce5" office:value-type="date" office:date-value="2014-11-12T16:19:02">
            <text:p>11/12/14 04:19 PM</text:p>
          </table:table-cell>
          <table:table-cell table:style-name="ce5" office:value-type="date" office:date-value="2014-11-12T16:19:36">
            <text:p>11/12/14 04:19 PM</text:p>
          </table:table-cell>
          <table:table-cell table:style-name="ce6" table:formula="of:=[.C15]-[.B15]" office:value-type="time" office:time-value="PT00H00M34S">
            <text:p>00:34.00</text:p>
          </table:table-cell>
          <table:table-cell table:style-name="ce5" office:value-type="date" office:date-value="2014-11-12T16:22:04">
            <text:p>11/12/14 04:22 PM</text:p>
          </table:table-cell>
          <table:table-cell table:style-name="ce5" office:value-type="date" office:date-value="2014-11-12T16:22:36">
            <text:p>11/12/14 04:22 PM</text:p>
          </table:table-cell>
          <table:table-cell table:style-name="ce6" table:formula="of:=[.F15]-[.E15]" office:value-type="time" office:time-value="PT00H00M32S">
            <text:p>00:32.00</text:p>
          </table:table-cell>
          <table:table-cell table:style-name="ce5" office:value-type="date" office:date-value="2014-11-12T16:24:50">
            <text:p>11/12/14 04:24 PM</text:p>
          </table:table-cell>
          <table:table-cell table:style-name="ce5" office:value-type="date" office:date-value="2014-11-12T16:25:25.99">
            <text:p>11/12/14 04:25 PM</text:p>
          </table:table-cell>
          <table:table-cell table:style-name="ce6" table:formula="of:=[.I15]-[.H15]" office:value-type="time" office:time-value="PT00H00M35.99S">
            <text:p>00:35.99</text:p>
          </table:table-cell>
          <table:table-cell table:style-name="ce5" office:value-type="date" office:date-value="2014-11-12T16:28:13">
            <text:p>11/12/14 04:28 PM</text:p>
          </table:table-cell>
          <table:table-cell table:style-name="ce5" office:value-type="date" office:date-value="2014-11-12T16:28:43">
            <text:p>11/12/14 04:28 PM</text:p>
          </table:table-cell>
          <table:table-cell table:style-name="ce6" table:formula="of:=[.L15]-[.K15]" office:value-type="time" office:time-value="PT00H00M30S">
            <text:p>00:30.00</text:p>
          </table:table-cell>
          <table:table-cell table:style-name="ce5" office:value-type="date" office:date-value="2014-11-12T16:31:12">
            <text:p>11/12/14 04:31 PM</text:p>
          </table:table-cell>
          <table:table-cell table:style-name="ce5" office:value-type="date" office:date-value="2014-11-12T16:31:44.99">
            <text:p>11/12/14 04:31 PM</text:p>
          </table:table-cell>
          <table:table-cell table:style-name="ce6" table:formula="of:=[.O15]-[.N15]" office:value-type="time" office:time-value="PT00H00M32.99S">
            <text:p>00:32.99</text:p>
          </table:table-cell>
          <table:table-cell table:style-name="ce6" table:formula="of:=AVERAGE([.D15];[.G15];[.J15];[.M15];[.P15])" office:value-type="time" office:time-value="PT00H00M32.996S">
            <text:p>00:33.00</text:p>
          </table:table-cell>
          <table:table-cell table:number-columns-repeated="1007"/>
        </table:table-row>
        <table:table-row table:style-name="ro1">
          <table:table-cell office:value-type="string">
            <text:p>Console</text:p>
          </table:table-cell>
          <table:table-cell table:number-columns-repeated="2"/>
          <table:table-cell table:style-name="ce6" table:formula="of:=SUM([.D11:.D15])" office:value-type="time" office:time-value="PT00H02M48.01S">
            <text:p>02:48.01</text:p>
          </table:table-cell>
          <table:table-cell table:number-columns-repeated="2"/>
          <table:table-cell table:style-name="ce6" table:formula="of:=SUM([.G11:.G15])" office:value-type="time" office:time-value="PT00H02M53S">
            <text:p>02:53.00</text:p>
          </table:table-cell>
          <table:table-cell table:number-columns-repeated="2"/>
          <table:table-cell table:style-name="ce6" table:formula="of:=SUM([.J11:.J15])" office:value-type="time" office:time-value="PT00H02M35.99S">
            <text:p>02:35.99</text:p>
          </table:table-cell>
          <table:table-cell table:number-columns-repeated="2"/>
          <table:table-cell table:style-name="ce6" table:formula="of:=SUM([.M11:.M15])" office:value-type="time" office:time-value="PT00H02M29S">
            <text:p>02:29.00</text:p>
          </table:table-cell>
          <table:table-cell table:number-columns-repeated="2"/>
          <table:table-cell table:style-name="ce6" table:formula="of:=SUM([.P11:.P15])" office:value-type="time" office:time-value="PT00H02M40.989999S">
            <text:p>02:40.99</text:p>
          </table:table-cell>
          <table:table-cell table:style-name="ce6" table:formula="of:=AVERAGE([.D16];[.G16];[.J16];[.M16];[.P16])" office:value-type="time" office:time-value="PT00H02M41.398S">
            <text:p>02:41.40</text:p>
          </table:table-cell>
          <table:table-cell table:number-columns-repeated="1007"/>
        </table:table-row>
        <table:table-row table:style-name="ro1">
          <table:table-cell office:value-type="string">
            <text:p>Tests</text:p>
          </table:table-cell>
          <table:table-cell table:number-columns-repeated="2"/>
          <table:table-cell table:style-name="ce6" office:value-type="time" office:time-value="PT00H02M49.7S">
            <text:p>02:49.70</text:p>
          </table:table-cell>
          <table:table-cell table:style-name="ce6" table:number-columns-repeated="2"/>
          <table:table-cell table:style-name="ce6" office:value-type="time" office:time-value="PT00H02M53.2S">
            <text:p>02:53.20</text:p>
          </table:table-cell>
          <table:table-cell table:style-name="ce6" table:number-columns-repeated="2"/>
          <table:table-cell table:style-name="ce6" office:value-type="time" office:time-value="PT00H02M37.7S">
            <text:p>02:37.70</text:p>
          </table:table-cell>
          <table:table-cell table:style-name="ce6" table:number-columns-repeated="2"/>
          <table:table-cell table:style-name="ce6" office:value-type="time" office:time-value="PT00H02M29.8S">
            <text:p>02:29.80</text:p>
          </table:table-cell>
          <table:table-cell table:style-name="ce6" table:number-columns-repeated="2"/>
          <table:table-cell table:style-name="ce6" office:value-type="time" office:time-value="PT00H02M43.7S">
            <text:p>02:43.70</text:p>
          </table:table-cell>
          <table:table-cell table:style-name="ce6" table:formula="of:=AVERAGE([.D17];[.G17];[.J17];[.M17];[.P17])" office:value-type="time" office:time-value="PT00H02M42.82S">
            <text:p>02:42.82</text:p>
          </table:table-cell>
          <table:table-cell/>
          <table:table-cell office:value-type="string">
            <text:p>AVERAGE PER TEST</text:p>
          </table:table-cell>
          <table:table-cell table:number-columns-repeated="1005"/>
        </table:table-row>
        <table:table-row table:style-name="ro1">
          <table:table-cell office:value-type="string">
            <text:p>Difference</text:p>
          </table:table-cell>
          <table:table-cell table:number-columns-repeated="2"/>
          <table:table-cell table:style-name="ce6" table:formula="of:=[.D17]-[.D16]" office:value-type="time" office:time-value="PT00H00M01.69S">
            <text:p>00:01.69</text:p>
          </table:table-cell>
          <table:table-cell table:number-columns-repeated="2"/>
          <table:table-cell table:style-name="ce6" table:formula="of:=[.G17]-[.G16]" office:value-type="time" office:time-value="PT00H00M00.2S">
            <text:p>00:00.20</text:p>
          </table:table-cell>
          <table:table-cell table:number-columns-repeated="2"/>
          <table:table-cell table:style-name="ce6" table:formula="of:=[.J17]-[.J16]" office:value-type="time" office:time-value="PT00H00M01.71S">
            <text:p>00:01.71</text:p>
          </table:table-cell>
          <table:table-cell table:number-columns-repeated="2"/>
          <table:table-cell table:style-name="ce6" table:formula="of:=[.M17]-[.M16]" office:value-type="time" office:time-value="PT00H00M00.8S">
            <text:p>00:00.80</text:p>
          </table:table-cell>
          <table:table-cell table:number-columns-repeated="2"/>
          <table:table-cell table:style-name="ce6" table:formula="of:=[.P17]-[.P16]" office:value-type="time" office:time-value="PT00H00M02.710001S">
            <text:p>00:02.71</text:p>
          </table:table-cell>
          <table:table-cell table:style-name="ce6" table:formula="of:=AVERAGE([.D18];[.G18];[.J18];[.M18];[.P18])" office:value-type="time" office:time-value="PT00H00M01.422S">
            <text:p>00:01.42</text:p>
          </table:table-cell>
          <table:table-cell/>
          <table:table-cell table:formula="of:=AVERAGE([.Q2:.Q6];[.Q11:.Q15])" office:value-type="time" office:time-value="PT00H00M32.3198S">
            <text:p>00:32.32</text:p>
          </table:table-cell>
          <table:table-cell table:number-columns-repeated="100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OWSERSTACK" table:style-name="ta1" table:print="false"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6" table:default-cell-style-name="ce2"/>
        <table:table-column table:style-name="co12" table:default-cell-style-name="ce2"/>
        <table:table-column table:style-name="co1" table:number-columns-repeated="6" table:default-cell-style-name="ce2"/>
        <table:table-column table:style-name="co1" table:default-cell-style-name="ce8"/>
        <table:table-column table:style-name="co1" table:number-columns-repeated="1007" table:default-cell-style-name="ce2"/>
        <table:table-row table:style-name="ro1">
          <table:table-cell/>
          <table:table-cell office:value-type="string">
            <text:p>Run 1 – start </text:p>
          </table:table-cell>
          <table:table-cell office:value-type="string">
            <text:p>Run 1 – end</text:p>
          </table:table-cell>
          <table:table-cell office:value-type="string">
            <text:p>Run 1 – time</text:p>
          </table:table-cell>
          <table:table-cell office:value-type="string">
            <text:p>Run 2 – start </text:p>
          </table:table-cell>
          <table:table-cell office:value-type="string">
            <text:p>Run 2 – end</text:p>
          </table:table-cell>
          <table:table-cell office:value-type="string">
            <text:p>Run 2 – time</text:p>
          </table:table-cell>
          <table:table-cell office:value-type="string">
            <text:p>Run 3 – start </text:p>
          </table:table-cell>
          <table:table-cell office:value-type="string">
            <text:p>Run 3 – end</text:p>
          </table:table-cell>
          <table:table-cell office:value-type="string">
            <text:p>Run 3 – time</text:p>
          </table:table-cell>
          <table:table-cell office:value-type="string">
            <text:p>Run 4 – start </text:p>
          </table:table-cell>
          <table:table-cell office:value-type="string">
            <text:p>Run 4 – end</text:p>
          </table:table-cell>
          <table:table-cell office:value-type="string">
            <text:p>Run 4 – time</text:p>
          </table:table-cell>
          <table:table-cell office:value-type="string">
            <text:p>Run 5 – start </text:p>
          </table:table-cell>
          <table:table-cell office:value-type="string">
            <text:p>Run 5 – end</text:p>
          </table:table-cell>
          <table:table-cell office:value-type="string">
            <text:p>Run 5 – time</text:p>
          </table:table-cell>
          <table:table-cell office:value-type="string">
            <text:p>Average</text:p>
          </table:table-cell>
          <table:table-cell table:number-columns-repeated="1007"/>
        </table:table-row>
        <table:table-row table:style-name="ro2">
          <table:table-cell office:value-type="string">
            <text:p>Test 1</text:p>
          </table:table-cell>
          <table:table-cell table:style-name="ce9" office:value-type="date" office:date-value="2014-11-12T16:35:26">
            <text:p>11/12/14 04:35 PM</text:p>
          </table:table-cell>
          <table:table-cell table:style-name="ce9" office:value-type="date" office:date-value="2014-11-12T16:36:42">
            <text:p>11/12/14 04:36 PM</text:p>
          </table:table-cell>
          <table:table-cell table:style-name="ce13" table:formula="of:=[.C2]-[.B2]" office:value-type="time" office:time-value="PT00H01M16S">
            <text:p>01:16.00</text:p>
          </table:table-cell>
          <table:table-cell table:style-name="ce14" office:value-type="date" office:date-value="2014-11-12T16:52:28">
            <text:p>11/12/14 04:52 PM</text:p>
          </table:table-cell>
          <table:table-cell table:style-name="ce14" office:value-type="date" office:date-value="2014-11-12T16:56:41">
            <text:p>11/12/14 04:56 PM</text:p>
          </table:table-cell>
          <table:table-cell table:style-name="ce13" table:formula="of:=[.F2]-[.E2]" office:value-type="time" office:time-value="PT00H04M13S">
            <text:p>04:13.00</text:p>
          </table:table-cell>
          <table:table-cell table:style-name="ce14" office:value-type="date" office:date-value="2014-11-12T17:01:31">
            <text:p>11/12/14 05:01 PM</text:p>
          </table:table-cell>
          <table:table-cell table:style-name="ce14" office:value-type="date" office:date-value="2014-11-12T17:02:47">
            <text:p>11/12/14 05:02 PM</text:p>
          </table:table-cell>
          <table:table-cell table:style-name="ce13" table:formula="of:=[.I2]-[.H2]" office:value-type="time" office:time-value="PT00H01M16S">
            <text:p>01:16.00</text:p>
          </table:table-cell>
          <table:table-cell table:style-name="ce14" office:value-type="date" office:date-value="2014-11-12T17:19:14">
            <text:p>11/12/14 05:19 PM</text:p>
          </table:table-cell>
          <table:table-cell table:style-name="ce14" office:value-type="date" office:date-value="2014-11-12T17:24:27.000001">
            <text:p>11/12/14 05:24 PM</text:p>
          </table:table-cell>
          <table:table-cell table:style-name="ce13" table:formula="of:=[.L2]-[.K2]" office:value-type="time" office:time-value="PT00H05M13S">
            <text:p>05:13.00</text:p>
          </table:table-cell>
          <table:table-cell table:style-name="ce14" office:value-type="date" office:date-value="2014-11-12T18:06:08">
            <text:p>11/12/14 06:06 PM</text:p>
          </table:table-cell>
          <table:table-cell table:style-name="ce14" office:value-type="date" office:date-value="2014-11-12T18:11:18">
            <text:p>11/12/14 06:11 PM</text:p>
          </table:table-cell>
          <table:table-cell table:style-name="ce13" table:formula="of:=[.O2]-[.N2]" office:value-type="time" office:time-value="PT00H05M10S">
            <text:p>05:10.00</text:p>
          </table:table-cell>
          <table:table-cell table:style-name="ce6" table:formula="of:=AVERAGE([.D2];[.G2];[.J2];[.M2];[.P2])" office:value-type="time" office:time-value="PT00H03M25.6S">
            <text:p>03:25.60</text:p>
          </table:table-cell>
          <table:table-cell table:number-columns-repeated="1007"/>
        </table:table-row>
        <table:table-row table:style-name="ro2">
          <table:table-cell office:value-type="string">
            <text:p>Test 2</text:p>
          </table:table-cell>
          <table:table-cell table:style-name="ce3" office:value-type="date" office:date-value="2014-11-12T16:36:44">
            <text:p>11/12/14 04:36 PM</text:p>
          </table:table-cell>
          <table:table-cell table:style-name="ce3" office:value-type="date" office:date-value="2014-11-12T16:37:06.98">
            <text:p>11/12/14 04:37 PM</text:p>
          </table:table-cell>
          <table:table-cell table:style-name="ce6" table:formula="of:=[.C3]-[.B3]" office:value-type="time" office:time-value="PT00H00M22.979999S">
            <text:p>00:22.98</text:p>
          </table:table-cell>
          <table:table-cell table:style-name="ce14" office:value-type="date" office:date-value="2014-11-12T16:56:42">
            <text:p>11/12/14 04:56 PM</text:p>
          </table:table-cell>
          <table:table-cell table:style-name="ce14" office:value-type="date" office:date-value="2014-11-12T16:57:12">
            <text:p>11/12/14 04:57 PM</text:p>
          </table:table-cell>
          <table:table-cell table:style-name="ce13" table:formula="of:=[.F3]-[.E3]" office:value-type="time" office:time-value="PT00H00M30S">
            <text:p>00:30.00</text:p>
          </table:table-cell>
          <table:table-cell table:style-name="ce14" office:value-type="date" office:date-value="2014-11-12T17:02:49">
            <text:p>11/12/14 05:02 PM</text:p>
          </table:table-cell>
          <table:table-cell table:style-name="ce14" office:value-type="date" office:date-value="2014-11-12T17:04:11">
            <text:p>11/12/14 05:04 PM</text:p>
          </table:table-cell>
          <table:table-cell table:style-name="ce13" table:formula="of:=[.I3]-[.H3]" office:value-type="time" office:time-value="PT00H01M22S">
            <text:p>01:22.00</text:p>
          </table:table-cell>
          <table:table-cell table:style-name="ce14" office:value-type="date" office:date-value="2014-11-12T17:24:28.000001">
            <text:p>11/12/14 05:24 PM</text:p>
          </table:table-cell>
          <table:table-cell table:style-name="ce14" office:value-type="date" office:date-value="2014-11-12T17:28:45">
            <text:p>11/12/14 05:28 PM</text:p>
          </table:table-cell>
          <table:table-cell table:style-name="ce13" table:formula="of:=[.L3]-[.K3]" office:value-type="time" office:time-value="PT00H04M16.999999S">
            <text:p>04:17.00</text:p>
          </table:table-cell>
          <table:table-cell table:style-name="ce14" office:value-type="date" office:date-value="2014-11-12T18:11:18">
            <text:p>11/12/14 06:11 PM</text:p>
          </table:table-cell>
          <table:table-cell table:style-name="ce14" office:value-type="date" office:date-value="2014-11-12T18:12:29">
            <text:p>11/12/14 06:12 PM</text:p>
          </table:table-cell>
          <table:table-cell table:style-name="ce13" table:formula="of:=[.O3]-[.N3]" office:value-type="time" office:time-value="PT00H01M11S">
            <text:p>01:11.00</text:p>
          </table:table-cell>
          <table:table-cell table:style-name="ce6" table:formula="of:=AVERAGE([.D3];[.G3];[.J3];[.M3];[.P3])" office:value-type="time" office:time-value="PT00H01M32.596S">
            <text:p>01:32.60</text:p>
          </table:table-cell>
          <table:table-cell table:number-columns-repeated="1007"/>
        </table:table-row>
        <table:table-row table:style-name="ro2">
          <table:table-cell office:value-type="string">
            <text:p>Test 3</text:p>
          </table:table-cell>
          <table:table-cell table:style-name="ce9" office:value-type="date" office:date-value="2014-11-12T16:37:09">
            <text:p>11/12/14 04:37 PM</text:p>
          </table:table-cell>
          <table:table-cell table:style-name="ce9" office:value-type="date" office:date-value="2014-11-12T16:38:25">
            <text:p>11/12/14 04:38 PM</text:p>
          </table:table-cell>
          <table:table-cell table:style-name="ce13" table:formula="of:=[.C4]-[.B4]" office:value-type="time" office:time-value="PT00H01M16S">
            <text:p>01:16.00</text:p>
          </table:table-cell>
          <table:table-cell table:style-name="ce14" office:value-type="date" office:date-value="2014-11-12T16:57:14">
            <text:p>11/12/14 04:57 PM</text:p>
          </table:table-cell>
          <table:table-cell table:style-name="ce14" office:value-type="date" office:date-value="2014-11-12T16:58:24">
            <text:p>11/12/14 04:58 PM</text:p>
          </table:table-cell>
          <table:table-cell table:style-name="ce13" table:formula="of:=[.F4]-[.E4]" office:value-type="time" office:time-value="PT00H01M10S">
            <text:p>01:10.00</text:p>
          </table:table-cell>
          <table:table-cell table:style-name="ce14" office:value-type="date" office:date-value="2014-11-12T17:04:13">
            <text:p>11/12/14 05:04 PM</text:p>
          </table:table-cell>
          <table:table-cell table:style-name="ce14" office:value-type="date" office:date-value="2014-11-12T17:06:43">
            <text:p>11/12/14 05:06 PM</text:p>
          </table:table-cell>
          <table:table-cell table:style-name="ce13" table:formula="of:=[.I4]-[.H4]" office:value-type="time" office:time-value="PT00H02M30S">
            <text:p>02:30.00</text:p>
          </table:table-cell>
          <table:table-cell table:style-name="ce14" office:value-type="date" office:date-value="2014-11-12T17:28:45">
            <text:p>11/12/14 05:28 PM</text:p>
          </table:table-cell>
          <table:table-cell table:style-name="ce14" office:value-type="date" office:date-value="2014-11-12T17:33:03">
            <text:p>11/12/14 05:33 PM</text:p>
          </table:table-cell>
          <table:table-cell table:style-name="ce13" table:formula="of:=[.L4]-[.K4]" office:value-type="time" office:time-value="PT00H04M18S">
            <text:p>04:18.00</text:p>
          </table:table-cell>
          <table:table-cell table:style-name="ce14" office:value-type="date" office:date-value="2014-11-12T18:12:30">
            <text:p>11/12/14 06:12 PM</text:p>
          </table:table-cell>
          <table:table-cell table:style-name="ce14" office:value-type="date" office:date-value="2014-11-12T18:13:42">
            <text:p>11/12/14 06:13 PM</text:p>
          </table:table-cell>
          <table:table-cell table:style-name="ce13" table:formula="of:=[.O4]-[.N4]" office:value-type="time" office:time-value="PT00H01M12S">
            <text:p>01:12.00</text:p>
          </table:table-cell>
          <table:table-cell table:style-name="ce6" table:formula="of:=AVERAGE([.D4];[.G4];[.J4];[.M4];[.P4])" office:value-type="time" office:time-value="PT00H02M05.2S">
            <text:p>02:05.20</text:p>
          </table:table-cell>
          <table:table-cell table:number-columns-repeated="1007"/>
        </table:table-row>
        <table:table-row table:style-name="ro2">
          <table:table-cell office:value-type="string">
            <text:p>Test 4</text:p>
          </table:table-cell>
          <table:table-cell table:style-name="ce9" office:value-type="date" office:date-value="2014-11-12T16:38:27">
            <text:p>11/12/14 04:38 PM</text:p>
          </table:table-cell>
          <table:table-cell table:style-name="ce9" office:value-type="date" office:date-value="2014-11-12T16:42:51">
            <text:p>11/12/14 04:42 PM</text:p>
          </table:table-cell>
          <table:table-cell table:style-name="ce13" table:formula="of:=[.C5]-[.B5]" office:value-type="time" office:time-value="PT00H04M24S">
            <text:p>04:24.00</text:p>
          </table:table-cell>
          <table:table-cell table:style-name="ce14" office:value-type="date" office:date-value="2014-11-12T16:58:26">
            <text:p>11/12/14 04:58 PM</text:p>
          </table:table-cell>
          <table:table-cell table:style-name="ce14" office:value-type="date" office:date-value="2014-11-12T16:59:42">
            <text:p>11/12/14 04:59 PM</text:p>
          </table:table-cell>
          <table:table-cell table:style-name="ce13" table:formula="of:=[.F5]-[.E5]" office:value-type="time" office:time-value="PT00H01M16S">
            <text:p>01:16.00</text:p>
          </table:table-cell>
          <table:table-cell table:style-name="ce14" office:value-type="date" office:date-value="2014-11-12T17:06:44">
            <text:p>11/12/14 05:06 PM</text:p>
          </table:table-cell>
          <table:table-cell table:style-name="ce14" office:value-type="date" office:date-value="2014-11-12T17:08:04.000001">
            <text:p>11/12/14 05:08 PM</text:p>
          </table:table-cell>
          <table:table-cell table:style-name="ce13" table:formula="of:=[.I5]-[.H5]" office:value-type="time" office:time-value="PT00H01M20S">
            <text:p>01:20.00</text:p>
          </table:table-cell>
          <table:table-cell table:style-name="ce14" office:value-type="date" office:date-value="2014-11-12T17:33:04.000001">
            <text:p>11/12/14 05:33 PM</text:p>
          </table:table-cell>
          <table:table-cell table:style-name="ce14" office:value-type="date" office:date-value="2014-11-12T17:37:21">
            <text:p>11/12/14 05:37 PM</text:p>
          </table:table-cell>
          <table:table-cell table:style-name="ce13" table:formula="of:=[.L5]-[.K5]" office:value-type="time" office:time-value="PT00H04M16.999999S">
            <text:p>04:17.00</text:p>
          </table:table-cell>
          <table:table-cell table:style-name="ce14" office:value-type="date" office:date-value="2014-11-12T18:13:44">
            <text:p>11/12/14 06:13 PM</text:p>
          </table:table-cell>
          <table:table-cell table:style-name="ce14" office:value-type="date" office:date-value="2014-11-12T18:14:12.000001">
            <text:p>11/12/14 06:14 PM</text:p>
          </table:table-cell>
          <table:table-cell table:style-name="ce13" table:formula="of:=[.O5]-[.N5]" office:value-type="time" office:time-value="PT00H00M28S">
            <text:p>00:28.00</text:p>
          </table:table-cell>
          <table:table-cell table:style-name="ce6" table:formula="of:=AVERAGE([.D5];[.G5];[.J5];[.M5];[.P5])" office:value-type="time" office:time-value="PT00H02M21S">
            <text:p>02:21.00</text:p>
          </table:table-cell>
          <table:table-cell table:number-columns-repeated="1007"/>
        </table:table-row>
        <table:table-row table:style-name="ro2">
          <table:table-cell office:value-type="string">
            <text:p>Test 5</text:p>
          </table:table-cell>
          <table:table-cell table:style-name="ce9" office:value-type="date" office:date-value="2014-11-12T16:42:52">
            <text:p>11/12/14 04:42 PM</text:p>
          </table:table-cell>
          <table:table-cell table:style-name="ce9" office:value-type="date" office:date-value="2014-11-12T16:47:09.99">
            <text:p>11/12/14 04:47 PM</text:p>
          </table:table-cell>
          <table:table-cell table:style-name="ce13" table:formula="of:=[.C6]-[.B6]" office:value-type="time" office:time-value="PT00H04M17.99S">
            <text:p>04:17.99</text:p>
          </table:table-cell>
          <table:table-cell table:style-name="ce14" office:value-type="date" office:date-value="2014-11-12T16:59:43">
            <text:p>11/12/14 04:59 PM</text:p>
          </table:table-cell>
          <table:table-cell table:style-name="ce14" office:value-type="date" office:date-value="2014-11-12T17:00:58">
            <text:p>11/12/14 05:00 PM</text:p>
          </table:table-cell>
          <table:table-cell table:style-name="ce13" table:formula="of:=[.F6]-[.E6]" office:value-type="time" office:time-value="PT00H01M15S">
            <text:p>01:15.00</text:p>
          </table:table-cell>
          <table:table-cell table:style-name="ce14" office:value-type="date" office:date-value="2014-11-12T17:08:06.000001">
            <text:p>11/12/14 05:08 PM</text:p>
          </table:table-cell>
          <table:table-cell table:style-name="ce14" office:value-type="date" office:date-value="2014-11-12T17:08:34">
            <text:p>11/12/14 05:08 PM</text:p>
          </table:table-cell>
          <table:table-cell table:style-name="ce13" table:formula="of:=[.I6]-[.H6]" office:value-type="time" office:time-value="PT00H00M28S">
            <text:p>00:28.00</text:p>
          </table:table-cell>
          <table:table-cell table:style-name="ce14" office:value-type="date" office:date-value="2014-11-12T17:37:22">
            <text:p>11/12/14 05:37 PM</text:p>
          </table:table-cell>
          <table:table-cell table:style-name="ce14" office:value-type="date" office:date-value="2014-11-12T17:38:38">
            <text:p>11/12/14 05:38 PM</text:p>
          </table:table-cell>
          <table:table-cell table:style-name="ce13" table:formula="of:=[.L6]-[.K6]" office:value-type="time" office:time-value="PT00H01M16S">
            <text:p>01:16.00</text:p>
          </table:table-cell>
          <table:table-cell table:style-name="ce14" office:value-type="date" office:date-value="2014-11-12T18:14:13">
            <text:p>11/12/14 06:14 PM</text:p>
          </table:table-cell>
          <table:table-cell table:style-name="ce14" office:value-type="date" office:date-value="2014-11-12T18:18:32">
            <text:p>11/12/14 06:18 PM</text:p>
          </table:table-cell>
          <table:table-cell table:style-name="ce13" table:formula="of:=[.O6]-[.N6]" office:value-type="time" office:time-value="PT00H04M19S">
            <text:p>04:19.00</text:p>
          </table:table-cell>
          <table:table-cell table:style-name="ce6" table:formula="of:=AVERAGE([.D6];[.G6];[.J6];[.M6];[.P6])" office:value-type="time" office:time-value="PT00H02M19.198S">
            <text:p>02:19.20</text:p>
          </table:table-cell>
          <table:table-cell table:number-columns-repeated="1007"/>
        </table:table-row>
        <table:table-row table:style-name="ro1">
          <table:table-cell office:value-type="string">
            <text:p>Console</text:p>
          </table:table-cell>
          <table:table-cell table:style-name="ce10" table:number-columns-repeated="2"/>
          <table:table-cell table:style-name="ce6" table:formula="of:=SUM([.D2:.D6])" office:value-type="time" office:time-value="PT00H11M36.969999S">
            <text:p>11:36.97</text:p>
          </table:table-cell>
          <table:table-cell table:style-name="ce15" table:number-columns-repeated="2"/>
          <table:table-cell table:style-name="ce6" table:formula="of:=SUM([.G2:.G6])" office:value-type="time" office:time-value="PT00H08M24S">
            <text:p>08:24.00</text:p>
          </table:table-cell>
          <table:table-cell table:style-name="ce15" table:number-columns-repeated="2"/>
          <table:table-cell table:style-name="ce6" table:formula="of:=SUM([.J2:.J6])" office:value-type="time" office:time-value="PT00H06M56S">
            <text:p>06:56.00</text:p>
          </table:table-cell>
          <table:table-cell table:style-name="ce15" table:number-columns-repeated="2"/>
          <table:table-cell table:style-name="ce6" table:formula="of:=SUM([.M2:.M6])" office:value-type="time" office:time-value="PT00H19M20.999999S">
            <text:p>19:21.00</text:p>
          </table:table-cell>
          <table:table-cell table:style-name="ce15" table:number-columns-repeated="2"/>
          <table:table-cell table:style-name="ce6" table:formula="of:=SUM([.P2:.P6])" office:value-type="time" office:time-value="PT00H12M19.999999S">
            <text:p>12:20.00</text:p>
          </table:table-cell>
          <table:table-cell table:style-name="ce6" table:formula="of:=AVERAGE([.D7];[.G7];[.J7];[.M7];[.P7])" office:value-type="time" office:time-value="PT00H11M43.594S">
            <text:p>11:43.59</text:p>
          </table:table-cell>
          <table:table-cell table:style-name="ce8" table:number-columns-repeated="1007"/>
        </table:table-row>
        <table:table-row table:style-name="ro1">
          <table:table-cell office:value-type="string">
            <text:p>Tests</text:p>
          </table:table-cell>
          <table:table-cell table:style-name="ce10" table:number-columns-repeated="2"/>
          <table:table-cell table:style-name="ce6" office:value-type="time" office:time-value="PT00H13M44S">
            <text:p>13:44.00</text:p>
          </table:table-cell>
          <table:table-cell table:style-name="ce15" table:number-columns-repeated="2"/>
          <table:table-cell table:style-name="ce6" office:value-type="time" office:time-value="PT00H08M31S">
            <text:p>08:31.00</text:p>
          </table:table-cell>
          <table:table-cell table:style-name="ce15" table:number-columns-repeated="2"/>
          <table:table-cell table:style-name="ce6" office:value-type="time" office:time-value="PT00H07M04S">
            <text:p>07:04.00</text:p>
          </table:table-cell>
          <table:table-cell table:style-name="ce15" table:number-columns-repeated="2"/>
          <table:table-cell table:style-name="ce6" office:value-type="time" office:time-value="PT00H19M25S">
            <text:p>19:25.00</text:p>
          </table:table-cell>
          <table:table-cell table:style-name="ce15" table:number-columns-repeated="2"/>
          <table:table-cell table:style-name="ce6" office:value-type="time" office:time-value="PT00H12M24S">
            <text:p>12:24.00</text:p>
          </table:table-cell>
          <table:table-cell table:style-name="ce6" table:formula="of:=AVERAGE([.D8];[.G8];[.J8];[.M8];[.P8])" office:value-type="time" office:time-value="PT00H12M13.6S">
            <text:p>12:13.60</text:p>
          </table:table-cell>
          <table:table-cell table:style-name="ce8" table:number-columns-repeated="1007"/>
        </table:table-row>
        <table:table-row table:style-name="ro1">
          <table:table-cell office:value-type="string">
            <text:p>Difference</text:p>
          </table:table-cell>
          <table:table-cell table:style-name="ce9" table:number-columns-repeated="2"/>
          <table:table-cell table:style-name="ce6" table:formula="of:=[.D8]-[.D7]" office:value-type="time" office:time-value="PT00H02M07.030001S">
            <text:p>02:07.03</text:p>
          </table:table-cell>
          <table:table-cell table:style-name="ce14" table:number-columns-repeated="2"/>
          <table:table-cell table:style-name="ce6" table:formula="of:=[.G8]-[.G7]" office:value-type="time" office:time-value="PT00H00M07S">
            <text:p>00:07.00</text:p>
          </table:table-cell>
          <table:table-cell table:style-name="ce16" table:number-columns-repeated="2"/>
          <table:table-cell table:style-name="ce6" table:formula="of:=[.J8]-[.J7]" office:value-type="time" office:time-value="PT00H00M08S">
            <text:p>00:08.00</text:p>
          </table:table-cell>
          <table:table-cell table:style-name="ce16" table:number-columns-repeated="2"/>
          <table:table-cell table:style-name="ce6" table:formula="of:=[.M8]-[.M7]" office:value-type="time" office:time-value="PT00H00M04S">
            <text:p>00:04.00</text:p>
          </table:table-cell>
          <table:table-cell table:style-name="ce16" table:number-columns-repeated="2"/>
          <table:table-cell table:style-name="ce6" table:formula="of:=[.P8]-[.P7]" office:value-type="time" office:time-value="PT00H00M04S">
            <text:p>00:04.00</text:p>
          </table:table-cell>
          <table:table-cell table:style-name="ce6" table:formula="of:=AVERAGE([.D9];[.G9];[.J9];[.M9];[.P9])" office:value-type="time" office:time-value="PT00H00M30.006S">
            <text:p>00:30.01</text:p>
          </table:table-cell>
          <table:table-cell table:number-columns-repeated="1007"/>
        </table:table-row>
        <table:table-row table:style-name="ro1">
          <table:table-cell/>
          <table:table-cell table:style-name="ce9" table:number-columns-repeated="2"/>
          <table:table-cell table:style-name="ce6"/>
          <table:table-cell table:style-name="ce14" table:number-columns-repeated="2"/>
          <table:table-cell table:style-name="ce6"/>
          <table:table-cell table:style-name="ce16" table:number-columns-repeated="2"/>
          <table:table-cell table:style-name="ce6"/>
          <table:table-cell table:style-name="ce16" table:number-columns-repeated="2"/>
          <table:table-cell table:style-name="ce6"/>
          <table:table-cell table:style-name="ce16"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 office:value-type="string">
            <text:p>Test 6</text:p>
          </table:table-cell>
          <table:table-cell table:style-name="ce11" office:value-type="date" office:date-value="2014-11-12T16:35:29">
            <text:p>11/12/14 04:35 PM</text:p>
          </table:table-cell>
          <table:table-cell table:style-name="ce11" office:value-type="date" office:date-value="2014-11-12T16:39:44">
            <text:p>11/12/14 04:39 PM</text:p>
          </table:table-cell>
          <table:table-cell table:style-name="ce13" table:formula="of:=[.C11]-[.B11]" office:value-type="time" office:time-value="PT00H04M15S">
            <text:p>04:15.00</text:p>
          </table:table-cell>
          <table:table-cell table:style-name="ce14" office:value-type="date" office:date-value="2014-11-12T16:52:29">
            <text:p>11/12/14 04:52 PM</text:p>
          </table:table-cell>
          <table:table-cell table:style-name="ce14" office:value-type="date" office:date-value="2014-11-12T16:54:41.99">
            <text:p>11/12/14 04:54 PM</text:p>
          </table:table-cell>
          <table:table-cell table:style-name="ce13" table:formula="of:=[.F11]-[.E11]" office:value-type="time" office:time-value="PT00H02M12.99S">
            <text:p>02:12.99</text:p>
          </table:table-cell>
          <table:table-cell table:style-name="ce14" office:value-type="date" office:date-value="2014-11-12T17:01:28.000001">
            <text:p>11/12/14 05:01 PM</text:p>
          </table:table-cell>
          <table:table-cell table:style-name="ce14" office:value-type="date" office:date-value="2014-11-12T17:05:48">
            <text:p>11/12/14 05:05 PM</text:p>
          </table:table-cell>
          <table:table-cell table:style-name="ce13" table:formula="of:=[.I11]-[.H11]" office:value-type="time" office:time-value="PT00H04M19.999999S">
            <text:p>04:20.00</text:p>
          </table:table-cell>
          <table:table-cell table:style-name="ce14" office:value-type="date" office:date-value="2014-11-12T17:19:12">
            <text:p>11/12/14 05:19 PM</text:p>
          </table:table-cell>
          <table:table-cell table:style-name="ce14" office:value-type="date" office:date-value="2014-11-12T17:20:23">
            <text:p>11/12/14 05:20 PM</text:p>
          </table:table-cell>
          <table:table-cell table:style-name="ce13" table:formula="of:=[.L11]-[.K11]" office:value-type="time" office:time-value="PT00H01M11S">
            <text:p>01:11.00</text:p>
          </table:table-cell>
          <table:table-cell table:style-name="ce14" office:value-type="date" office:date-value="2014-11-12T18:06:05">
            <text:p>11/12/14 06:06 PM</text:p>
          </table:table-cell>
          <table:table-cell table:style-name="ce14" office:value-type="date" office:date-value="2014-11-12T18:10:18">
            <text:p>11/12/14 06:10 PM</text:p>
          </table:table-cell>
          <table:table-cell table:style-name="ce13" table:formula="of:=[.O11]-[.N11]" office:value-type="time" office:time-value="PT00H04M13S">
            <text:p>04:13.00</text:p>
          </table:table-cell>
          <table:table-cell table:style-name="ce6" table:formula="of:=AVERAGE([.D11];[.G11];[.J11];[.M11];[.P11])" office:value-type="time" office:time-value="PT00H03M14.398S">
            <text:p>03:14.40</text:p>
          </table:table-cell>
          <table:table-cell table:number-columns-repeated="1007"/>
        </table:table-row>
        <table:table-row table:style-name="ro1">
          <table:table-cell office:value-type="string">
            <text:p>Test 7</text:p>
          </table:table-cell>
          <table:table-cell table:style-name="ce12" office:value-type="date" office:date-value="2014-11-12T16:39:44">
            <text:p>11/12/14 04:39 PM</text:p>
          </table:table-cell>
          <table:table-cell table:style-name="ce12" office:value-type="date" office:date-value="2014-11-12T16:40:03">
            <text:p>11/12/14 04:40 PM</text:p>
          </table:table-cell>
          <table:table-cell table:style-name="ce6" table:formula="of:=[.C12]-[.B12]" office:value-type="time" office:time-value="PT00H00M19S">
            <text:p>00:19.00</text:p>
          </table:table-cell>
          <table:table-cell table:style-name="ce5" office:value-type="date" office:date-value="2014-11-12T16:54:44">
            <text:p>11/12/14 04:54 PM</text:p>
          </table:table-cell>
          <table:table-cell table:style-name="ce5" office:value-type="date" office:date-value="2014-11-12T16:55:05">
            <text:p>11/12/14 04:55 PM</text:p>
          </table:table-cell>
          <table:table-cell table:style-name="ce6" table:formula="of:=[.F12]-[.E12]" office:value-type="time" office:time-value="PT00H00M21S">
            <text:p>00:21.00</text:p>
          </table:table-cell>
          <table:table-cell table:style-name="ce14" office:value-type="date" office:date-value="2014-11-12T17:05:49">
            <text:p>11/12/14 05:05 PM</text:p>
          </table:table-cell>
          <table:table-cell table:style-name="ce14" office:value-type="date" office:date-value="2014-11-12T17:10:11">
            <text:p>11/12/14 05:10 PM</text:p>
          </table:table-cell>
          <table:table-cell table:style-name="ce13" table:formula="of:=[.I12]-[.H12]" office:value-type="time" office:time-value="PT00H04M22S">
            <text:p>04:22.00</text:p>
          </table:table-cell>
          <table:table-cell table:style-name="ce14" office:value-type="date" office:date-value="2014-11-12T17:20:25.000001">
            <text:p>11/12/14 05:20 PM</text:p>
          </table:table-cell>
          <table:table-cell table:style-name="ce14" office:value-type="date" office:date-value="2014-11-12T17:24:41.000001">
            <text:p>11/12/14 05:24 PM</text:p>
          </table:table-cell>
          <table:table-cell table:style-name="ce13" table:formula="of:=[.L12]-[.K12]" office:value-type="time" office:time-value="PT00H04M16S">
            <text:p>04:16.00</text:p>
          </table:table-cell>
          <table:table-cell table:style-name="ce14" office:value-type="date" office:date-value="2014-11-12T18:10:18">
            <text:p>11/12/14 06:10 PM</text:p>
          </table:table-cell>
          <table:table-cell table:style-name="ce14" office:value-type="date" office:date-value="2014-11-12T18:14:39">
            <text:p>11/12/14 06:14 PM</text:p>
          </table:table-cell>
          <table:table-cell table:style-name="ce13" table:formula="of:=[.O12]-[.N12]" office:value-type="time" office:time-value="PT00H04M21S">
            <text:p>04:21.00</text:p>
          </table:table-cell>
          <table:table-cell table:style-name="ce6" table:formula="of:=AVERAGE([.D12];[.G12];[.J12];[.M12];[.P12])" office:value-type="time" office:time-value="PT00H02M43.8S">
            <text:p>02:43.80</text:p>
          </table:table-cell>
          <table:table-cell table:number-columns-repeated="1007"/>
        </table:table-row>
        <table:table-row table:style-name="ro1">
          <table:table-cell office:value-type="string">
            <text:p>Test 8</text:p>
          </table:table-cell>
          <table:table-cell table:style-name="ce11" office:value-type="date" office:date-value="2014-11-12T16:40:04">
            <text:p>11/12/14 04:40 PM</text:p>
          </table:table-cell>
          <table:table-cell table:style-name="ce11" office:value-type="date" office:date-value="2014-11-12T16:44:25.99">
            <text:p>11/12/14 04:44 PM</text:p>
          </table:table-cell>
          <table:table-cell table:style-name="ce13" table:formula="of:=[.C13]-[.B13]" office:value-type="time" office:time-value="PT00H04M21.989999S">
            <text:p>04:21.99</text:p>
          </table:table-cell>
          <table:table-cell table:style-name="ce14" office:value-type="date" office:date-value="2014-11-12T16:55:07">
            <text:p>11/12/14 04:55 PM</text:p>
          </table:table-cell>
          <table:table-cell table:style-name="ce14" office:value-type="date" office:date-value="2014-11-12T16:56:19">
            <text:p>11/12/14 04:56 PM</text:p>
          </table:table-cell>
          <table:table-cell table:style-name="ce13" table:formula="of:=[.F13]-[.E13]" office:value-type="time" office:time-value="PT00H01M12S">
            <text:p>01:12.00</text:p>
          </table:table-cell>
          <table:table-cell table:style-name="ce14" office:value-type="date" office:date-value="2014-11-12T17:10:12.000001">
            <text:p>11/12/14 05:10 PM</text:p>
          </table:table-cell>
          <table:table-cell table:style-name="ce14" office:value-type="date" office:date-value="2014-11-12T17:14:26">
            <text:p>11/12/14 05:14 PM</text:p>
          </table:table-cell>
          <table:table-cell table:style-name="ce13" table:formula="of:=[.I13]-[.H13]" office:value-type="time" office:time-value="PT00H04M14S">
            <text:p>04:14.00</text:p>
          </table:table-cell>
          <table:table-cell table:style-name="ce14" office:value-type="date" office:date-value="2014-11-12T17:24:41.000001">
            <text:p>11/12/14 05:24 PM</text:p>
          </table:table-cell>
          <table:table-cell table:style-name="ce14" office:value-type="date" office:date-value="2014-11-12T17:25:50">
            <text:p>11/12/14 05:25 PM</text:p>
          </table:table-cell>
          <table:table-cell table:style-name="ce13" table:formula="of:=[.L13]-[.K13]" office:value-type="time" office:time-value="PT00H01M08.999999S">
            <text:p>01:09.00</text:p>
          </table:table-cell>
          <table:table-cell table:style-name="ce5" office:value-type="date" office:date-value="2014-11-12T18:14:40">
            <text:p>11/12/14 06:14 PM</text:p>
          </table:table-cell>
          <table:table-cell table:style-name="ce5" office:value-type="date" office:date-value="2014-11-12T18:15:01">
            <text:p>11/12/14 06:15 PM</text:p>
          </table:table-cell>
          <table:table-cell table:style-name="ce6" table:formula="of:=[.O13]-[.N13]" office:value-type="time" office:time-value="PT00H00M21S">
            <text:p>00:21.00</text:p>
          </table:table-cell>
          <table:table-cell table:style-name="ce6" table:formula="of:=AVERAGE([.D13];[.G13];[.J13];[.M13];[.P13])" office:value-type="time" office:time-value="PT00H02M15.598S">
            <text:p>02:15.60</text:p>
          </table:table-cell>
          <table:table-cell table:number-columns-repeated="1007"/>
        </table:table-row>
        <table:table-row table:style-name="ro1">
          <table:table-cell office:value-type="string">
            <text:p>Test 9</text:p>
          </table:table-cell>
          <table:table-cell table:style-name="ce11" office:value-type="date" office:date-value="2014-11-12T16:45:27">
            <text:p>11/12/14 04:45 PM</text:p>
          </table:table-cell>
          <table:table-cell table:style-name="ce11" office:value-type="date" office:date-value="2014-11-12T16:46:43">
            <text:p>11/12/14 04:46 PM</text:p>
          </table:table-cell>
          <table:table-cell table:style-name="ce13" table:formula="of:=[.C14]-[.B14]" office:value-type="time" office:time-value="PT00H01M16S">
            <text:p>01:16.00</text:p>
          </table:table-cell>
          <table:table-cell table:style-name="ce14" office:value-type="date" office:date-value="2014-11-12T16:56:21">
            <text:p>11/12/14 04:56 PM</text:p>
          </table:table-cell>
          <table:table-cell table:style-name="ce14" office:value-type="date" office:date-value="2014-11-12T17:00:42">
            <text:p>11/12/14 05:00 PM</text:p>
          </table:table-cell>
          <table:table-cell table:style-name="ce13" table:formula="of:=[.F14]-[.E14]" office:value-type="time" office:time-value="PT00H04M21S">
            <text:p>04:21.00</text:p>
          </table:table-cell>
          <table:table-cell table:style-name="ce14" office:value-type="date" office:date-value="2014-11-12T17:14:27">
            <text:p>11/12/14 05:14 PM</text:p>
          </table:table-cell>
          <table:table-cell table:style-name="ce14" office:value-type="date" office:date-value="2014-11-12T17:18:42">
            <text:p>11/12/14 05:18 PM</text:p>
          </table:table-cell>
          <table:table-cell table:style-name="ce13" table:formula="of:=[.I14]-[.H14]" office:value-type="time" office:time-value="PT00H04M14.999999S">
            <text:p>04:15.00</text:p>
          </table:table-cell>
          <table:table-cell table:style-name="ce14" office:value-type="date" office:date-value="2014-11-12T17:25:51">
            <text:p>11/12/14 05:25 PM</text:p>
          </table:table-cell>
          <table:table-cell table:style-name="ce14" office:value-type="date" office:date-value="2014-11-12T17:30:05">
            <text:p>11/12/14 05:30 PM</text:p>
          </table:table-cell>
          <table:table-cell table:style-name="ce13" table:formula="of:=[.L14]-[.K14]" office:value-type="time" office:time-value="PT00H04M14S">
            <text:p>04:14.00</text:p>
          </table:table-cell>
          <table:table-cell table:style-name="ce14" office:value-type="date" office:date-value="2014-11-12T18:15:02">
            <text:p>11/12/14 06:15 PM</text:p>
          </table:table-cell>
          <table:table-cell table:style-name="ce14" office:value-type="date" office:date-value="2014-11-12T18:19:16">
            <text:p>11/12/14 06:19 PM</text:p>
          </table:table-cell>
          <table:table-cell table:style-name="ce13" table:formula="of:=[.O14]-[.N14]" office:value-type="time" office:time-value="PT00H04M14S">
            <text:p>04:14.00</text:p>
          </table:table-cell>
          <table:table-cell table:style-name="ce6" table:formula="of:=AVERAGE([.D14];[.G14];[.J14];[.M14];[.P14])" office:value-type="time" office:time-value="PT00H03M40S">
            <text:p>03:40.00</text:p>
          </table:table-cell>
          <table:table-cell table:number-columns-repeated="1007"/>
        </table:table-row>
        <table:table-row table:style-name="ro1">
          <table:table-cell office:value-type="string">
            <text:p>Test 10</text:p>
          </table:table-cell>
          <table:table-cell table:style-name="ce11" office:value-type="date" office:date-value="2014-11-12T16:46:44">
            <text:p>11/12/14 04:46 PM</text:p>
          </table:table-cell>
          <table:table-cell table:style-name="ce11" office:value-type="date" office:date-value="2014-11-12T16:52:16">
            <text:p>11/12/14 04:52 PM</text:p>
          </table:table-cell>
          <table:table-cell table:style-name="ce13" table:formula="of:=[.C15]-[.B15]" office:value-type="time" office:time-value="PT00H05M32S">
            <text:p>05:32.00</text:p>
          </table:table-cell>
          <table:table-cell table:style-name="ce14" office:value-type="date" office:date-value="2014-11-12T17:00:43">
            <text:p>11/12/14 05:00 PM</text:p>
          </table:table-cell>
          <table:table-cell table:style-name="ce14" office:value-type="date" office:date-value="2014-11-12T17:01:09.000001">
            <text:p>11/12/14 05:01 PM</text:p>
          </table:table-cell>
          <table:table-cell table:style-name="ce13" table:formula="of:=[.F15]-[.E15]" office:value-type="time" office:time-value="PT00H00M26S">
            <text:p>00:26.00</text:p>
          </table:table-cell>
          <table:table-cell table:style-name="ce14" office:value-type="date" office:date-value="2014-11-12T17:18:43">
            <text:p>11/12/14 05:18 PM</text:p>
          </table:table-cell>
          <table:table-cell table:style-name="ce14" office:value-type="date" office:date-value="2014-11-12T17:19:05">
            <text:p>11/12/14 05:19 PM</text:p>
          </table:table-cell>
          <table:table-cell table:style-name="ce13" table:formula="of:=[.I15]-[.H15]" office:value-type="time" office:time-value="PT00H00M22S">
            <text:p>00:22.00</text:p>
          </table:table-cell>
          <table:table-cell table:style-name="ce14" office:value-type="date" office:date-value="2014-11-12T17:30:06.000001">
            <text:p>11/12/14 05:30 PM</text:p>
          </table:table-cell>
          <table:table-cell table:style-name="ce14" office:value-type="date" office:date-value="2014-11-12T17:31:22">
            <text:p>11/12/14 05:31 PM</text:p>
          </table:table-cell>
          <table:table-cell table:style-name="ce13" table:formula="of:=[.L15]-[.K15]" office:value-type="time" office:time-value="PT00H01M16S">
            <text:p>01:16.00</text:p>
          </table:table-cell>
          <table:table-cell table:style-name="ce5" office:value-type="date" office:date-value="2014-11-12T18:19:17">
            <text:p>11/12/14 06:19 PM</text:p>
          </table:table-cell>
          <table:table-cell table:style-name="ce5" office:value-type="date" office:date-value="2014-11-12T18:19:46">
            <text:p>11/12/14 06:19 PM</text:p>
          </table:table-cell>
          <table:table-cell table:style-name="ce6" table:formula="of:=[.O15]-[.N15]" office:value-type="time" office:time-value="PT00H00M29S">
            <text:p>00:29.00</text:p>
          </table:table-cell>
          <table:table-cell table:style-name="ce6" table:formula="of:=AVERAGE([.D15];[.G15];[.J15];[.M15];[.P15])" office:value-type="time" office:time-value="PT00H01M37S">
            <text:p>01:37.00</text:p>
          </table:table-cell>
          <table:table-cell table:number-columns-repeated="1007"/>
        </table:table-row>
        <table:table-row table:style-name="ro1">
          <table:table-cell office:value-type="string">
            <text:p>Console</text:p>
          </table:table-cell>
          <table:table-cell table:number-columns-repeated="2"/>
          <table:table-cell table:style-name="ce6" table:formula="of:=SUM([.D11:.D15])" office:value-type="time" office:time-value="PT00H15M43.99S">
            <text:p>15:43.99</text:p>
          </table:table-cell>
          <table:table-cell table:number-columns-repeated="2"/>
          <table:table-cell table:style-name="ce6" table:formula="of:=SUM([.G11:.G15])" office:value-type="time" office:time-value="PT00H08M32.990001S">
            <text:p>08:32.99</text:p>
          </table:table-cell>
          <table:table-cell table:number-columns-repeated="2"/>
          <table:table-cell table:style-name="ce6" table:formula="of:=SUM([.J11:.J15])" office:value-type="time" office:time-value="PT00H17M32.999998S">
            <text:p>17:33.00</text:p>
          </table:table-cell>
          <table:table-cell table:number-columns-repeated="2"/>
          <table:table-cell table:style-name="ce6" table:formula="of:=SUM([.M11:.M15])" office:value-type="time" office:time-value="PT00H12M05.999999S">
            <text:p>12:06.00</text:p>
          </table:table-cell>
          <table:table-cell table:number-columns-repeated="2"/>
          <table:table-cell table:style-name="ce6" table:formula="of:=SUM([.P11:.P15])" office:value-type="time" office:time-value="PT00H13M38S">
            <text:p>13:38.00</text:p>
          </table:table-cell>
          <table:table-cell table:style-name="ce6" table:formula="of:=AVERAGE([.D16];[.G16];[.J16];[.M16];[.P16])" office:value-type="time" office:time-value="PT00H13M30.796S">
            <text:p>13:30.80</text:p>
          </table:table-cell>
          <table:table-cell table:number-columns-repeated="1007"/>
        </table:table-row>
        <table:table-row table:style-name="ro1">
          <table:table-cell office:value-type="string">
            <text:p>Tests</text:p>
          </table:table-cell>
          <table:table-cell table:number-columns-repeated="2"/>
          <table:table-cell table:style-name="ce6" office:value-type="time" office:time-value="PT00H16M48S">
            <text:p>16:48.00</text:p>
          </table:table-cell>
          <table:table-cell table:number-columns-repeated="2"/>
          <table:table-cell table:style-name="ce6" office:value-type="time" office:time-value="PT00H08M42S">
            <text:p>08:42.00</text:p>
          </table:table-cell>
          <table:table-cell table:number-columns-repeated="2"/>
          <table:table-cell table:style-name="ce6" office:value-type="time" office:time-value="PT00H17M38S">
            <text:p>17:38.00</text:p>
          </table:table-cell>
          <table:table-cell table:number-columns-repeated="2"/>
          <table:table-cell table:style-name="ce6" office:value-type="time" office:time-value="PT00H12M11S">
            <text:p>12:11.00</text:p>
          </table:table-cell>
          <table:table-cell table:number-columns-repeated="2"/>
          <table:table-cell table:style-name="ce6" office:value-type="time" office:time-value="PT00H13M43S">
            <text:p>13:43.00</text:p>
          </table:table-cell>
          <table:table-cell table:style-name="ce6" table:formula="of:=AVERAGE([.D17];[.G17];[.J17];[.M17];[.P17])" office:value-type="time" office:time-value="PT00H13M48.4S">
            <text:p>13:48.40</text:p>
          </table:table-cell>
          <table:table-cell/>
          <table:table-cell office:value-type="string">
            <text:p>AVERAGE PER TEST</text:p>
          </table:table-cell>
          <table:table-cell table:number-columns-repeated="1005"/>
        </table:table-row>
        <table:table-row table:style-name="ro1">
          <table:table-cell office:value-type="string">
            <text:p>Difference</text:p>
          </table:table-cell>
          <table:table-cell table:number-columns-repeated="2"/>
          <table:table-cell table:style-name="ce6" table:formula="of:=[.D17]-[.D16]" office:value-type="time" office:time-value="PT00H01M04.01S">
            <text:p>01:04.01</text:p>
          </table:table-cell>
          <table:table-cell table:number-columns-repeated="2"/>
          <table:table-cell table:style-name="ce6" table:formula="of:=[.G17]-[.G16]" office:value-type="time" office:time-value="PT00H00M09.009999S">
            <text:p>00:09.01</text:p>
          </table:table-cell>
          <table:table-cell table:number-columns-repeated="2"/>
          <table:table-cell table:style-name="ce6" table:formula="of:=[.J17]-[.J16]" office:value-type="time" office:time-value="PT00H00M05S">
            <text:p>00:05.00</text:p>
          </table:table-cell>
          <table:table-cell table:number-columns-repeated="2"/>
          <table:table-cell table:style-name="ce6" table:formula="of:=[.M17]-[.M16]" office:value-type="time" office:time-value="PT00H00M05S">
            <text:p>00:05.00</text:p>
          </table:table-cell>
          <table:table-cell table:number-columns-repeated="2"/>
          <table:table-cell table:style-name="ce6" table:formula="of:=[.P17]-[.P16]" office:value-type="time" office:time-value="PT00H00M05S">
            <text:p>00:05.00</text:p>
          </table:table-cell>
          <table:table-cell table:style-name="ce6" table:formula="of:=AVERAGE([.D18];[.G18];[.J18];[.M18];[.P18])" office:value-type="time" office:time-value="PT00H00M17.604S">
            <text:p>00:17.60</text:p>
          </table:table-cell>
          <table:table-cell/>
          <table:table-cell table:formula="of:=AVERAGE([.Q2:.Q6];[.Q11:.Q15])" office:value-type="time" office:time-value="PT00H02M31.439S">
            <text:p>02:31.44</text:p>
          </table:table-cell>
          <table:table-cell table:number-columns-repeated="100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11/13/2014</text:date>, <text:time>15:1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Humerickhouse</meta:initial-creator>
    <meta:creation-date>2014-11-12T13:19:18</meta:creation-date>
    <dc:date>2014-11-13T15:16:12</dc:date>
    <dc:creator>Aaron Humerickhouse</dc:creator>
    <meta:editing-duration>PT23H11M31S</meta:editing-duration>
    <meta:editing-cycles>31</meta:editing-cycles>
    <meta:generator>OpenOffice/4.1.1$Unix OpenOffice.org_project/411m6$Build-9775</meta:generator>
    <meta:document-statistic meta:table-count="5" meta:cell-count="962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5">
      <style:chart-properties chart:display-label="true" chart:logarithmic="false" chart:minimum="0" chart:maximum="0.010416666666666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5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5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5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81cm" svg:height="8.979cm" xlink:href=".." xlink:type="simple" chart:class="chart:bar" chart:column-mapping="0 1" chart:style-name="ch1">
        <chart:title svg:x="4.688cm" svg:y="0.315cm" chart:style-name="ch2">
          <text:p>Average Time for Suite (in s)</text:p>
        </chart:title>
        <chart:legend chart:legend-position="end" svg:x="10.14cm" svg:y="3.477cm" style:legend-expansion="high" chart:style-name="ch3"/>
        <chart:plot-area chart:style-name="ch4" table:cell-range-address="ANALYSIS.A2:ANALYSIS.A5 ANALYSIS.C1:ANALYSIS.E5" chart:data-source-has-labels="both" svg:x="0.757cm" svg:y="1.641cm" svg:width="8.769cm" svg:height="6.739cm">
          <chartooo:coordinate-region svg:x="2.386cm" svg:y="1.641cm" svg:width="6.891cm" svg:height="5.678cm"/>
          <chart:axis chart:dimension="x" chart:name="primary-x" chart:style-name="ch5" chartooo:axis-type="auto">
            <chartooo:date-scale/>
            <chart:categories table:cell-range-address="ANALYSIS.A2:ANALYSIS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C2:ANALYSIS.C5" chart:label-cell-address="ANALYSIS.C1:ANALYSIS.C1" chart:class="chart:bar">
            <chart:data-point chart:repeated="4"/>
          </chart:series>
          <chart:series chart:style-name="ch9" chart:values-cell-range-address="ANALYSIS.D2:ANALYSIS.D5" chart:label-cell-address="ANALYSIS.D1:ANALYSIS.D1" chart:class="chart:bar">
            <chart:data-point chart:repeated="4"/>
          </chart:series>
          <chart:series chart:style-name="ch10" chart:values-cell-range-address="ANALYSIS.E2:ANALYSIS.E5" chart:label-cell-address="ANALYSIS.E1:ANALYSIS.E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uite Time</text:p>
                <draw:g>
                  <svg:desc>ANALYSIS.C1:ANALYSIS.C1</svg:desc>
                </draw:g>
              </table:table-cell>
              <table:table-cell office:value-type="string">
                <text:p>Average Overhead Time Per Suite</text:p>
                <draw:g>
                  <svg:desc>ANALYSIS.D1:ANALYSIS.D1</svg:desc>
                </draw:g>
              </table:table-cell>
              <table:table-cell office:value-type="string">
                <text:p>Average Task Time</text:p>
                <draw:g>
                  <svg:desc>ANALYSIS.E1:ANALYSI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ANALYSIS.A2:ANALYSIS.A5</svg:desc>
                </draw:g>
              </table:table-cell>
              <table:table-cell office:value-type="float" office:value="0.000399293979717186">
                <text:p>0.000399293979717186</text:p>
                <draw:g>
                  <svg:desc>ANALYSIS.C2:ANALYSIS.C5</svg:desc>
                </draw:g>
              </table:table-cell>
              <table:table-cell office:value-type="float" office:value="0.0000074768536161476">
                <text:p>0.0000074768536161476</text:p>
                <draw:g>
                  <svg:desc>ANALYSIS.D2:ANALYSIS.D5</svg:desc>
                </draw:g>
              </table:table-cell>
              <table:table-cell office:value-type="float" office:value="0.000406770833333333">
                <text:p>0.000406770833333333</text:p>
                <draw:g>
                  <svg:desc>ANALYSIS.E2:ANALYSIS.E5</svg:desc>
                </draw:g>
              </table:table-cell>
            </table:table-row>
            <table:table-row>
              <table:table-cell office:value-type="string">
                <text:p>Jenkins</text:p>
              </table:table-cell>
              <table:table-cell office:value-type="float" office:value="0.000212916666350793">
                <text:p>0.000212916666350793</text:p>
              </table:table-cell>
              <table:table-cell office:value-type="float" office:value="0.00035635416698254">
                <text:p>0.00035635416698254</text:p>
              </table:table-cell>
              <table:table-cell office:value-type="float" office:value="0.000569270833333333">
                <text:p>0.000569270833333333</text:p>
              </table:table-cell>
            </table:table-row>
            <table:table-row>
              <table:table-cell office:value-type="string">
                <text:p>Sauce Labs</text:p>
              </table:table-cell>
              <table:table-cell office:value-type="float" office:value="0.00187035879425821">
                <text:p>0.00187035879425821</text:p>
              </table:table-cell>
              <table:table-cell office:value-type="float" office:value="0.0000112384279640133">
                <text:p>0.0000112384279640133</text:p>
              </table:table-cell>
              <table:table-cell office:value-type="float" office:value="0.00188159722222222">
                <text:p>0.00188159722222222</text:p>
              </table:table-cell>
            </table:table-row>
            <table:table-row>
              <table:table-cell office:value-type="string">
                <text:p>Browserstack</text:p>
              </table:table-cell>
              <table:table-cell office:value-type="float" office:value="0.00876383101422107">
                <text:p>0.00876383101422107</text:p>
              </table:table-cell>
              <table:table-cell office:value-type="float" office:value="0.000275520837630783">
                <text:p>0.000275520837630783</text:p>
              </table:table-cell>
              <table:table-cell office:value-type="float" office:value="0.00903935185185185">
                <text:p>0.00903935185185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5">
      <style:chart-properties chart:display-label="true" chart:logarithmic="false" chart:minimum="0" chart:maximum="0.001909722222222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5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81cm" svg:height="8.979cm" xlink:href=".." xlink:type="simple" chart:class="chart:bar" chart:style-name="ch1">
        <chart:title svg:x="4.77cm" svg:y="0.315cm" chart:style-name="ch2">
          <text:p>Average Time for Test (in s)</text:p>
        </chart:title>
        <chart:legend chart:legend-position="end" svg:x="11.005cm" svg:y="4.186cm" style:legend-expansion="high" chart:style-name="ch3"/>
        <chart:plot-area chart:style-name="ch4" table:cell-range-address="ANALYSIS.A2:ANALYSIS.B5 ANALYSIS.B1:ANALYSIS.B1" chart:data-source-has-labels="both" svg:x="0.757cm" svg:y="1.641cm" svg:width="9.634cm" svg:height="6.739cm">
          <chartooo:coordinate-region svg:x="2.386cm" svg:y="1.641cm" svg:width="7.868cm" svg:height="5.678cm"/>
          <chart:axis chart:dimension="x" chart:name="primary-x" chart:style-name="ch5" chartooo:axis-type="auto">
            <chartooo:date-scale/>
            <chart:categories table:cell-range-address="ANALYSIS.A2:ANALYSIS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B2:ANALYSIS.B5" chart:label-cell-address="ANALYSIS.B1:ANALYSIS.B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Per Test</text:p>
                <draw:g>
                  <svg:desc>ANALYSIS.B1:ANALYSI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ANALYSIS.A2:ANALYSIS.A5</svg:desc>
                </draw:g>
              </table:table-cell>
              <table:table-cell office:value-type="float" office:value="0.0000798587959434371">
                <text:p>0.0000798587959434371</text:p>
                <draw:g>
                  <svg:desc>ANALYSIS.B2:ANALYSIS.B5</svg:desc>
                </draw:g>
              </table:table-cell>
            </table:table-row>
            <table:table-row>
              <table:table-cell office:value-type="string">
                <text:p>Jenkins</text:p>
              </table:table-cell>
              <table:table-cell office:value-type="float" office:value="0.0000425833332701586">
                <text:p>0.0000425833332701586</text:p>
              </table:table-cell>
            </table:table-row>
            <table:table-row>
              <table:table-cell office:value-type="string">
                <text:p>Sauce Labs</text:p>
              </table:table-cell>
              <table:table-cell office:value-type="float" office:value="0.000374071758851642">
                <text:p>0.000374071758851642</text:p>
              </table:table-cell>
            </table:table-row>
            <table:table-row>
              <table:table-cell office:value-type="string">
                <text:p>Browserstack</text:p>
              </table:table-cell>
              <table:table-cell office:value-type="float" office:value="0.00175276620284421">
                <text:p>0.00175276620284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05cm" svg:height="8.98cm" xlink:href=".." xlink:type="simple" chart:class="chart:bar" chart:style-name="ch1">
        <chart:title svg:x="6.86cm" svg:y="0.315cm" chart:style-name="ch2">
          <text:p>Speed Comparison</text:p>
        </chart:title>
        <chart:legend chart:legend-position="end" svg:x="15.023cm" svg:y="4.187cm" style:legend-expansion="high" chart:style-name="ch3"/>
        <chart:plot-area chart:style-name="ch4" table:cell-range-address="ANALYSIS.H2:ANALYSIS.H5 ANALYSIS.J1:ANALYSIS.J5" chart:data-source-has-labels="both" svg:x="0.806cm" svg:y="1.641cm" svg:width="13.505cm" svg:height="6.74cm">
          <chartooo:coordinate-region svg:x="1.57cm" svg:y="1.844cm" svg:width="12.741cm" svg:height="6.334cm"/>
          <chart:axis chart:dimension="x" chart:name="primary-x" chart:style-name="ch5" chartooo:axis-type="auto">
            <chartooo:date-scale/>
            <chart:categories table:cell-range-address="ANALYSIS.H2:ANALYSIS.H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J2:ANALYSIS.J5" chart:label-cell-address="ANALYSIS.J1:ANALYSIS.J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ifference</text:p>
                <draw:g>
                  <svg:desc>ANALYSIS.J1:ANALYSI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ANALYSIS.H2:ANALYSIS.H5</svg:desc>
                </draw:g>
              </table:table-cell>
              <table:table-cell office:value-type="float" office:value="-0.875353332177974">
                <text:p>-0.875353332177974</text:p>
                <draw:g>
                  <svg:desc>ANALYSIS.J2:ANALYSIS.J5</svg:desc>
                </draw:g>
              </table:table-cell>
            </table:table-row>
            <table:table-row>
              <table:table-cell office:value-type="string">
                <text:p>Jenki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uce Labs</text:p>
              </table:table-cell>
              <table:table-cell office:value-type="float" office:value="-7.78446401737607">
                <text:p>-7.78446401737607</text:p>
              </table:table-cell>
            </table:table-row>
            <table:table-row>
              <table:table-cell office:value-type="string">
                <text:p>Browserstack</text:p>
              </table:table-cell>
              <table:table-cell office:value-type="float" office:value="-40.1608502257035">
                <text:p>-40.16085022570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